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3" style:family="table">
      <style:table-properties style:width="2.6896in" fo:margin-left="0.1in" fo:margin-right="4.6688in" table:align="margins" style:shadow="none"/>
    </style:style>
    <style:style style:name="Table3.A" style:family="table-column">
      <style:table-column-properties style:column-width="0.391in" style:rel-column-width="563*"/>
    </style:style>
    <style:style style:name="Table3.B" style:family="table-column">
      <style:table-column-properties style:column-width="0.3986in" style:rel-column-width="574*"/>
    </style:style>
    <style:style style:name="Table3.C" style:family="table-column">
      <style:table-column-properties style:column-width="0.4938in" style:rel-column-width="711*"/>
    </style:style>
    <style:style style:name="Table3.D" style:family="table-column">
      <style:table-column-properties style:column-width="0.3382in" style:rel-column-width="487*"/>
    </style:style>
    <style:style style:name="Table3.E" style:family="table-column">
      <style:table-column-properties style:column-width="0.3764in" style:rel-column-width="542*"/>
    </style:style>
    <style:style style:name="Table3.F" style:family="table-column">
      <style:table-column-properties style:column-width="0.2979in" style:rel-column-width="429*"/>
    </style:style>
    <style:style style:name="Table3.G" style:family="table-column">
      <style:table-column-properties style:column-width="0.3938in" style:rel-column-width="567*"/>
    </style:style>
    <style:style style:name="Table3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7" style:family="table-row">
      <style:table-row-properties style:min-row-height="0.0201in"/>
    </style:style>
    <style:style style:name="Table7" style:family="table" style:master-page-name="">
      <style:table-properties style:width="6.7875in" style:rel-width="91%" fo:margin-top="0.3938in" fo:margin-bottom="0in" style:page-number="auto" table:align="center"/>
    </style:style>
    <style:style style:name="Table7.A" style:family="table-column">
      <style:table-column-properties style:column-width="3.2708in" style:rel-column-width="4658*"/>
    </style:style>
    <style:style style:name="Table7.B" style:family="table-column">
      <style:table-column-properties style:column-width="3.5167in" style:rel-column-width="5008*"/>
    </style:style>
    <style:style style:name="Table7.1" style:family="table-row">
      <style:table-row-properties style:min-row-height="2.9354in"/>
    </style:style>
    <style:style style:name="Table7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7.B1" style:family="table-cell">
      <style:table-cell-properties fo:padding="0.1181in" fo:border="0.05pt solid #0093d9"/>
    </style:style>
    <style:style style:name="Table2" style:family="table" style:master-page-name="">
      <style:table-properties style:width="6.809in" fo:margin-left="0.3354in" fo:margin-top="0.2in" fo:margin-bottom="0in" style:page-number="auto" table:align="left"/>
    </style:style>
    <style:style style:name="Table2.A" style:family="table-column">
      <style:table-column-properties style:column-width="3.2708in"/>
    </style:style>
    <style:style style:name="Table2.B" style:family="table-column">
      <style:table-column-properties style:column-width="3.5382in"/>
    </style:style>
    <style:style style:name="Table2.1" style:family="table-row">
      <style:table-row-properties style:min-row-height="2.0646in"/>
    </style:style>
    <style:style style:name="Table2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.B1" style:family="table-cell">
      <style:table-cell-properties fo:padding="0.1181in" fo:border="0.05pt solid #0093d9"/>
    </style:style>
    <style:style style:name="Table9" style:family="table">
      <style:table-properties style:width="2.4in" fo:margin-top="0in" fo:margin-bottom="0in" table:align="center" style:shadow="none"/>
    </style:style>
    <style:style style:name="Table9.A" style:family="table-column">
      <style:table-column-properties style:column-width="0.6826in"/>
    </style:style>
    <style:style style:name="Table9.B" style:family="table-column">
      <style:table-column-properties style:column-width="0.5174in"/>
    </style:style>
    <style:style style:name="Table9.C" style:family="table-column">
      <style:table-column-properties style:column-width="0.2576in"/>
    </style:style>
    <style:style style:name="Table9.E" style:family="table-column">
      <style:table-column-properties style:column-width="0.6847in"/>
    </style:style>
    <style:style style:name="Table9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.5701in" table:align="center" style:shadow="none"/>
    </style:style>
    <style:style style:name="Table4.A" style:family="table-column">
      <style:table-column-properties style:column-width="0.8972in"/>
    </style:style>
    <style:style style:name="Table4.B" style:family="table-column">
      <style:table-column-properties style:column-width="0.5174in"/>
    </style:style>
    <style:style style:name="Table4.C" style:family="table-column">
      <style:table-column-properties style:column-width="0.2576in"/>
    </style:style>
    <style:style style:name="Table4.D" style:family="table-column">
      <style:table-column-properties style:column-width="0.8979in"/>
    </style:style>
    <style:style style:name="Table4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3.2382in" fo:margin-left="0.5in" fo:margin-right="3.7201in" table:align="margins" style:shadow="none"/>
    </style:style>
    <style:style style:name="Table5.A" style:family="table-column">
      <style:table-column-properties style:column-width="1.3125in" style:rel-column-width="1891*"/>
    </style:style>
    <style:style style:name="Table5.B" style:family="table-column">
      <style:table-column-properties style:column-width="0.6118in" style:rel-column-width="882*"/>
    </style:style>
    <style:style style:name="Table5.C" style:family="table-column">
      <style:table-column-properties style:column-width="1.3139in" style:rel-column-width="1893*"/>
    </style:style>
    <style:style style:name="Table5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.4903in" fo:margin-top="0in" fo:margin-bottom="0in" table:align="center" style:shadow="none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2563in"/>
    </style:style>
    <style:style style:name="Table1.C" style:family="table-column">
      <style:table-column-properties style:column-width="0.2556in"/>
    </style:style>
    <style:style style:name="Table1.D" style:family="table-column">
      <style:table-column-properties style:column-width="0.2569in"/>
    </style:style>
    <style:style style:name="Table1.H" style:family="table-column">
      <style:table-column-properties style:column-width="0.461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1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8" style:family="table-row">
      <style:table-row-properties style:min-row-height="0.0597in"/>
    </style:style>
    <style:style style:name="Table6" style:family="table">
      <style:table-properties style:width="2.5326in" fo:margin-top="0in" fo:margin-bottom="0in" table:align="center" style:shadow="none"/>
    </style:style>
    <style:style style:name="Table6.A" style:family="table-column">
      <style:table-column-properties style:column-width="0.2576in"/>
    </style:style>
    <style:style style:name="Table6.I" style:family="table-column">
      <style:table-column-properties style:column-width="0.4715in"/>
    </style:style>
    <style:style style:name="Table6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 style:master-page-name="">
      <style:table-properties style:width="6.7875in" style:rel-width="91%" fo:margin-top="0.3938in" fo:margin-bottom="0in" style:page-number="auto" table:align="center"/>
    </style:style>
    <style:style style:name="Table8.A" style:family="table-column">
      <style:table-column-properties style:column-width="3.2708in" style:rel-column-width="4658*"/>
    </style:style>
    <style:style style:name="Table8.B" style:family="table-column">
      <style:table-column-properties style:column-width="3.5167in" style:rel-column-width="5008*"/>
    </style:style>
    <style:style style:name="Table8.1" style:family="table-row">
      <style:table-row-properties style:min-row-height="2.9354in"/>
    </style:style>
    <style:style style:name="Table8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8.B1" style:family="table-cell">
      <style:table-cell-properties fo:padding="0.1181in" fo:border="0.05pt solid #0093d9"/>
    </style:style>
    <style:style style:name="Table10" style:family="table">
      <style:table-properties style:width="2.5326in" fo:margin-top="0in" fo:margin-bottom="0in" table:align="center" style:shadow="none"/>
    </style:style>
    <style:style style:name="Table10.A" style:family="table-column">
      <style:table-column-properties style:column-width="0.2576in"/>
    </style:style>
    <style:style style:name="Table10.I" style:family="table-column">
      <style:table-column-properties style:column-width="0.4715in"/>
    </style:style>
    <style:style style:name="Table10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0.I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2.4903in" fo:margin-top="0in" fo:margin-bottom="0in" table:align="center" style:shadow="none"/>
    </style:style>
    <style:style style:name="Table11.A" style:family="table-column">
      <style:table-column-properties style:column-width="0.4924in"/>
    </style:style>
    <style:style style:name="Table11.B" style:family="table-column">
      <style:table-column-properties style:column-width="0.2563in"/>
    </style:style>
    <style:style style:name="Table11.C" style:family="table-column">
      <style:table-column-properties style:column-width="0.2556in"/>
    </style:style>
    <style:style style:name="Table11.D" style:family="table-column">
      <style:table-column-properties style:column-width="0.2569in"/>
    </style:style>
    <style:style style:name="Table11.H" style:family="table-column">
      <style:table-column-properties style:column-width="0.4618in"/>
    </style:style>
    <style:style style:name="Table11.1" style:family="table-row">
      <style:table-row-properties style:min-row-height="0.2083in"/>
    </style:style>
    <style:style style:name="Table11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H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11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1.H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8" style:family="table-row">
      <style:table-row-properties style:min-row-height="0.0597in"/>
    </style:style>
    <style:style style:name="Table12" style:family="table" style:master-page-name="">
      <style:table-properties style:width="6.809in" fo:margin-left="0.3354in" fo:margin-top="0.2in" fo:margin-bottom="0in" style:page-number="auto" table:align="left"/>
    </style:style>
    <style:style style:name="Table12.A" style:family="table-column">
      <style:table-column-properties style:column-width="3.2708in"/>
    </style:style>
    <style:style style:name="Table12.B" style:family="table-column">
      <style:table-column-properties style:column-width="3.5382in"/>
    </style:style>
    <style:style style:name="Table12.1" style:family="table-row">
      <style:table-row-properties style:min-row-height="2.0646in"/>
    </style:style>
    <style:style style:name="Table12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12.B1" style:family="table-cell">
      <style:table-cell-properties fo:padding="0.1181in" fo:border="0.05pt solid #0093d9"/>
    </style:style>
    <style:style style:name="Table13" style:family="table">
      <style:table-properties style:width="2.4438in" table:align="center" style:shadow="none"/>
    </style:style>
    <style:style style:name="Table13.A" style:family="table-column">
      <style:table-column-properties style:column-width="0.6833in"/>
    </style:style>
    <style:style style:name="Table13.B" style:family="table-column">
      <style:table-column-properties style:column-width="0.3042in"/>
    </style:style>
    <style:style style:name="Table13.C" style:family="table-column">
      <style:table-column-properties style:column-width="0.2576in"/>
    </style:style>
    <style:style style:name="Table13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F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3.F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2.2764in" fo:margin-top="0in" fo:margin-bottom="0in" table:align="center" style:shadow="none"/>
    </style:style>
    <style:style style:name="Table14.A" style:family="table-column">
      <style:table-column-properties style:column-width="0.4708in"/>
    </style:style>
    <style:style style:name="Table14.B" style:family="table-column">
      <style:table-column-properties style:column-width="0.3042in"/>
    </style:style>
    <style:style style:name="Table14.C" style:family="table-column">
      <style:table-column-properties style:column-width="0.2576in"/>
    </style:style>
    <style:style style:name="Table14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G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4.G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2.9583in" fo:margin-left="0.5in" fo:margin-right="4in" table:align="margins" style:shadow="none"/>
    </style:style>
    <style:style style:name="Table15.A" style:family="table-column">
      <style:table-column-properties style:column-width="0.825in" style:rel-column-width="1189*"/>
    </style:style>
    <style:style style:name="Table15.B" style:family="table-column">
      <style:table-column-properties style:column-width="0.5229in" style:rel-column-width="753*"/>
    </style:style>
    <style:style style:name="Table15.C" style:family="table-column">
      <style:table-column-properties style:column-width="0.4688in" style:rel-column-width="675*"/>
    </style:style>
    <style:style style:name="Table15.D" style:family="table-column">
      <style:table-column-properties style:column-width="0.3104in" style:rel-column-width="447*"/>
    </style:style>
    <style:style style:name="Table15.E" style:family="table-column">
      <style:table-column-properties style:column-width="0.8313in" style:rel-column-width="1198*"/>
    </style:style>
    <style:style style:name="Table15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2.5in" fo:margin-left="0.1in" fo:margin-right="4.8583in" table:align="margins" style:shadow="none"/>
    </style:style>
    <style:style style:name="Table16.A" style:family="table-column">
      <style:table-column-properties style:column-width="0.6833in" style:rel-column-width="984*"/>
    </style:style>
    <style:style style:name="Table16.B" style:family="table-column">
      <style:table-column-properties style:column-width="0.5167in" style:rel-column-width="744*"/>
    </style:style>
    <style:style style:name="Table16.C" style:family="table-column">
      <style:table-column-properties style:column-width="0.5521in" style:rel-column-width="795*"/>
    </style:style>
    <style:style style:name="Table16.D" style:family="table-column">
      <style:table-column-properties style:column-width="0.7479in" style:rel-column-width="1077*"/>
    </style:style>
    <style:style style:name="Table16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6.D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 style:master-page-name="">
      <style:table-properties style:width="6.7875in" style:rel-width="91%" fo:margin-top="0.3938in" fo:margin-bottom="0in" style:page-number="auto" table:align="center"/>
    </style:style>
    <style:style style:name="Table17.A" style:family="table-column">
      <style:table-column-properties style:column-width="3.2708in" style:rel-column-width="4658*"/>
    </style:style>
    <style:style style:name="Table17.B" style:family="table-column">
      <style:table-column-properties style:column-width="3.5167in" style:rel-column-width="5008*"/>
    </style:style>
    <style:style style:name="Table17.1" style:family="table-row">
      <style:table-row-properties style:min-row-height="2.9354in"/>
    </style:style>
    <style:style style:name="Table17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17.B1" style:family="table-cell">
      <style:table-cell-properties fo:padding="0.1181in" fo:border="0.05pt solid #0093d9"/>
    </style:style>
    <style:style style:name="Table18" style:family="table">
      <style:table-properties style:width="2.8299in" fo:margin-top="0in" fo:margin-bottom="0in" table:align="center" style:shadow="none"/>
    </style:style>
    <style:style style:name="Table18.A" style:family="table-column">
      <style:table-column-properties style:column-width="0.2875in"/>
    </style:style>
    <style:style style:name="Table18.B" style:family="table-column">
      <style:table-column-properties style:column-width="0.2882in"/>
    </style:style>
    <style:style style:name="Table18.I" style:family="table-column">
      <style:table-column-properties style:column-width="0.5271in"/>
    </style:style>
    <style:style style:name="Table18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I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8.I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" style:family="table">
      <style:table-properties style:width="2.8903in" fo:margin-top="0in" fo:margin-bottom="0in" table:align="center" style:shadow="none"/>
    </style:style>
    <style:style style:name="Table19.A" style:family="table-column">
      <style:table-column-properties style:column-width="0.3826in"/>
    </style:style>
    <style:style style:name="Table19.B" style:family="table-column">
      <style:table-column-properties style:column-width="0.3833in"/>
    </style:style>
    <style:style style:name="Table19.F" style:family="table-column">
      <style:table-column-properties style:column-width="0.291in"/>
    </style:style>
    <style:style style:name="Table19.G" style:family="table-column">
      <style:table-column-properties style:column-width="0.3in"/>
    </style:style>
    <style:style style:name="Table19.1" style:family="table-row">
      <style:table-row-properties style:min-row-height="0.2083in"/>
    </style:style>
    <style:style style:name="Table19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H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19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19.H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8" style:family="table-row">
      <style:table-row-properties style:min-row-height="0.0597in"/>
    </style:style>
    <style:style style:name="Table20" style:family="table" style:master-page-name="">
      <style:table-properties style:width="6.7875in" style:rel-width="91%" fo:margin-top="0.1in" fo:margin-bottom="0in" style:page-number="auto" table:align="center"/>
    </style:style>
    <style:style style:name="Table20.A" style:family="table-column">
      <style:table-column-properties style:column-width="3.5604in" style:rel-column-width="5127*"/>
    </style:style>
    <style:style style:name="Table20.B" style:family="table-column">
      <style:table-column-properties style:column-width="3.2271in" style:rel-column-width="4647*"/>
    </style:style>
    <style:style style:name="Table20.1" style:family="table-row">
      <style:table-row-properties style:min-row-height="2.1875in"/>
    </style:style>
    <style:style style:name="Table20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0.B1" style:family="table-cell">
      <style:table-cell-properties fo:padding="0.1181in" fo:border="0.05pt solid #0093d9"/>
    </style:style>
    <style:style style:name="Table21" style:family="table">
      <style:table-properties style:width="2.7903in" fo:margin-top="0in" fo:margin-bottom="0in" table:align="center" style:shadow="none"/>
    </style:style>
    <style:style style:name="Table21.A" style:family="table-column">
      <style:table-column-properties style:column-width="0.5785in"/>
    </style:style>
    <style:style style:name="Table21.C" style:family="table-column">
      <style:table-column-properties style:column-width="0.5792in"/>
    </style:style>
    <style:style style:name="Table21.D" style:family="table-column">
      <style:table-column-properties style:column-width="0.475in"/>
    </style:style>
    <style:style style:name="Table21.1" style:family="table-row">
      <style:table-row-properties style:min-row-height="0.2083in"/>
    </style:style>
    <style:style style:name="Table21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E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21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1.E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.5" style:family="table-row">
      <style:table-row-properties style:min-row-height="0.0597in"/>
    </style:style>
    <style:style style:name="Table22" style:family="table">
      <style:table-properties style:width="3.1201in" fo:margin-top="0in" fo:margin-bottom="0in" table:align="center" style:shadow="none"/>
    </style:style>
    <style:style style:name="Table22.A" style:family="table-column">
      <style:table-column-properties style:column-width="0.5368in"/>
    </style:style>
    <style:style style:name="Table22.B" style:family="table-column">
      <style:table-column-properties style:column-width="0.5375in"/>
    </style:style>
    <style:style style:name="Table22.D" style:family="table-column">
      <style:table-column-properties style:column-width="0.5306in"/>
    </style:style>
    <style:style style:name="Table22.E" style:family="table-column">
      <style:table-column-properties style:column-width="0.441in"/>
    </style:style>
    <style:style style:name="Table22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F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2.F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2.1139in" fo:margin-left="0.1in" fo:margin-right="5.2444in" fo:margin-top="0in" fo:margin-bottom="0in" table:align="margins" style:shadow="none"/>
    </style:style>
    <style:style style:name="Table23.A" style:family="table-column">
      <style:table-column-properties style:column-width="0.5493in" style:rel-column-width="791*"/>
    </style:style>
    <style:style style:name="Table23.C" style:family="table-column">
      <style:table-column-properties style:column-width="0.466in" style:rel-column-width="671*"/>
    </style:style>
    <style:style style:name="Table23.1" style:family="table-row">
      <style:table-row-properties style:min-row-height="0.2083in"/>
    </style:style>
    <style:style style:name="Table23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D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23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3.D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4" style:family="table">
      <style:table-properties style:width="1.8979in" fo:margin-left="0.1in" fo:margin-right="5.4604in" fo:margin-top="0in" fo:margin-bottom="0in" table:align="margins" style:shadow="none"/>
    </style:style>
    <style:style style:name="Table24.A" style:family="table-column">
      <style:table-column-properties style:column-width="0.6326in" style:rel-column-width="911*"/>
    </style:style>
    <style:style style:name="Table24.1" style:family="table-row">
      <style:table-row-properties style:min-row-height="0.2083in"/>
    </style:style>
    <style:style style:name="Table24.A1" style:family="table-cell">
      <style:table-cell-properties style:vertical-align="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C1" style:family="table-cell">
      <style:table-cell-properties style:vertical-align="" fo:background-color="#ffcc99" fo:padding="0.0382in" fo:border="0.05pt solid #000000">
        <style:background-image/>
      </style:table-cell-properties>
    </style:style>
    <style:style style:name="Table24.A2" style:family="table-cell">
      <style:table-cell-properties style:vertical-align="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4.C2" style:family="table-cell">
      <style:table-cell-properties style:vertical-align="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7" style:family="table" style:master-page-name="">
      <style:table-properties style:width="6.7875in" style:rel-width="91%" fo:margin-top="0in" fo:margin-bottom="0in" style:page-number="auto" table:align="center"/>
    </style:style>
    <style:style style:name="Table27.A" style:family="table-column">
      <style:table-column-properties style:column-width="3.5604in" style:rel-column-width="5127*"/>
    </style:style>
    <style:style style:name="Table27.B" style:family="table-column">
      <style:table-column-properties style:column-width="3.2271in" style:rel-column-width="4647*"/>
    </style:style>
    <style:style style:name="Table27.1" style:family="table-row">
      <style:table-row-properties style:min-row-height="2.1875in"/>
    </style:style>
    <style:style style:name="Table27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7.B1" style:family="table-cell">
      <style:table-cell-properties fo:padding="0.1181in" fo:border="0.05pt solid #0093d9"/>
    </style:style>
    <style:style style:name="Table28" style:family="table">
      <style:table-properties style:width="3.3243in" fo:margin-left="0.1in" fo:margin-right="5.0347in" table:align="margins" style:shadow="none"/>
    </style:style>
    <style:style style:name="Table28.A" style:family="table-column">
      <style:table-column-properties style:column-width="0.8056in" style:rel-column-width="811*"/>
    </style:style>
    <style:style style:name="Table28.B" style:family="table-column">
      <style:table-column-properties style:column-width="0.4285in" style:rel-column-width="431*"/>
    </style:style>
    <style:style style:name="Table28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F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8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8.F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2.991in" fo:margin-left="0.1in" fo:margin-right="5.1451in" table:align="margins" style:shadow="none"/>
    </style:style>
    <style:style style:name="Table25.A" style:family="table-column">
      <style:table-column-properties style:column-width="0.8889in" style:rel-column-width="947*"/>
    </style:style>
    <style:style style:name="Table25.B" style:family="table-column">
      <style:table-column-properties style:column-width="0.4042in" style:rel-column-width="431*"/>
    </style:style>
    <style:style style:name="Table25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E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5.E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.4" style:family="table-row">
      <style:table-row-properties style:min-row-height="0.3208in"/>
    </style:style>
    <style:style style:name="Table26" style:family="table" style:master-page-name="">
      <style:table-properties style:width="6.7875in" style:rel-width="91%" fo:margin-top="0.1in" fo:margin-bottom="0in" style:page-number="auto" table:align="center"/>
    </style:style>
    <style:style style:name="Table26.A" style:family="table-column">
      <style:table-column-properties style:column-width="3.3715in" style:rel-column-width="4855*"/>
    </style:style>
    <style:style style:name="Table26.B" style:family="table-column">
      <style:table-column-properties style:column-width="3.416in" style:rel-column-width="4919*"/>
    </style:style>
    <style:style style:name="Table26.1" style:family="table-row">
      <style:table-row-properties style:min-row-height="1.7521in"/>
    </style:style>
    <style:style style:name="Table26.A1" style:family="table-cell">
      <style:table-cell-properties fo:padding="0.1181in" fo:border-left="0.05pt solid #0093d9" fo:border-right="none" fo:border-top="0.05pt solid #0093d9" fo:border-bottom="0.05pt solid #0093d9"/>
    </style:style>
    <style:style style:name="Table26.B1" style:family="table-cell">
      <style:table-cell-properties fo:padding="0.1181in" fo:border="0.05pt solid #0093d9"/>
    </style:style>
    <style:style style:name="Table30" style:family="table">
      <style:table-properties style:width="3.1354in" fo:margin-left="0.1in" fo:margin-right="5.0347in" table:align="margins" style:shadow="none"/>
    </style:style>
    <style:style style:name="Table30.A" style:family="table-column">
      <style:table-column-properties style:column-width="0.7597in" style:rel-column-width="811*"/>
    </style:style>
    <style:style style:name="Table30.B" style:family="table-column">
      <style:table-column-properties style:column-width="0.6056in" style:rel-column-width="646*"/>
    </style:style>
    <style:style style:name="Table30.C" style:family="table-column">
      <style:table-column-properties style:column-width="0.6063in" style:rel-column-width="647*"/>
    </style:style>
    <style:style style:name="Table30.D" style:family="table-column">
      <style:table-column-properties style:column-width="1.1639in" style:rel-column-width="1242*"/>
    </style:style>
    <style:style style:name="Table30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D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30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30.D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" style:family="table">
      <style:table-properties style:width="3.1799in" fo:margin-left="0.1in" fo:margin-right="4.6688in" table:align="margins" style:shadow="none"/>
    </style:style>
    <style:style style:name="Table29.A" style:family="table-column">
      <style:table-column-properties style:column-width="0.9896in" style:rel-column-width="1205*"/>
    </style:style>
    <style:style style:name="Table29.B" style:family="table-column">
      <style:table-column-properties style:column-width="1.15in" style:rel-column-width="1401*"/>
    </style:style>
    <style:style style:name="Table29.C" style:family="table-column">
      <style:table-column-properties style:column-width="1.0403in" style:rel-column-width="1267*"/>
    </style:style>
    <style:style style:name="Table29.A1" style:family="table-cell">
      <style:table-cell-properties style:vertical-align="middle" fo:background-color="#ffcc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C1" style:family="table-cell">
      <style:table-cell-properties style:vertical-align="middle" fo:background-color="#ffcc99" fo:padding="0.0382in" fo:border="0.05pt solid #000000">
        <style:background-image/>
      </style:table-cell-properties>
    </style:style>
    <style:style style:name="Table29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able29.C2" style:family="table-cell">
      <style:table-cell-properties style:vertical-align="middle" fo:background-color="#ffcc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.3" style:family="table-row">
      <style:table-row-properties style:min-row-height="0.0201in"/>
    </style:style>
    <style:style style:name="P1" style:family="paragraph" style:parent-style-name="Standard" style:list-style-name="L81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927b1"/>
    </style:style>
    <style:style style:name="P2" style:family="paragraph" style:parent-style-name="Standard" style:list-style-name="L85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637f9"/>
    </style:style>
    <style:style style:name="P3" style:family="paragraph" style:parent-style-name="Standard" style:list-style-name="L85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6d978"/>
    </style:style>
    <style:style style:name="P4" style:family="paragraph" style:parent-style-name="Standard" style:list-style-name="L85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f5111"/>
    </style:style>
    <style:style style:name="P5" style:family="paragraph" style:parent-style-name="Standard" style:list-style-name="L85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127529"/>
    </style:style>
    <style:style style:name="P6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927b1"/>
    </style:style>
    <style:style style:name="P7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c64bf"/>
    </style:style>
    <style:style style:name="P8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0f2c13"/>
    </style:style>
    <style:style style:name="P9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paragraph-rsid="001da5fd"/>
    </style:style>
    <style:style style:name="P10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c64bf" officeooo:paragraph-rsid="000c64bf"/>
    </style:style>
    <style:style style:name="P11" style:family="paragraph" style:parent-style-name="Standard">
      <style:paragraph-properties fo:text-align="start" style:justify-single-word="false">
        <style:tab-stops>
          <style:tab-stop style:position="7.4346in"/>
        </style:tab-stops>
      </style:paragraph-properties>
      <style:text-properties officeooo:rsid="000d79c2" officeooo:paragraph-rsid="001da5f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637f9" officeooo:paragraph-rsid="0012752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637f9" officeooo:paragraph-rsid="0013033d" style:font-weight-asian="bold" style:font-weight-complex="bold"/>
    </style:style>
    <style:style style:name="P14" style:family="paragraph" style:parent-style-name="Standard">
      <style:text-properties officeooo:paragraph-rsid="00127529"/>
    </style:style>
    <style:style style:name="P15" style:family="paragraph" style:parent-style-name="Standard">
      <style:paragraph-properties fo:text-align="center" style:justify-single-word="false"/>
      <style:text-properties officeooo:paragraph-rsid="00127529"/>
    </style:style>
    <style:style style:name="P16" style:family="paragraph" style:parent-style-name="Standard">
      <style:paragraph-properties fo:text-align="center" style:justify-single-word="false"/>
      <style:text-properties officeooo:paragraph-rsid="0013033d"/>
    </style:style>
    <style:style style:name="P17" style:family="paragraph" style:parent-style-name="Standard">
      <style:paragraph-properties fo:text-align="center" style:justify-single-word="false"/>
      <style:text-properties officeooo:paragraph-rsid="0017621a"/>
    </style:style>
    <style:style style:name="P18" style:family="paragraph" style:parent-style-name="Standard">
      <style:paragraph-properties fo:text-align="center" style:justify-single-word="false"/>
      <style:text-properties officeooo:paragraph-rsid="001da5fd"/>
    </style:style>
    <style:style style:name="P19" style:family="paragraph" style:parent-style-name="Standard">
      <style:text-properties officeooo:paragraph-rsid="0013033d"/>
    </style:style>
    <style:style style:name="P20" style:family="paragraph" style:parent-style-name="Standard" style:master-page-name="">
      <style:paragraph-properties fo:margin-left="0in" fo:margin-right="-0.5in" fo:text-indent="0in" style:auto-text-indent="false" style:page-number="auto"/>
    </style:style>
    <style:style style:name="P21" style:family="paragraph" style:parent-style-name="Standard">
      <style:paragraph-properties fo:margin-left="0in" fo:margin-right="-0.5in" fo:text-indent="0in" style:auto-text-indent="false"/>
    </style:style>
    <style:style style:name="P22" style:family="paragraph" style:parent-style-name="Standard" style:master-page-name="Standard">
      <style:paragraph-properties fo:margin-left="0in" fo:margin-right="-0.5in" fo:text-indent="0in" style:auto-text-indent="false" style:page-number="auto"/>
      <style:text-properties officeooo:rsid="000c64bf" officeooo:paragraph-rsid="000c64bf"/>
    </style:style>
    <style:style style:name="P23" style:family="paragraph" style:parent-style-name="Standard">
      <style:paragraph-properties fo:margin-left="-0.0618in" fo:margin-right="-0.5in" fo:text-indent="0in" style:auto-text-indent="false"/>
    </style:style>
    <style:style style:name="P24" style:family="paragraph" style:parent-style-name="Standard">
      <style:paragraph-properties fo:margin-left="-0.0618in" fo:margin-right="-0.5in" fo:text-align="center" style:justify-single-word="false" fo:text-indent="0in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-0.0618in" fo:margin-right="-0.0618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637f9"/>
    </style:style>
    <style:style style:name="P26" style:family="paragraph" style:parent-style-name="Standard">
      <style:paragraph-properties fo:margin-left="-0.0618in" fo:margin-right="-0.0618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637f9"/>
    </style:style>
    <style:style style:name="P27" style:family="paragraph" style:parent-style-name="Standard">
      <style:paragraph-properties fo:margin-left="-0.0618in" fo:margin-right="-0.0618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fo:font-size="14pt" officeooo:rsid="000637f9" officeooo:paragraph-rsid="000637f9" style:font-size-asian="14pt" style:font-size-complex="14pt"/>
    </style:style>
    <style:style style:name="P28" style:family="paragraph" style:parent-style-name="Standard">
      <style:paragraph-properties fo:margin-left="-0.0618in" fo:margin-right="-0.0618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c64bf" officeooo:paragraph-rsid="000c64bf"/>
    </style:style>
    <style:style style:name="P29" style:family="paragraph" style:parent-style-name="Standard" style:master-page-name="">
      <style:paragraph-properties fo:margin-left="-0.0618in" fo:margin-right="-0.0618in" fo:text-align="center" style:justify-single-word="false" fo:text-indent="0in" style:auto-text-indent="false" style:page-number="auto">
        <style:tab-stops>
          <style:tab-stop style:position="7.4346in"/>
        </style:tab-stops>
      </style:paragraph-properties>
      <style:text-properties fo:font-size="16pt" officeooo:rsid="000637f9" officeooo:paragraph-rsid="000637f9" style:font-size-asian="16pt" style:font-size-complex="16pt"/>
    </style:style>
    <style:style style:name="P30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6513e"/>
    </style:style>
    <style:style style:name="P31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06d978"/>
    </style:style>
    <style:style style:name="P32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3033d"/>
    </style:style>
    <style:style style:name="P33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5f200"/>
    </style:style>
    <style:style style:name="P34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7621a"/>
    </style:style>
    <style:style style:name="P35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9348e"/>
    </style:style>
    <style:style style:name="P36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06513e"/>
    </style:style>
    <style:style style:name="P37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0f5111"/>
    </style:style>
    <style:style style:name="P38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127529"/>
    </style:style>
    <style:style style:name="P39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13033d"/>
    </style:style>
    <style:style style:name="P40" style:family="paragraph" style:parent-style-name="Standard">
      <style:paragraph-properties fo:margin-left="0in" fo:margin-right="-0.0618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paragraph-rsid="0017621a"/>
    </style:style>
    <style:style style:name="P41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42" style:family="paragraph" style:parent-style-name="Standard" style:master-page-name="">
      <style:paragraph-properties fo:margin-left="-0.0618in" fo:margin-right="-0.0618in" fo:text-align="center" style:justify-single-word="false" fo:text-indent="0.0618in" style:auto-text-indent="false" style:page-number="auto">
        <style:tab-stops>
          <style:tab-stop style:position="7.4346in"/>
        </style:tab-stops>
      </style:paragraph-properties>
      <style:text-properties officeooo:rsid="000637f9" officeooo:paragraph-rsid="000637f9"/>
    </style:style>
    <style:style style:name="P43" style:family="paragraph" style:parent-style-name="Standard">
      <style:paragraph-properties fo:text-align="start" style:justify-single-word="false" fo:break-before="page">
        <style:tab-stops>
          <style:tab-stop style:position="7.4346in"/>
        </style:tab-stops>
      </style:paragraph-properties>
      <style:text-properties officeooo:paragraph-rsid="00127529"/>
    </style:style>
    <style:style style:name="P44" style:family="paragraph" style:parent-style-name="Standard">
      <style:paragraph-properties fo:margin-left="0in" fo:margin-right="0.75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27529"/>
    </style:style>
    <style:style style:name="P45" style:family="paragraph" style:parent-style-name="Standard">
      <style:paragraph-properties fo:margin-left="0in" fo:margin-right="0.75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3033d"/>
    </style:style>
    <style:style style:name="P46" style:family="paragraph" style:parent-style-name="Standard">
      <style:paragraph-properties fo:margin-left="0in" fo:margin-right="0.75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27529"/>
    </style:style>
    <style:style style:name="P47" style:family="paragraph" style:parent-style-name="Standard">
      <style:paragraph-properties fo:margin-left="0in" fo:margin-right="0.75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3033d"/>
    </style:style>
    <style:style style:name="P48" style:family="paragraph" style:parent-style-name="Standard">
      <style:paragraph-properties fo:margin-left="0in" fo:margin-right="0.75in" fo:text-align="center" style:justify-single-word="false" fo:text-indent="0in" style:auto-text-indent="false">
        <style:tab-stops>
          <style:tab-stop style:position="7.4346in"/>
        </style:tab-stops>
      </style:paragraph-properties>
      <style:text-properties officeooo:rsid="000637f9" officeooo:paragraph-rsid="0017621a"/>
    </style:style>
    <style:style style:name="P49" style:family="paragraph" style:parent-style-name="Standard">
      <style:paragraph-properties fo:margin-left="0in" fo:margin-right="0.75in" fo:text-align="start" style:justify-single-word="false" fo:text-indent="0in" style:auto-text-indent="false">
        <style:tab-stops>
          <style:tab-stop style:position="7.4346in"/>
        </style:tab-stops>
      </style:paragraph-properties>
      <style:text-properties officeooo:rsid="001da5fd" officeooo:paragraph-rsid="001e5032"/>
    </style:style>
    <style:style style:name="P50" style:family="paragraph" style:parent-style-name="Standard" style:master-page-name="">
      <style:paragraph-properties fo:margin-left="0in" fo:margin-right="0.75in" fo:text-align="start" style:justify-single-word="false" fo:text-indent="0in" style:auto-text-indent="false" style:page-number="auto">
        <style:tab-stops>
          <style:tab-stop style:position="7.4346in"/>
        </style:tab-stops>
      </style:paragraph-properties>
      <style:text-properties officeooo:rsid="000637f9" officeooo:paragraph-rsid="001da5fd"/>
    </style:style>
    <style:style style:name="P51" style:family="paragraph" style:parent-style-name="Standard" style:master-page-name="">
      <style:paragraph-properties fo:text-align="start" style:justify-single-word="false" style:page-number="auto">
        <style:tab-stops>
          <style:tab-stop style:position="7.4346in"/>
        </style:tab-stops>
      </style:paragraph-properties>
      <style:text-properties officeooo:paragraph-rsid="001e5032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27529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13033d" style:font-weight-asian="bold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weight="bold" officeooo:paragraph-rsid="0017621a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officeooo:paragraph-rsid="00127529"/>
    </style:style>
    <style:style style:name="P56" style:family="paragraph" style:parent-style-name="Text_20_body">
      <style:paragraph-properties fo:text-align="center" style:justify-single-word="false"/>
      <style:text-properties officeooo:paragraph-rsid="0013033d"/>
    </style:style>
    <style:style style:name="P57" style:family="paragraph" style:parent-style-name="Text_20_body">
      <style:paragraph-properties fo:text-align="center" style:justify-single-word="false"/>
      <style:text-properties officeooo:paragraph-rsid="0017621a"/>
    </style:style>
    <style:style style:name="P58" style:family="paragraph" style:parent-style-name="Text_20_body">
      <style:paragraph-properties fo:text-align="center" style:justify-single-word="false"/>
      <style:text-properties officeooo:rsid="000637f9" officeooo:paragraph-rsid="00127529"/>
    </style:style>
    <style:style style:name="P59" style:family="paragraph" style:parent-style-name="Text_20_body">
      <style:paragraph-properties fo:text-align="center" style:justify-single-word="false"/>
      <style:text-properties officeooo:rsid="000637f9" officeooo:paragraph-rsid="0013033d"/>
    </style:style>
    <style:style style:name="P60" style:family="paragraph" style:parent-style-name="Table_20_Contents">
      <style:paragraph-properties fo:text-align="center" style:justify-single-word="false"/>
      <style:text-properties officeooo:rsid="000dd78d" officeooo:paragraph-rsid="000f2c13"/>
    </style:style>
    <style:style style:name="P61" style:family="paragraph" style:parent-style-name="Table_20_Contents">
      <style:paragraph-properties fo:text-align="center" style:justify-single-word="false"/>
      <style:text-properties officeooo:rsid="000dd78d" officeooo:paragraph-rsid="00127529"/>
    </style:style>
    <style:style style:name="P62" style:family="paragraph" style:parent-style-name="Table_20_Contents">
      <style:paragraph-properties fo:text-align="center" style:justify-single-word="false"/>
      <style:text-properties officeooo:rsid="000dd78d" officeooo:paragraph-rsid="0013033d"/>
    </style:style>
    <style:style style:name="P63" style:family="paragraph" style:parent-style-name="Table_20_Contents">
      <style:paragraph-properties fo:text-align="center" style:justify-single-word="false"/>
      <style:text-properties officeooo:rsid="000dd78d" officeooo:paragraph-rsid="0015f200"/>
    </style:style>
    <style:style style:name="P64" style:family="paragraph" style:parent-style-name="Table_20_Contents">
      <style:paragraph-properties fo:text-align="center" style:justify-single-word="false"/>
      <style:text-properties officeooo:rsid="000dd78d" officeooo:paragraph-rsid="0017621a"/>
    </style:style>
    <style:style style:name="P65" style:family="paragraph" style:parent-style-name="Table_20_Contents">
      <style:paragraph-properties fo:text-align="center" style:justify-single-word="false"/>
      <style:text-properties officeooo:rsid="000dd78d" officeooo:paragraph-rsid="00192ca0"/>
    </style:style>
    <style:style style:name="P66" style:family="paragraph" style:parent-style-name="Table_20_Contents">
      <style:paragraph-properties fo:text-align="center" style:justify-single-word="false"/>
      <style:text-properties officeooo:rsid="000dd78d" officeooo:paragraph-rsid="0019348e"/>
    </style:style>
    <style:style style:name="P67" style:family="paragraph" style:parent-style-name="Table_20_Contents">
      <style:paragraph-properties fo:text-align="center" style:justify-single-word="false"/>
      <style:text-properties officeooo:rsid="000dd78d" officeooo:paragraph-rsid="001e5032"/>
    </style:style>
    <style:style style:name="P68" style:family="paragraph" style:parent-style-name="Table_20_Contents">
      <style:paragraph-properties fo:text-align="center" style:justify-single-word="false"/>
      <style:text-properties officeooo:rsid="000f2c13" officeooo:paragraph-rsid="00127529"/>
    </style:style>
    <style:style style:name="P69" style:family="paragraph" style:parent-style-name="Table_20_Contents">
      <style:paragraph-properties fo:text-align="center" style:justify-single-word="false"/>
      <style:text-properties officeooo:rsid="000f2c13" officeooo:paragraph-rsid="0013033d"/>
    </style:style>
    <style:style style:name="P70" style:family="paragraph" style:parent-style-name="Table_20_Contents">
      <style:paragraph-properties fo:text-align="center" style:justify-single-word="false"/>
      <style:text-properties officeooo:rsid="000f2c13" officeooo:paragraph-rsid="0017621a"/>
    </style:style>
    <style:style style:name="P71" style:family="paragraph" style:parent-style-name="Table_20_Contents">
      <style:paragraph-properties fo:text-align="center" style:justify-single-word="false"/>
      <style:text-properties officeooo:rsid="000f2c13" officeooo:paragraph-rsid="00192ca0"/>
    </style:style>
    <style:style style:name="P72" style:family="paragraph" style:parent-style-name="Table_20_Contents">
      <style:paragraph-properties fo:text-align="center" style:justify-single-word="false"/>
      <style:text-properties officeooo:rsid="000f2c13" officeooo:paragraph-rsid="0019348e"/>
    </style:style>
    <style:style style:name="P73" style:family="paragraph" style:parent-style-name="Table_20_Contents">
      <style:paragraph-properties fo:text-align="center" style:justify-single-word="false"/>
      <style:text-properties officeooo:rsid="0013033d" officeooo:paragraph-rsid="0013033d" fo:background-color="#ff3333"/>
    </style:style>
    <style:style style:name="P74" style:family="paragraph" style:parent-style-name="Table_20_Contents">
      <style:paragraph-properties fo:text-align="center" style:justify-single-word="false"/>
      <style:text-properties officeooo:rsid="000f2c13" officeooo:paragraph-rsid="00127529" fo:background-color="#ffff00"/>
    </style:style>
    <style:style style:name="P75" style:family="paragraph" style:parent-style-name="Table_20_Contents">
      <style:paragraph-properties fo:text-align="center" style:justify-single-word="false"/>
      <style:text-properties officeooo:rsid="000f2c13" officeooo:paragraph-rsid="0013033d" fo:background-color="#ffff00"/>
    </style:style>
    <style:style style:name="P76" style:family="paragraph" style:parent-style-name="Table_20_Contents">
      <style:paragraph-properties fo:text-align="center" style:justify-single-word="false"/>
      <style:text-properties officeooo:rsid="000f2c13" officeooo:paragraph-rsid="0017621a" fo:background-color="#ffff00"/>
    </style:style>
    <style:style style:name="P77" style:family="paragraph" style:parent-style-name="Table_20_Contents">
      <style:paragraph-properties fo:text-align="center" style:justify-single-word="false"/>
      <style:text-properties officeooo:rsid="000dd78d" officeooo:paragraph-rsid="00127529" fo:background-color="#ffff00"/>
    </style:style>
    <style:style style:name="P78" style:family="paragraph" style:parent-style-name="Table_20_Contents">
      <style:paragraph-properties fo:text-align="center" style:justify-single-word="false"/>
      <style:text-properties officeooo:rsid="000dd78d" officeooo:paragraph-rsid="0013033d" fo:background-color="#ffff00"/>
    </style:style>
    <style:style style:name="P79" style:family="paragraph" style:parent-style-name="Table_20_Contents">
      <style:paragraph-properties fo:text-align="center" style:justify-single-word="false"/>
      <style:text-properties officeooo:rsid="000dd78d" officeooo:paragraph-rsid="0017621a" fo:background-color="#ffff00"/>
    </style:style>
    <style:style style:name="P80" style:family="paragraph" style:parent-style-name="Table_20_Contents">
      <style:paragraph-properties fo:text-align="center" style:justify-single-word="false"/>
      <style:text-properties officeooo:rsid="000dd78d" officeooo:paragraph-rsid="001da5fd" fo:background-color="#ffff00"/>
    </style:style>
    <style:style style:name="P81" style:family="paragraph" style:parent-style-name="Table_20_Contents">
      <style:paragraph-properties fo:text-align="center" style:justify-single-word="false"/>
      <style:text-properties officeooo:rsid="000f5111" officeooo:paragraph-rsid="000f5111" fo:background-color="#ffff00"/>
    </style:style>
    <style:style style:name="P82" style:family="paragraph" style:parent-style-name="Table_20_Contents">
      <style:paragraph-properties fo:text-align="center" style:justify-single-word="false"/>
      <style:text-properties officeooo:rsid="000f5111" officeooo:paragraph-rsid="00127529" fo:background-color="#ffff00"/>
    </style:style>
    <style:style style:name="P83" style:family="paragraph" style:parent-style-name="Table_20_Contents">
      <style:paragraph-properties fo:text-align="center" style:justify-single-word="false"/>
      <style:text-properties officeooo:rsid="000f5111" officeooo:paragraph-rsid="0017621a" fo:background-color="#ffff00"/>
    </style:style>
    <style:style style:name="P84" style:family="paragraph" style:parent-style-name="Table_20_Contents">
      <style:paragraph-properties fo:text-align="center" style:justify-single-word="false"/>
      <style:text-properties officeooo:rsid="000f5111" officeooo:paragraph-rsid="001da5fd" fo:background-color="#ffff00"/>
    </style:style>
    <style:style style:name="P85" style:family="paragraph" style:parent-style-name="Table_20_Contents">
      <style:paragraph-properties fo:text-align="center" style:justify-single-word="false"/>
      <style:text-properties officeooo:rsid="000f5111" officeooo:paragraph-rsid="001e5032" fo:background-color="#ffff00"/>
    </style:style>
    <style:style style:name="P86" style:family="paragraph" style:parent-style-name="Table_20_Contents">
      <style:text-properties officeooo:paragraph-rsid="00127529" fo:background-color="#ffff00"/>
    </style:style>
    <style:style style:name="P87" style:family="paragraph" style:parent-style-name="Table_20_Contents">
      <style:paragraph-properties fo:text-align="center" style:justify-single-word="false"/>
      <style:text-properties officeooo:rsid="0013033d" officeooo:paragraph-rsid="0013033d" fo:background-color="#ffff00"/>
    </style:style>
    <style:style style:name="P88" style:family="paragraph" style:parent-style-name="Table_20_Contents">
      <style:paragraph-properties fo:text-align="center" style:justify-single-word="false"/>
      <style:text-properties officeooo:rsid="00140a67" officeooo:paragraph-rsid="00140a67" fo:background-color="#ffff00"/>
    </style:style>
    <style:style style:name="P89" style:family="paragraph" style:parent-style-name="Table_20_Contents">
      <style:paragraph-properties fo:text-align="center" style:justify-single-word="false"/>
      <style:text-properties officeooo:rsid="00140a67" officeooo:paragraph-rsid="0015f200" fo:background-color="#ffff00"/>
    </style:style>
    <style:style style:name="P90" style:family="paragraph" style:parent-style-name="Table_20_Contents">
      <style:paragraph-properties fo:text-align="center" style:justify-single-word="false"/>
      <style:text-properties officeooo:rsid="00140a67" officeooo:paragraph-rsid="0017621a" fo:background-color="#ffff00"/>
    </style:style>
    <style:style style:name="P91" style:family="paragraph" style:parent-style-name="Table_20_Contents">
      <style:paragraph-properties fo:text-align="center" style:justify-single-word="false"/>
      <style:text-properties officeooo:rsid="0017621a" officeooo:paragraph-rsid="0017621a" fo:background-color="#ffff00"/>
    </style:style>
    <style:style style:name="P92" style:family="paragraph" style:parent-style-name="Table_20_Contents">
      <style:paragraph-properties fo:text-align="center" style:justify-single-word="false"/>
      <style:text-properties officeooo:rsid="0019348e" officeooo:paragraph-rsid="0019348e" fo:background-color="#ffff00"/>
    </style:style>
    <style:style style:name="P93" style:family="paragraph" style:parent-style-name="Table_20_Contents">
      <style:paragraph-properties fo:text-align="center" style:justify-single-word="false"/>
      <style:text-properties officeooo:rsid="001da5fd" officeooo:paragraph-rsid="001da5fd" fo:background-color="#ffff00"/>
    </style:style>
    <style:style style:name="P94" style:family="paragraph" style:parent-style-name="Table_20_Contents">
      <style:paragraph-properties fo:text-align="center" style:justify-single-word="false"/>
      <style:text-properties fo:color="#993366" officeooo:rsid="000d79c2" officeooo:paragraph-rsid="00127529"/>
    </style:style>
    <style:style style:name="P95" style:family="paragraph" style:parent-style-name="Table_20_Contents">
      <style:paragraph-properties fo:text-align="center" style:justify-single-word="false"/>
      <style:text-properties fo:color="#993366" officeooo:rsid="000d79c2" officeooo:paragraph-rsid="0013033d"/>
    </style:style>
    <style:style style:name="P96" style:family="paragraph" style:parent-style-name="Table_20_Contents">
      <style:paragraph-properties fo:text-align="center" style:justify-single-word="false"/>
      <style:text-properties fo:color="#993366" officeooo:rsid="000d79c2" officeooo:paragraph-rsid="0015f200"/>
    </style:style>
    <style:style style:name="P97" style:family="paragraph" style:parent-style-name="Table_20_Contents">
      <style:paragraph-properties fo:text-align="center" style:justify-single-word="false"/>
      <style:text-properties fo:color="#993366" officeooo:rsid="000d79c2" officeooo:paragraph-rsid="0017621a"/>
    </style:style>
    <style:style style:name="P98" style:family="paragraph" style:parent-style-name="Table_20_Contents">
      <style:paragraph-properties fo:text-align="center" style:justify-single-word="false"/>
      <style:text-properties fo:color="#993366" officeooo:rsid="000d79c2" officeooo:paragraph-rsid="00192ca0"/>
    </style:style>
    <style:style style:name="P99" style:family="paragraph" style:parent-style-name="Table_20_Contents">
      <style:paragraph-properties fo:text-align="center" style:justify-single-word="false"/>
      <style:text-properties fo:color="#993366" officeooo:rsid="000d79c2" officeooo:paragraph-rsid="0019348e"/>
    </style:style>
    <style:style style:name="P100" style:family="paragraph" style:parent-style-name="Table_20_Contents">
      <style:paragraph-properties fo:text-align="center" style:justify-single-word="false"/>
      <style:text-properties fo:color="#993366" officeooo:rsid="000d79c2" officeooo:paragraph-rsid="001c7f8a"/>
    </style:style>
    <style:style style:name="P101" style:family="paragraph" style:parent-style-name="Table_20_Contents">
      <style:paragraph-properties fo:text-align="center" style:justify-single-word="false"/>
      <style:text-properties fo:color="#993366" officeooo:rsid="000f2c13" officeooo:paragraph-rsid="000f2c13"/>
    </style:style>
    <style:style style:name="P102" style:family="paragraph" style:parent-style-name="Table_20_Contents">
      <style:paragraph-properties fo:text-align="center" style:justify-single-word="false"/>
      <style:text-properties fo:color="#993366" officeooo:rsid="000f2c13" officeooo:paragraph-rsid="001da5fd"/>
    </style:style>
    <style:style style:name="P103" style:family="paragraph" style:parent-style-name="Table_20_Contents">
      <style:paragraph-properties fo:text-align="center" style:justify-single-word="false"/>
      <style:text-properties fo:color="#993366" officeooo:rsid="000f2c13" officeooo:paragraph-rsid="001e5032"/>
    </style:style>
    <style:style style:name="P104" style:family="paragraph" style:parent-style-name="Table_20_Contents">
      <style:paragraph-properties fo:text-align="center" style:justify-single-word="false"/>
      <style:text-properties fo:color="#993366" officeooo:rsid="000f5111" officeooo:paragraph-rsid="00127529"/>
    </style:style>
    <style:style style:name="P105" style:family="paragraph" style:parent-style-name="Table_20_Contents">
      <style:paragraph-properties fo:text-align="center" style:justify-single-word="false"/>
      <style:text-properties fo:color="#993366" officeooo:rsid="000f5111" officeooo:paragraph-rsid="0013033d"/>
    </style:style>
    <style:style style:name="P106" style:family="paragraph" style:parent-style-name="Table_20_Contents">
      <style:paragraph-properties fo:text-align="center" style:justify-single-word="false"/>
      <style:text-properties fo:color="#993366" officeooo:rsid="000f5111" officeooo:paragraph-rsid="0015f200"/>
    </style:style>
    <style:style style:name="P107" style:family="paragraph" style:parent-style-name="Table_20_Contents">
      <style:paragraph-properties fo:text-align="center" style:justify-single-word="false"/>
      <style:text-properties fo:color="#993366" officeooo:rsid="000f5111" officeooo:paragraph-rsid="0017621a"/>
    </style:style>
    <style:style style:name="P108" style:family="paragraph" style:parent-style-name="Table_20_Contents">
      <style:paragraph-properties fo:text-align="center" style:justify-single-word="false"/>
      <style:text-properties fo:color="#993366" officeooo:rsid="0010e9d0" officeooo:paragraph-rsid="00127529"/>
    </style:style>
    <style:style style:name="P109" style:family="paragraph" style:parent-style-name="Table_20_Contents">
      <style:paragraph-properties fo:text-align="center" style:justify-single-word="false"/>
      <style:text-properties fo:color="#993366" officeooo:rsid="0010e9d0" officeooo:paragraph-rsid="0013033d"/>
    </style:style>
    <style:style style:name="P110" style:family="paragraph" style:parent-style-name="Table_20_Contents">
      <style:paragraph-properties fo:text-align="center" style:justify-single-word="false"/>
      <style:text-properties fo:color="#993366" officeooo:rsid="0010e9d0" officeooo:paragraph-rsid="0017621a"/>
    </style:style>
    <style:style style:name="P111" style:family="paragraph" style:parent-style-name="Table_20_Contents">
      <style:paragraph-properties fo:text-align="center" style:justify-single-word="false"/>
      <style:text-properties fo:color="#993366" officeooo:rsid="0013033d" officeooo:paragraph-rsid="0013033d"/>
    </style:style>
    <style:style style:name="P112" style:family="paragraph" style:parent-style-name="Table_20_Contents">
      <style:paragraph-properties fo:text-align="center" style:justify-single-word="false"/>
      <style:text-properties fo:color="#993366" officeooo:rsid="00140a67" officeooo:paragraph-rsid="00140a67"/>
    </style:style>
    <style:style style:name="P113" style:family="paragraph" style:parent-style-name="Table_20_Contents">
      <style:paragraph-properties fo:text-align="center" style:justify-single-word="false"/>
      <style:text-properties fo:color="#993366" officeooo:rsid="00140a67" officeooo:paragraph-rsid="0015f200"/>
    </style:style>
    <style:style style:name="P114" style:family="paragraph" style:parent-style-name="Table_20_Contents">
      <style:paragraph-properties fo:text-align="center" style:justify-single-word="false"/>
      <style:text-properties fo:color="#993366" officeooo:rsid="0017621a" officeooo:paragraph-rsid="0017621a"/>
    </style:style>
    <style:style style:name="P115" style:family="paragraph" style:parent-style-name="Table_20_Contents">
      <style:paragraph-properties fo:text-align="center" style:justify-single-word="false"/>
      <style:text-properties fo:color="#993366" officeooo:rsid="00192ca0" officeooo:paragraph-rsid="00192ca0"/>
    </style:style>
    <style:style style:name="P116" style:family="paragraph" style:parent-style-name="Table_20_Contents">
      <style:paragraph-properties fo:text-align="center" style:justify-single-word="false"/>
      <style:text-properties fo:color="#993366" officeooo:rsid="00192ca0" officeooo:paragraph-rsid="0019348e"/>
    </style:style>
    <style:style style:name="P117" style:family="paragraph" style:parent-style-name="Table_20_Contents">
      <style:paragraph-properties fo:text-align="center" style:justify-single-word="false"/>
      <style:text-properties fo:color="#993366" officeooo:rsid="0019348e" officeooo:paragraph-rsid="0019348e"/>
    </style:style>
    <style:style style:name="P118" style:family="paragraph" style:parent-style-name="Table_20_Contents">
      <style:paragraph-properties fo:text-align="center" style:justify-single-word="false"/>
      <style:text-properties fo:color="#993366" officeooo:rsid="001c7f8a" officeooo:paragraph-rsid="001da5fd"/>
    </style:style>
    <style:style style:name="P119" style:family="paragraph" style:parent-style-name="Table_20_Contents">
      <style:paragraph-properties fo:text-align="center" style:justify-single-word="false"/>
      <style:text-properties fo:color="#993366" officeooo:rsid="001da5fd" officeooo:paragraph-rsid="001e5032"/>
    </style:style>
    <style:style style:name="P120" style:family="paragraph" style:parent-style-name="Table_20_Contents">
      <style:paragraph-properties fo:text-align="center" style:justify-single-word="false"/>
      <style:text-properties officeooo:paragraph-rsid="000f2c13"/>
    </style:style>
    <style:style style:name="P121" style:family="paragraph" style:parent-style-name="Table_20_Contents">
      <style:paragraph-properties fo:text-align="center" style:justify-single-word="false"/>
      <style:text-properties officeooo:paragraph-rsid="00127529"/>
    </style:style>
    <style:style style:name="P122" style:family="paragraph" style:parent-style-name="Table_20_Contents">
      <style:paragraph-properties fo:text-align="center" style:justify-single-word="false"/>
      <style:text-properties officeooo:paragraph-rsid="0013033d"/>
    </style:style>
    <style:style style:name="P123" style:family="paragraph" style:parent-style-name="Table_20_Contents">
      <style:paragraph-properties fo:text-align="center" style:justify-single-word="false"/>
      <style:text-properties officeooo:paragraph-rsid="0015f200"/>
    </style:style>
    <style:style style:name="P124" style:family="paragraph" style:parent-style-name="Table_20_Contents">
      <style:paragraph-properties fo:text-align="center" style:justify-single-word="false"/>
      <style:text-properties officeooo:paragraph-rsid="0017621a"/>
    </style:style>
    <style:style style:name="P125" style:family="paragraph" style:parent-style-name="Table_20_Contents">
      <style:paragraph-properties fo:text-align="center" style:justify-single-word="false"/>
      <style:text-properties officeooo:paragraph-rsid="0019348e"/>
    </style:style>
    <style:style style:name="P126" style:family="paragraph" style:parent-style-name="Table_20_Contents">
      <style:paragraph-properties fo:text-align="center" style:justify-single-word="false"/>
      <style:text-properties officeooo:paragraph-rsid="001da5fd"/>
    </style:style>
    <style:style style:name="P127" style:family="paragraph" style:parent-style-name="Table_20_Contents">
      <style:paragraph-properties fo:text-align="center" style:justify-single-word="false"/>
      <style:text-properties officeooo:paragraph-rsid="001e5032"/>
    </style:style>
    <style:style style:name="P128" style:family="paragraph" style:parent-style-name="Table_20_Contents">
      <style:paragraph-properties fo:text-align="center" style:justify-single-word="false"/>
      <style:text-properties officeooo:rsid="000f5111" officeooo:paragraph-rsid="000f5111"/>
    </style:style>
    <style:style style:name="P129" style:family="paragraph" style:parent-style-name="Table_20_Contents">
      <style:paragraph-properties fo:text-align="center" style:justify-single-word="false"/>
      <style:text-properties officeooo:rsid="000f5111" officeooo:paragraph-rsid="00127529"/>
    </style:style>
    <style:style style:name="P130" style:family="paragraph" style:parent-style-name="Table_20_Contents">
      <style:paragraph-properties fo:text-align="center" style:justify-single-word="false"/>
      <style:text-properties officeooo:rsid="000f5111" officeooo:paragraph-rsid="0013033d"/>
    </style:style>
    <style:style style:name="P131" style:family="paragraph" style:parent-style-name="Table_20_Contents">
      <style:paragraph-properties fo:text-align="center" style:justify-single-word="false"/>
      <style:text-properties officeooo:rsid="000f5111" officeooo:paragraph-rsid="001da5fd"/>
    </style:style>
    <style:style style:name="P132" style:family="paragraph" style:parent-style-name="Table_20_Contents">
      <style:paragraph-properties fo:text-align="center" style:justify-single-word="false"/>
      <style:text-properties officeooo:rsid="000f5111" officeooo:paragraph-rsid="001e5032"/>
    </style:style>
    <style:style style:name="P133" style:family="paragraph" style:parent-style-name="Table_20_Contents">
      <style:paragraph-properties fo:text-align="center" style:justify-single-word="false"/>
      <style:text-properties officeooo:rsid="000f5111" officeooo:paragraph-rsid="000f5111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officeooo:rsid="000f5111" officeooo:paragraph-rsid="00127529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officeooo:rsid="000f5111" officeooo:paragraph-rsid="0013033d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officeooo:rsid="000f5111" officeooo:paragraph-rsid="0015f200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officeooo:rsid="000f5111" officeooo:paragraph-rsid="001762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officeooo:rsid="000f5111" officeooo:paragraph-rsid="001da5fd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officeooo:rsid="000f5111" officeooo:paragraph-rsid="001e5032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officeooo:rsid="0010e9d0" officeooo:paragraph-rsid="00127529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officeooo:rsid="0010e9d0" officeooo:paragraph-rsid="0013033d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officeooo:rsid="0013033d" officeooo:paragraph-rsid="0013033d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officeooo:rsid="00140a67" officeooo:paragraph-rsid="00140a67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officeooo:rsid="00140a67" officeooo:paragraph-rsid="0015f200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officeooo:rsid="0017621a" officeooo:paragraph-rsid="001762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officeooo:rsid="0017621a" officeooo:paragraph-rsid="00192ca0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officeooo:rsid="0017621a" officeooo:paragraph-rsid="0019348e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officeooo:rsid="001da5fd" officeooo:paragraph-rsid="001da5fd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officeooo:rsid="0010e9d0" officeooo:paragraph-rsid="00127529"/>
    </style:style>
    <style:style style:name="P150" style:family="paragraph" style:parent-style-name="Table_20_Contents">
      <style:paragraph-properties fo:text-align="center" style:justify-single-word="false"/>
      <style:text-properties officeooo:rsid="0010e9d0" officeooo:paragraph-rsid="0013033d"/>
    </style:style>
    <style:style style:name="P151" style:family="paragraph" style:parent-style-name="Table_20_Contents">
      <style:paragraph-properties fo:text-align="center" style:justify-single-word="false"/>
      <style:text-properties officeooo:rsid="0010e9d0" officeooo:paragraph-rsid="0017621a"/>
    </style:style>
    <style:style style:name="P152" style:family="paragraph" style:parent-style-name="Table_20_Contents">
      <style:paragraph-properties fo:text-align="center" style:justify-single-word="false"/>
      <style:text-properties officeooo:rsid="0010e9d0" officeooo:paragraph-rsid="0019348e"/>
    </style:style>
    <style:style style:name="P153" style:family="paragraph" style:parent-style-name="Table_20_Contents">
      <style:text-properties officeooo:paragraph-rsid="00127529"/>
    </style:style>
    <style:style style:name="P154" style:family="paragraph" style:parent-style-name="Table_20_Contents">
      <style:paragraph-properties fo:text-align="center" style:justify-single-word="false"/>
      <style:text-properties officeooo:rsid="0013033d" officeooo:paragraph-rsid="0013033d"/>
    </style:style>
    <style:style style:name="P155" style:family="paragraph" style:parent-style-name="Table_20_Contents">
      <style:paragraph-properties fo:text-align="center" style:justify-single-word="false"/>
      <style:text-properties officeooo:rsid="00140a67" officeooo:paragraph-rsid="00140a67"/>
    </style:style>
    <style:style style:name="P156" style:family="paragraph" style:parent-style-name="Table_20_Contents">
      <style:paragraph-properties fo:text-align="center" style:justify-single-word="false"/>
      <style:text-properties officeooo:rsid="00140a67" officeooo:paragraph-rsid="0015f200"/>
    </style:style>
    <style:style style:name="P157" style:family="paragraph" style:parent-style-name="Table_20_Contents">
      <style:paragraph-properties fo:text-align="center" style:justify-single-word="false"/>
      <style:text-properties officeooo:rsid="00140a67" officeooo:paragraph-rsid="0017621a"/>
    </style:style>
    <style:style style:name="P158" style:family="paragraph" style:parent-style-name="Table_20_Contents">
      <style:paragraph-properties fo:text-align="center" style:justify-single-word="false"/>
      <style:text-properties officeooo:rsid="0017621a" officeooo:paragraph-rsid="0017621a"/>
    </style:style>
    <style:style style:name="P159" style:family="paragraph" style:parent-style-name="Table_20_Contents">
      <style:paragraph-properties fo:text-align="center" style:justify-single-word="false"/>
      <style:text-properties officeooo:rsid="0017621a" officeooo:paragraph-rsid="00192ca0"/>
    </style:style>
    <style:style style:name="P160" style:family="paragraph" style:parent-style-name="Table_20_Contents">
      <style:paragraph-properties fo:text-align="center" style:justify-single-word="false"/>
      <style:text-properties officeooo:rsid="00192ca0" officeooo:paragraph-rsid="00192ca0"/>
    </style:style>
    <style:style style:name="P161" style:family="paragraph" style:parent-style-name="Table_20_Contents">
      <style:paragraph-properties fo:text-align="center" style:justify-single-word="false"/>
      <style:text-properties officeooo:rsid="00192ca0" officeooo:paragraph-rsid="0019348e"/>
    </style:style>
    <style:style style:name="P162" style:family="paragraph" style:parent-style-name="Table_20_Contents">
      <style:paragraph-properties fo:text-align="center" style:justify-single-word="false"/>
      <style:text-properties officeooo:rsid="0019348e" officeooo:paragraph-rsid="0019348e"/>
    </style:style>
    <style:style style:name="P163" style:family="paragraph" style:parent-style-name="Table_20_Contents">
      <style:paragraph-properties fo:text-align="center" style:justify-single-word="false"/>
      <style:text-properties officeooo:rsid="001c7f8a" officeooo:paragraph-rsid="001c7f8a"/>
    </style:style>
    <style:style style:name="P164" style:family="paragraph" style:parent-style-name="Table_20_Contents">
      <style:paragraph-properties fo:text-align="center" style:justify-single-word="false"/>
      <style:text-properties officeooo:rsid="001da5fd" officeooo:paragraph-rsid="001da5fd"/>
    </style:style>
    <style:style style:name="P165" style:family="paragraph" style:parent-style-name="Table_20_Contents">
      <style:paragraph-properties fo:text-align="center" style:justify-single-word="false"/>
      <style:text-properties officeooo:rsid="001da5fd" officeooo:paragraph-rsid="001e5032"/>
    </style:style>
    <style:style style:name="P166" style:family="paragraph" style:parent-style-name="Footer_20_right">
      <style:paragraph-properties fo:text-align="center" style:justify-single-word="false"/>
      <style:text-properties officeooo:paragraph-rsid="00127529"/>
    </style:style>
    <style:style style:name="P167" style:family="paragraph" style:parent-style-name="Footer_20_right">
      <style:paragraph-properties fo:text-align="center" style:justify-single-word="false"/>
      <style:text-properties officeooo:paragraph-rsid="0013033d"/>
    </style:style>
    <style:style style:name="P168" style:family="paragraph" style:parent-style-name="Footer_20_right">
      <style:paragraph-properties fo:text-align="center" style:justify-single-word="false"/>
      <style:text-properties officeooo:paragraph-rsid="0017621a"/>
    </style:style>
    <style:style style:name="P169" style:family="paragraph" style:parent-style-name="Footer_20_right">
      <style:paragraph-properties fo:text-align="center" style:justify-single-word="false"/>
      <style:text-properties officeooo:paragraph-rsid="0019348e"/>
    </style:style>
    <style:style style:name="P170" style:family="paragraph">
      <style:paragraph-properties fo:text-align="center"/>
    </style:style>
    <style:style style:name="P171" style:family="paragraph">
      <style:paragraph-properties fo:text-align="center"/>
      <style:text-properties fo:font-size="12pt"/>
    </style:style>
    <style:style style:name="T1" style:family="text">
      <style:text-properties officeooo:rsid="000637f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6d978"/>
    </style:style>
    <style:style style:name="T5" style:family="text">
      <style:text-properties officeooo:rsid="000c64bf"/>
    </style:style>
    <style:style style:name="T6" style:family="text">
      <style:text-properties fo:font-size="16pt" officeooo:rsid="000637f9" style:font-size-asian="16pt" style:font-size-complex="16pt"/>
    </style:style>
    <style:style style:name="T7" style:family="text">
      <style:text-properties style:font-name="DejaVu Sans" officeooo:rsid="000c64bf"/>
    </style:style>
    <style:style style:name="T8" style:family="text">
      <style:text-properties style:font-name="DejaVu Sans" officeooo:rsid="000d79c2"/>
    </style:style>
    <style:style style:name="T9" style:family="text">
      <style:text-properties officeooo:rsid="000d79c2"/>
    </style:style>
    <style:style style:name="T10" style:family="text">
      <style:text-properties officeooo:rsid="000f2c13"/>
    </style:style>
    <style:style style:name="T11" style:family="text">
      <style:text-properties officeooo:rsid="000f5111"/>
    </style:style>
    <style:style style:name="T12" style:family="text">
      <style:text-properties officeooo:rsid="0013033d"/>
    </style:style>
    <style:style style:name="T13" style:family="text">
      <style:text-properties officeooo:rsid="00140a67"/>
    </style:style>
    <style:style style:name="T14" style:family="text">
      <style:text-properties officeooo:rsid="0017621a"/>
    </style:style>
    <style:style style:name="T15" style:family="text">
      <style:text-properties officeooo:rsid="00192ca0"/>
    </style:style>
    <style:style style:name="T16" style:family="text">
      <style:text-properties officeooo:rsid="0019348e"/>
    </style:style>
    <style:style style:name="T17" style:family="text">
      <style:text-properties officeooo:rsid="001c7f8a"/>
    </style:style>
    <style:style style:name="T18" style:family="text">
      <style:text-properties officeooo:rsid="001da5fd"/>
    </style:style>
    <style:style style:name="T19" style:family="text">
      <style:text-properties officeooo:rsid="001e503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2in" fo:text-indent="-0.25in" fo:margin-left="0.6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22in" fo:text-indent="-0.25in" fo:margin-left="0.92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72in" fo:text-indent="-0.25in" fo:margin-left="1.1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22in" fo:text-indent="-0.25in" fo:margin-left="1.42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72in" fo:text-indent="-0.25in" fo:margin-left="1.6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22in" fo:text-indent="-0.25in" fo:margin-left="1.92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72in" fo:text-indent="-0.25in" fo:margin-left="2.1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22in" fo:text-indent="-0.25in" fo:margin-left="2.42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72in" fo:text-indent="-0.25in" fo:margin-left="2.6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22in" fo:text-indent="-0.25in" fo:margin-left="2.922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66cc" draw:textarea-horizontal-align="center" draw:textarea-vertical-align="middle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svg:stroke-color="#000000" draw:fill="solid" draw:fill-color="#99ff66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ounir Abderrahmani<text:tab/><text:tab/><text:tab/><text:tab/><text:tab/><text:tab/><text:tab/><text:tab/><text:a xlink:type="simple" xlink:href="mailto:mounir1badi@gmail.com">mounir1badi@gmail.com</text:a> </text:p>
      <text:p text:style-name="P23"/>
      <text:p text:style-name="P23"/>
      <text:p text:style-name="P20"/>
      <text:p text:style-name="P21"/>
      <text:p text:style-name="P41"/>
      <text:p text:style-name="P24"><text:span text:style-name="T1"><text:s/></text:span><text:span text:style-name="T6">ECE <text:s/>551 Homework3 (Spring2016)</text:span></text:p>
      <text:p text:style-name="P29">May 14<text:span text:style-name="T2">th</text:span> 2016</text:p>
      <text:p text:style-name="P27"/>
      <text:p text:style-name="P42"/>
      <text:p text:style-name="P28">Professor: Hilal Kazan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list xml:id="list7976954681750177210" text:style-name="L85">
        <text:list-item>
          <text:p text:style-name="P2"><text:span text:style-name="T1">1)</text:span></text:p>
          <text:p text:style-name="P5"><text:span text:style-name="T1">a) Single linkage </text:span></text:p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/>
            <table:table table:name="Table6" table:style-name="Table6">
              <table:table-column table:style-name="Table6.A" table:number-columns-repeated="8"/>
              <table:table-column table:style-name="Table6.I"/>
              <table:table-row>
                <table:table-cell table:style-name="Table6.A1" office:value-type="string">
                  <text:p text:style-name="P121"/>
                </table:table-cell>
                <table:table-cell table:style-name="Table6.A1" office:value-type="string">
                  <text:p text:style-name="P94">6</text:p>
                </table:table-cell>
                <table:table-cell table:style-name="Table6.A1" office:value-type="string">
                  <text:p text:style-name="P94">8</text:p>
                </table:table-cell>
                <table:table-cell table:style-name="Table6.A1" office:value-type="string">
                  <text:p text:style-name="P94">10</text:p>
                </table:table-cell>
                <table:table-cell table:style-name="Table6.A1" office:value-type="string">
                  <text:p text:style-name="P94">20</text:p>
                </table:table-cell>
                <table:table-cell table:style-name="Table6.A1" office:value-type="string">
                  <text:p text:style-name="P104">26</text:p>
                </table:table-cell>
                <table:table-cell table:style-name="Table6.A1" office:value-type="string">
                  <text:p text:style-name="P94">30</text:p>
                </table:table-cell>
                <table:table-cell table:style-name="Table6.A1" office:value-type="string">
                  <text:p text:style-name="P94">32</text:p>
                </table:table-cell>
                <table:table-cell table:style-name="Table6.I1" office:value-type="string">
                  <text:p text:style-name="P94">33</text:p>
                </table:table-cell>
              </table:table-row>
              <table:table-row>
                <table:table-cell table:style-name="Table6.A2" office:value-type="string">
                  <text:p text:style-name="P94">6</text:p>
                </table:table-cell>
                <table:table-cell table:style-name="Table6.A2" office:value-type="string">
                  <text:p text:style-name="P121">-</text:p>
                </table:table-cell>
                <table:table-cell table:style-name="Table6.A2" office:value-type="string">
                  <text:p text:style-name="P61">2</text:p>
                </table:table-cell>
                <table:table-cell table:style-name="Table6.A2" office:value-type="string">
                  <text:p text:style-name="P61">4</text:p>
                </table:table-cell>
                <table:table-cell table:style-name="Table6.A2" office:value-type="string">
                  <text:p text:style-name="P61">14</text:p>
                </table:table-cell>
                <table:table-cell table:style-name="Table6.A2" office:value-type="string">
                  <text:p text:style-name="P149">20</text:p>
                </table:table-cell>
                <table:table-cell table:style-name="Table6.A2" office:value-type="string">
                  <text:p text:style-name="P61">24</text:p>
                </table:table-cell>
                <table:table-cell table:style-name="Table6.A2" office:value-type="string">
                  <text:p text:style-name="P61">26</text:p>
                </table:table-cell>
                <table:table-cell table:style-name="Table6.I2" office:value-type="string">
                  <text:p text:style-name="P61">27</text:p>
                </table:table-cell>
              </table:table-row>
              <table:table-row>
                <table:table-cell table:style-name="Table6.A2" office:value-type="string">
                  <text:p text:style-name="P94">8</text:p>
                </table:table-cell>
                <table:table-cell table:style-name="Table6.A2" office:value-type="string">
                  <text:p text:style-name="P61">2</text:p>
                </table:table-cell>
                <table:table-cell table:style-name="Table6.A2" office:value-type="string">
                  <text:p text:style-name="P121">-</text:p>
                </table:table-cell>
                <table:table-cell table:style-name="Table6.A2" office:value-type="string">
                  <text:p text:style-name="P61">2</text:p>
                </table:table-cell>
                <table:table-cell table:style-name="Table6.A2" office:value-type="string">
                  <text:p text:style-name="P61">12</text:p>
                </table:table-cell>
                <table:table-cell table:style-name="Table6.A2" office:value-type="string">
                  <text:p text:style-name="P149">18</text:p>
                </table:table-cell>
                <table:table-cell table:style-name="Table6.A2" office:value-type="string">
                  <text:p text:style-name="P61">22</text:p>
                </table:table-cell>
                <table:table-cell table:style-name="Table6.A2" office:value-type="string">
                  <text:p text:style-name="P61">23</text:p>
                </table:table-cell>
                <table:table-cell table:style-name="Table6.I2" office:value-type="string">
                  <text:p text:style-name="P61">24 <text:s text:c="10"/></text:p>
                </table:table-cell>
              </table:table-row>
              <table:table-row>
                <table:table-cell table:style-name="Table6.A2" office:value-type="string">
                  <text:p text:style-name="P94">10</text:p>
                </table:table-cell>
                <table:table-cell table:style-name="Table6.A2" office:value-type="string">
                  <text:p text:style-name="P61">4</text:p>
                </table:table-cell>
                <table:table-cell table:style-name="Table6.A2" office:value-type="string">
                  <text:p text:style-name="P61">2</text:p>
                </table:table-cell>
                <table:table-cell table:style-name="Table6.A2" office:value-type="string">
                  <text:p text:style-name="P121">-</text:p>
                </table:table-cell>
                <table:table-cell table:style-name="Table6.A2" office:value-type="string">
                  <text:p text:style-name="P61">10</text:p>
                </table:table-cell>
                <table:table-cell table:style-name="Table6.A2" office:value-type="string">
                  <text:p text:style-name="P149">16</text:p>
                </table:table-cell>
                <table:table-cell table:style-name="Table6.A2" office:value-type="string">
                  <text:p text:style-name="P61">20</text:p>
                </table:table-cell>
                <table:table-cell table:style-name="Table6.A2" office:value-type="string">
                  <text:p text:style-name="P61">22</text:p>
                </table:table-cell>
                <table:table-cell table:style-name="Table6.I2" office:value-type="string">
                  <text:p text:style-name="P61">21 <text:s text:c="4"/></text:p>
                </table:table-cell>
              </table:table-row>
              <table:table-row>
                <table:table-cell table:style-name="Table6.A2" office:value-type="string">
                  <text:p text:style-name="P94">20</text:p>
                </table:table-cell>
                <table:table-cell table:style-name="Table6.A2" office:value-type="string">
                  <text:p text:style-name="P61">14</text:p>
                </table:table-cell>
                <table:table-cell table:style-name="Table6.A2" office:value-type="string">
                  <text:p text:style-name="P61">12</text:p>
                </table:table-cell>
                <table:table-cell table:style-name="Table6.A2" office:value-type="string">
                  <text:p text:style-name="P61">10</text:p>
                </table:table-cell>
                <table:table-cell table:style-name="Table6.A2" office:value-type="string">
                  <text:p text:style-name="P121">-</text:p>
                </table:table-cell>
                <table:table-cell table:style-name="Table6.A2" office:value-type="string">
                  <text:p text:style-name="P149">6</text:p>
                </table:table-cell>
                <table:table-cell table:style-name="Table6.A2" office:value-type="string">
                  <text:p text:style-name="P61">10</text:p>
                </table:table-cell>
                <table:table-cell table:style-name="Table6.A2" office:value-type="string">
                  <text:p text:style-name="P68">12</text:p>
                </table:table-cell>
                <table:table-cell table:style-name="Table6.I2" office:value-type="string">
                  <text:p text:style-name="P68">13</text:p>
                </table:table-cell>
              </table:table-row>
              <table:table-row>
                <table:table-cell table:style-name="Table6.A2" office:value-type="string">
                  <text:p text:style-name="P108">26</text:p>
                </table:table-cell>
                <table:table-cell table:style-name="Table6.A2" office:value-type="string">
                  <text:p text:style-name="P149">20</text:p>
                </table:table-cell>
                <table:table-cell table:style-name="Table6.A2" office:value-type="string">
                  <text:p text:style-name="P149">18</text:p>
                </table:table-cell>
                <table:table-cell table:style-name="Table6.A2" office:value-type="string">
                  <text:p text:style-name="P149">16</text:p>
                </table:table-cell>
                <table:table-cell table:style-name="Table6.A2" office:value-type="string">
                  <text:p text:style-name="P149">6</text:p>
                </table:table-cell>
                <table:table-cell table:style-name="Table6.A2" office:value-type="string">
                  <text:p text:style-name="P149">-</text:p>
                </table:table-cell>
                <table:table-cell table:style-name="Table6.A2" office:value-type="string">
                  <text:p text:style-name="P149">4</text:p>
                </table:table-cell>
                <table:table-cell table:style-name="Table6.A2" office:value-type="string">
                  <text:p text:style-name="P149">6</text:p>
                </table:table-cell>
                <table:table-cell table:style-name="Table6.I2" office:value-type="string">
                  <text:p text:style-name="P149">7</text:p>
                </table:table-cell>
              </table:table-row>
              <table:table-row>
                <table:table-cell table:style-name="Table6.A2" office:value-type="string">
                  <text:p text:style-name="P94">30</text:p>
                </table:table-cell>
                <table:table-cell table:style-name="Table6.A2" office:value-type="string">
                  <text:p text:style-name="P68">24</text:p>
                </table:table-cell>
                <table:table-cell table:style-name="Table6.A2" office:value-type="string">
                  <text:p text:style-name="P68">22</text:p>
                </table:table-cell>
                <table:table-cell table:style-name="Table6.A2" office:value-type="string">
                  <text:p text:style-name="P68">20</text:p>
                </table:table-cell>
                <table:table-cell table:style-name="Table6.A2" office:value-type="string">
                  <text:p text:style-name="P68">10</text:p>
                </table:table-cell>
                <table:table-cell table:style-name="Table6.A2" office:value-type="string">
                  <text:p text:style-name="P149">4</text:p>
                </table:table-cell>
                <table:table-cell table:style-name="Table6.A2" office:value-type="string">
                  <text:p text:style-name="P121">-</text:p>
                </table:table-cell>
                <table:table-cell table:style-name="Table6.A2" office:value-type="string">
                  <text:p text:style-name="P68">2</text:p>
                </table:table-cell>
                <table:table-cell table:style-name="Table6.I2" office:value-type="string">
                  <text:p text:style-name="P68">3</text:p>
                </table:table-cell>
              </table:table-row>
              <table:table-row>
                <table:table-cell table:style-name="Table6.A2" office:value-type="string">
                  <text:p text:style-name="P94">32</text:p>
                </table:table-cell>
                <table:table-cell table:style-name="Table6.A2" office:value-type="string">
                  <text:p text:style-name="P68">26</text:p>
                </table:table-cell>
                <table:table-cell table:style-name="Table6.A2" office:value-type="string">
                  <text:p text:style-name="P68">24</text:p>
                </table:table-cell>
                <table:table-cell table:style-name="Table6.A2" office:value-type="string">
                  <text:p text:style-name="P68">22</text:p>
                </table:table-cell>
                <table:table-cell table:style-name="Table6.A2" office:value-type="string">
                  <text:p text:style-name="P68">12</text:p>
                </table:table-cell>
                <table:table-cell table:style-name="Table6.A2" office:value-type="string">
                  <text:p text:style-name="P149">6</text:p>
                </table:table-cell>
                <table:table-cell table:style-name="Table6.A2" office:value-type="string">
                  <text:p text:style-name="P68">2</text:p>
                </table:table-cell>
                <table:table-cell table:style-name="Table6.A2" office:value-type="string">
                  <text:p text:style-name="P121">-</text:p>
                </table:table-cell>
                <table:table-cell table:style-name="Table6.I2" office:value-type="string">
                  <text:p text:style-name="P74">1</text:p>
                </table:table-cell>
              </table:table-row>
              <table:table-row>
                <table:table-cell table:style-name="Table6.A2" office:value-type="string">
                  <text:p text:style-name="P94">33</text:p>
                </table:table-cell>
                <table:table-cell table:style-name="Table6.A2" office:value-type="string">
                  <text:p text:style-name="P68">27</text:p>
                </table:table-cell>
                <table:table-cell table:style-name="Table6.A2" office:value-type="string">
                  <text:p text:style-name="P68">25</text:p>
                </table:table-cell>
                <table:table-cell table:style-name="Table6.A2" office:value-type="string">
                  <text:p text:style-name="P68">23</text:p>
                </table:table-cell>
                <table:table-cell table:style-name="Table6.A2" office:value-type="string">
                  <text:p text:style-name="P68">13</text:p>
                </table:table-cell>
                <table:table-cell table:style-name="Table6.A2" office:value-type="string">
                  <text:p text:style-name="P149">7</text:p>
                </table:table-cell>
                <table:table-cell table:style-name="Table6.A2" office:value-type="string">
                  <text:p text:style-name="P68">3</text:p>
                </table:table-cell>
                <table:table-cell table:style-name="Table6.A2" office:value-type="string">
                  <text:p text:style-name="P74">1</text:p>
                </table:table-cell>
                <table:table-cell table:style-name="Table6.I2" office:value-type="string">
                  <text:p text:style-name="P121">-</text:p>
                </table:table-cell>
              </table:table-row>
            </table:table>
            <text:p text:style-name="P55"/>
          </table:table-cell>
          <table:table-cell table:style-name="Table7.B1" office:value-type="string">
            <text:p text:style-name="P52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C" table:number-columns-repeated="2"/>
              <table:table-column table:style-name="Table1.B"/>
              <table:table-column table:style-name="Table1.H"/>
              <table:table-row table:style-name="Table1.1">
                <table:table-cell table:style-name="Table1.A1" office:value-type="string">
                  <text:p text:style-name="P166"/>
                </table:table-cell>
                <table:table-cell table:style-name="Table1.A1" office:value-type="string">
                  <text:p text:style-name="P94">6</text:p>
                </table:table-cell>
                <table:table-cell table:style-name="Table1.A1" office:value-type="string">
                  <text:p text:style-name="P94">8</text:p>
                </table:table-cell>
                <table:table-cell table:style-name="Table1.A1" office:value-type="string">
                  <text:p text:style-name="P94">10</text:p>
                </table:table-cell>
                <table:table-cell table:style-name="Table1.A1" office:value-type="string">
                  <text:p text:style-name="P94">20</text:p>
                </table:table-cell>
                <table:table-cell table:style-name="Table1.A1" office:value-type="string">
                  <text:p text:style-name="P104">26</text:p>
                </table:table-cell>
                <table:table-cell table:style-name="Table1.A1" office:value-type="string">
                  <text:p text:style-name="P94">30</text:p>
                </table:table-cell>
                <table:table-cell table:style-name="Table1.H1" office:value-type="string">
                  <text:p text:style-name="P94">32/<text:span text:style-name="T10">33</text:span></text:p>
                </table:table-cell>
              </table:table-row>
              <table:table-row>
                <table:table-cell table:style-name="Table1.A2" office:value-type="string">
                  <text:p text:style-name="P94">6</text:p>
                </table:table-cell>
                <table:table-cell table:style-name="Table1.A2" office:value-type="string">
                  <text:p text:style-name="P121">-</text:p>
                </table:table-cell>
                <table:table-cell table:style-name="Table1.A2" office:value-type="string">
                  <text:p text:style-name="P77">2</text:p>
                </table:table-cell>
                <table:table-cell table:style-name="Table1.A2" office:value-type="string">
                  <text:p text:style-name="P61">4</text:p>
                </table:table-cell>
                <table:table-cell table:style-name="Table1.A2" office:value-type="string">
                  <text:p text:style-name="P61">14</text:p>
                </table:table-cell>
                <table:table-cell table:style-name="Table1.A2" office:value-type="string">
                  <text:p text:style-name="P149">20</text:p>
                </table:table-cell>
                <table:table-cell table:style-name="Table1.A2" office:value-type="string">
                  <text:p text:style-name="P61">24</text:p>
                </table:table-cell>
                <table:table-cell table:style-name="Table1.H2" office:value-type="string">
                  <text:p text:style-name="P61">26</text:p>
                </table:table-cell>
              </table:table-row>
              <table:table-row>
                <table:table-cell table:style-name="Table1.A2" office:value-type="string">
                  <text:p text:style-name="P94">8</text:p>
                </table:table-cell>
                <table:table-cell table:style-name="Table1.A2" office:value-type="string">
                  <text:p text:style-name="P77">2</text:p>
                </table:table-cell>
                <table:table-cell table:style-name="Table1.A2" office:value-type="string">
                  <text:p text:style-name="P121">-</text:p>
                </table:table-cell>
                <table:table-cell table:style-name="Table1.A2" office:value-type="string">
                  <text:p text:style-name="P77">2</text:p>
                </table:table-cell>
                <table:table-cell table:style-name="Table1.A2" office:value-type="string">
                  <text:p text:style-name="P61">12</text:p>
                </table:table-cell>
                <table:table-cell table:style-name="Table1.A2" office:value-type="string">
                  <text:p text:style-name="P149">18</text:p>
                </table:table-cell>
                <table:table-cell table:style-name="Table1.A2" office:value-type="string">
                  <text:p text:style-name="P61">22</text:p>
                </table:table-cell>
                <table:table-cell table:style-name="Table1.H2" office:value-type="string">
                  <text:p text:style-name="P61">23</text:p>
                </table:table-cell>
              </table:table-row>
              <table:table-row>
                <table:table-cell table:style-name="Table1.A2" office:value-type="string">
                  <text:p text:style-name="P94">10</text:p>
                </table:table-cell>
                <table:table-cell table:style-name="Table1.A2" office:value-type="string">
                  <text:p text:style-name="P61">4</text:p>
                </table:table-cell>
                <table:table-cell table:style-name="Table1.A2" office:value-type="string">
                  <text:p text:style-name="P77">2</text:p>
                </table:table-cell>
                <table:table-cell table:style-name="Table1.A2" office:value-type="string">
                  <text:p text:style-name="P121">-</text:p>
                </table:table-cell>
                <table:table-cell table:style-name="Table1.A2" office:value-type="string">
                  <text:p text:style-name="P61">10</text:p>
                </table:table-cell>
                <table:table-cell table:style-name="Table1.A2" office:value-type="string">
                  <text:p text:style-name="P149">16</text:p>
                </table:table-cell>
                <table:table-cell table:style-name="Table1.A2" office:value-type="string">
                  <text:p text:style-name="P61">20</text:p>
                </table:table-cell>
                <table:table-cell table:style-name="Table1.H2" office:value-type="string">
                  <text:p text:style-name="P61">22</text:p>
                </table:table-cell>
              </table:table-row>
              <table:table-row>
                <table:table-cell table:style-name="Table1.A2" office:value-type="string">
                  <text:p text:style-name="P94">20</text:p>
                </table:table-cell>
                <table:table-cell table:style-name="Table1.A2" office:value-type="string">
                  <text:p text:style-name="P61">14</text:p>
                </table:table-cell>
                <table:table-cell table:style-name="Table1.A2" office:value-type="string">
                  <text:p text:style-name="P61">12</text:p>
                </table:table-cell>
                <table:table-cell table:style-name="Table1.A2" office:value-type="string">
                  <text:p text:style-name="P61">10</text:p>
                </table:table-cell>
                <table:table-cell table:style-name="Table1.A2" office:value-type="string">
                  <text:p text:style-name="P121">-</text:p>
                </table:table-cell>
                <table:table-cell table:style-name="Table1.A2" office:value-type="string">
                  <text:p text:style-name="P149">6</text:p>
                </table:table-cell>
                <table:table-cell table:style-name="Table1.A2" office:value-type="string">
                  <text:p text:style-name="P61">10</text:p>
                </table:table-cell>
                <table:table-cell table:style-name="Table1.H2" office:value-type="string">
                  <text:p text:style-name="P68">12</text:p>
                </table:table-cell>
              </table:table-row>
              <table:table-row>
                <table:table-cell table:style-name="Table1.A2" office:value-type="string">
                  <text:p text:style-name="P108">26</text:p>
                </table:table-cell>
                <table:table-cell table:style-name="Table1.A2" office:value-type="string">
                  <text:p text:style-name="P149">20</text:p>
                </table:table-cell>
                <table:table-cell table:style-name="Table1.A2" office:value-type="string">
                  <text:p text:style-name="P149">18</text:p>
                </table:table-cell>
                <table:table-cell table:style-name="Table1.A2" office:value-type="string">
                  <text:p text:style-name="P149">16</text:p>
                </table:table-cell>
                <table:table-cell table:style-name="Table1.A2" office:value-type="string">
                  <text:p text:style-name="P149">6</text:p>
                </table:table-cell>
                <table:table-cell table:style-name="Table1.A2" office:value-type="string">
                  <text:p text:style-name="P149">-</text:p>
                </table:table-cell>
                <table:table-cell table:style-name="Table1.A2" office:value-type="string">
                  <text:p text:style-name="P149">4</text:p>
                </table:table-cell>
                <table:table-cell table:style-name="Table1.H2" office:value-type="string">
                  <text:p text:style-name="P149">6</text:p>
                </table:table-cell>
              </table:table-row>
              <table:table-row>
                <table:table-cell table:style-name="Table1.A2" office:value-type="string">
                  <text:p text:style-name="P94">30</text:p>
                </table:table-cell>
                <table:table-cell table:style-name="Table1.A2" office:value-type="string">
                  <text:p text:style-name="P68">24</text:p>
                </table:table-cell>
                <table:table-cell table:style-name="Table1.A2" office:value-type="string">
                  <text:p text:style-name="P68">22</text:p>
                </table:table-cell>
                <table:table-cell table:style-name="Table1.A2" office:value-type="string">
                  <text:p text:style-name="P68">20</text:p>
                </table:table-cell>
                <table:table-cell table:style-name="Table1.A2" office:value-type="string">
                  <text:p text:style-name="P68">10</text:p>
                </table:table-cell>
                <table:table-cell table:style-name="Table1.A2" office:value-type="string">
                  <text:p text:style-name="P149">4</text:p>
                </table:table-cell>
                <table:table-cell table:style-name="Table1.A2" office:value-type="string">
                  <text:p text:style-name="P121">-</text:p>
                </table:table-cell>
                <table:table-cell table:style-name="Table1.H2" office:value-type="string">
                  <text:p text:style-name="P74">2</text:p>
                </table:table-cell>
              </table:table-row>
              <table:table-row table:style-name="Table1.8">
                <table:table-cell table:style-name="Table1.A2" office:value-type="string">
                  <text:p text:style-name="P94">32/<text:span text:style-name="T10">33</text:span></text:p>
                </table:table-cell>
                <table:table-cell table:style-name="Table1.A2" office:value-type="string">
                  <text:p text:style-name="P68">26</text:p>
                </table:table-cell>
                <table:table-cell table:style-name="Table1.A2" office:value-type="string">
                  <text:p text:style-name="P68">24</text:p>
                </table:table-cell>
                <table:table-cell table:style-name="Table1.A2" office:value-type="string">
                  <text:p text:style-name="P68">22</text:p>
                </table:table-cell>
                <table:table-cell table:style-name="Table1.A2" office:value-type="string">
                  <text:p text:style-name="P68">12</text:p>
                </table:table-cell>
                <table:table-cell table:style-name="Table1.A2" office:value-type="string">
                  <text:p text:style-name="P140">6</text:p>
                </table:table-cell>
                <table:table-cell table:style-name="Table1.A2" office:value-type="string">
                  <text:p text:style-name="P74">2</text:p>
                </table:table-cell>
                <table:table-cell table:style-name="Table1.H2" office:value-type="string">
                  <text:p text:style-name="P121">-</text:p>
                </table:table-cell>
              </table:table-row>
            </table:table>
            <text:p text:style-name="P46"/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  <table:table table:name="Table9" table:style-name="Table9">
              <table:table-column table:style-name="Table9.A"/>
              <table:table-column table:style-name="Table9.B"/>
              <table:table-column table:style-name="Table9.C" table:number-columns-repeated="2"/>
              <table:table-column table:style-name="Table9.E"/>
              <table:table-row>
                <table:table-cell table:style-name="Table9.A1" office:value-type="string">
                  <text:p text:style-name="P121"/>
                </table:table-cell>
                <table:table-cell table:style-name="Table9.A1" office:value-type="string">
                  <text:p text:style-name="P94"><text:span text:style-name="T11">6/8/</text:span>10</text:p>
                </table:table-cell>
                <table:table-cell table:style-name="Table9.A1" office:value-type="string">
                  <text:p text:style-name="P94">20</text:p>
                </table:table-cell>
                <table:table-cell table:style-name="Table9.A1" office:value-type="string">
                  <text:p text:style-name="P104">26</text:p>
                </table:table-cell>
                <table:table-cell table:style-name="Table9.E1" office:value-type="string">
                  <text:p text:style-name="P94">30/32/<text:span text:style-name="T10">33</text:span></text:p>
                </table:table-cell>
              </table:table-row>
              <table:table-row>
                <table:table-cell table:style-name="Table9.A2" office:value-type="string">
                  <text:p text:style-name="P94">6/<text:span text:style-name="T11">8/10</text:span></text:p>
                </table:table-cell>
                <table:table-cell table:style-name="Table9.A2" office:value-type="string">
                  <text:p text:style-name="P61">-</text:p>
                </table:table-cell>
                <table:table-cell table:style-name="Table9.A2" office:value-type="string">
                  <text:p text:style-name="P61">1<text:span text:style-name="T11">0</text:span></text:p>
                </table:table-cell>
                <table:table-cell table:style-name="Table9.A2" office:value-type="string">
                  <text:p text:style-name="P129">16</text:p>
                </table:table-cell>
                <table:table-cell table:style-name="Table9.E2" office:value-type="string">
                  <text:p text:style-name="P61">2<text:span text:style-name="T11">0</text:span></text:p>
                </table:table-cell>
              </table:table-row>
              <table:table-row>
                <table:table-cell table:style-name="Table9.A2" office:value-type="string">
                  <text:p text:style-name="P94">20</text:p>
                </table:table-cell>
                <table:table-cell table:style-name="Table9.A2" office:value-type="string">
                  <text:p text:style-name="P61">10</text:p>
                </table:table-cell>
                <table:table-cell table:style-name="Table9.A2" office:value-type="string">
                  <text:p text:style-name="P121">-</text:p>
                </table:table-cell>
                <table:table-cell table:style-name="Table9.A2" office:value-type="string">
                  <text:p text:style-name="P129">6</text:p>
                </table:table-cell>
                <table:table-cell table:style-name="Table9.E2" office:value-type="string">
                  <text:p text:style-name="P61">10</text:p>
                </table:table-cell>
              </table:table-row>
              <table:table-row>
                <table:table-cell table:style-name="Table9.A2" office:value-type="string">
                  <text:p text:style-name="P104">26</text:p>
                </table:table-cell>
                <table:table-cell table:style-name="Table9.A2" office:value-type="string">
                  <text:p text:style-name="P129">16</text:p>
                </table:table-cell>
                <table:table-cell table:style-name="Table9.A2" office:value-type="string">
                  <text:p text:style-name="P129">6</text:p>
                </table:table-cell>
                <table:table-cell table:style-name="Table9.A2" office:value-type="string">
                  <text:p text:style-name="P121">-</text:p>
                </table:table-cell>
                <table:table-cell table:style-name="Table9.E2" office:value-type="string">
                  <text:p text:style-name="P82">4</text:p>
                </table:table-cell>
              </table:table-row>
              <table:table-row>
                <table:table-cell table:style-name="Table9.A2" office:value-type="string">
                  <text:p text:style-name="P94">30/32/<text:span text:style-name="T10">33</text:span></text:p>
                </table:table-cell>
                <table:table-cell table:style-name="Table9.A2" office:value-type="string">
                  <text:p text:style-name="P68">20</text:p>
                </table:table-cell>
                <table:table-cell table:style-name="Table9.A2" office:value-type="string">
                  <text:p text:style-name="P68">10</text:p>
                </table:table-cell>
                <table:table-cell table:style-name="Table9.A2" office:value-type="string">
                  <text:p text:style-name="P82">4</text:p>
                </table:table-cell>
                <table:table-cell table:style-name="Table9.E2" office:value-type="string">
                  <text:p text:style-name="P121">-</text:p>
                </table:table-cell>
              </table:table-row>
            </table:table>
            <text:p text:style-name="P38"/>
          </table:table-cell>
          <table:table-cell table:style-name="Table2.B1" office:value-type="string">
            <text:p text:style-name="P58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21"/>
                </table:table-cell>
                <table:table-cell table:style-name="Table4.A1" office:value-type="string">
                  <text:p text:style-name="P94"><text:span text:style-name="T11">6/8/</text:span>10</text:p>
                </table:table-cell>
                <table:table-cell table:style-name="Table4.A1" office:value-type="string">
                  <text:p text:style-name="P94">20</text:p>
                </table:table-cell>
                <table:table-cell table:style-name="Table4.D1" office:value-type="string">
                  <text:p text:style-name="P94">30/32/<text:span text:style-name="T10">33/26</text:span></text:p>
                </table:table-cell>
              </table:table-row>
              <table:table-row>
                <table:table-cell table:style-name="Table4.A2" office:value-type="string">
                  <text:p text:style-name="P94">6/<text:span text:style-name="T11">8/10</text:span></text:p>
                </table:table-cell>
                <table:table-cell table:style-name="Table4.A2" office:value-type="string">
                  <text:p text:style-name="P61">-</text:p>
                </table:table-cell>
                <table:table-cell table:style-name="Table4.A2" office:value-type="string">
                  <text:p text:style-name="P61">1<text:span text:style-name="T11">0</text:span></text:p>
                </table:table-cell>
                <table:table-cell table:style-name="Table4.D2" office:value-type="string">
                  <text:p text:style-name="P129">16</text:p>
                </table:table-cell>
              </table:table-row>
              <table:table-row>
                <table:table-cell table:style-name="Table4.A2" office:value-type="string">
                  <text:p text:style-name="P94">20</text:p>
                </table:table-cell>
                <table:table-cell table:style-name="Table4.A2" office:value-type="string">
                  <text:p text:style-name="P61">10</text:p>
                </table:table-cell>
                <table:table-cell table:style-name="Table4.A2" office:value-type="string">
                  <text:p text:style-name="P121">-</text:p>
                </table:table-cell>
                <table:table-cell table:style-name="Table4.D2" office:value-type="string">
                  <text:p text:style-name="P82">6</text:p>
                </table:table-cell>
              </table:table-row>
              <table:table-row>
                <table:table-cell table:style-name="Table4.A2" office:value-type="string">
                  <text:p text:style-name="P104"><text:span text:style-name="T9">30/32/33​/</text:span>26</text:p>
                </table:table-cell>
                <table:table-cell table:style-name="Table4.A2" office:value-type="string">
                  <text:p text:style-name="P129">16</text:p>
                </table:table-cell>
                <table:table-cell table:style-name="Table4.A2" office:value-type="string">
                  <text:p text:style-name="P82">6</text:p>
                </table:table-cell>
                <table:table-cell table:style-name="Table4.D2" office:value-type="string">
                  <text:p text:style-name="P134">-</text:p>
                </table:table-cell>
              </table:table-row>
            </table:table>
            <text:p text:style-name="P44"/>
          </table:table-cell>
        </table:table-row>
      </table:table>
      <text:p text:style-name="P37"><text:span text:style-name="T1"><text:tab/><text:tab/></text:span></text:p>
      <text:p text:style-name="P38"><draw:g text:anchor-type="paragraph" draw:z-index="3" draw:style-name="gr1"><draw:g draw:style-name="gr6"><draw:ellipse draw:style-name="gr2" draw:text-style-name="P170" svg:width="0.2886in" svg:height="0.2685in" svg:x="3.5598in" svg:y="2.8925in"><text:p text:style-name="P170">8</text:p></draw:ellipse><draw:ellipse draw:style-name="gr2" draw:text-style-name="P170" svg:width="0.2886in" svg:height="0.2685in" svg:x="2.9673in" svg:y="2.9035in"><text:p text:style-name="P170">6</text:p></draw:ellipse><draw:ellipse draw:style-name="gr2" draw:text-style-name="P170" svg:width="0.2886in" svg:height="0.2677in" svg:x="7.0776in" svg:y="2.9512in"><text:p text:style-name="P170">33</text:p></draw:ellipse><draw:ellipse draw:style-name="gr2" draw:text-style-name="P170" svg:width="0.2894in" svg:height="0.2677in" svg:x="4.1953in" svg:y="2.9091in"><text:p text:style-name="P170">10</text:p></draw:ellipse><draw:ellipse draw:style-name="gr2" draw:text-style-name="P170" svg:width="0.2878in" svg:height="0.2677in" svg:x="6.5299in" svg:y="2.9512in"><text:p text:style-name="P170">32</text:p></draw:ellipse><draw:ellipse draw:style-name="gr2" draw:text-style-name="P170" svg:width="0.2886in" svg:height="0.2685in" svg:x="5.9465in" svg:y="2.9457in"><text:p text:style-name="P170">30</text:p></draw:ellipse><draw:ellipse draw:style-name="gr2" draw:text-style-name="P170" svg:width="0.2886in" svg:height="0.2669in" svg:x="5.3272in" svg:y="2.9402in"><text:p text:style-name="P170">26</text:p></draw:ellipse><draw:ellipse draw:style-name="gr2" draw:text-style-name="P170" svg:width="0.2894in" svg:height="0.2677in" svg:x="4.772in" svg:y="2.9189in"><text:p text:style-name="P170">20</text:p></draw:ellipse><draw:line draw:style-name="gr3" draw:text-style-name="P170" svg:x1="7.2413in" svg:y1="2.9512in" svg:x2="7.2472in" svg:y2="2.572in"><text:p/></draw:line><draw:line draw:style-name="gr3" draw:text-style-name="P170" svg:x1="3.1134in" svg:y1="2.9039in" svg:x2="3.1083in" svg:y2="2.374in"><text:p/></draw:line><draw:line draw:style-name="gr3" draw:text-style-name="P170" svg:x1="3.7224in" svg:y1="2.8925in" svg:x2="3.7224in" svg:y2="2.374in"><text:p/></draw:line><draw:line draw:style-name="gr3" draw:text-style-name="P170" svg:x1="4.3315in" svg:y1="2.9091in" svg:x2="4.3339in" svg:y2="2.0028in"><text:p/></draw:line><draw:line draw:style-name="gr3" draw:text-style-name="P170" svg:x1="4.9193in" svg:y1="2.9189in" svg:x2="4.9378in" svg:y2="0.9224in"><text:p/></draw:line><draw:line draw:style-name="gr3" draw:text-style-name="P170" svg:x1="5.4736in" svg:y1="2.9398in" svg:x2="5.4795in" svg:y2="1.274in"><text:p/></draw:line><draw:line draw:style-name="gr3" draw:text-style-name="P170" svg:x1="6.0882in" svg:y1="2.9461in" svg:x2="6.0835in" svg:y2="1.6606in"><text:p/></draw:line><draw:line draw:style-name="gr3" draw:text-style-name="P170" svg:x1="6.6484in" svg:y1="2.9512in" svg:x2="6.6543in" svg:y2="2.572in"><text:p/></draw:line><draw:line draw:style-name="gr3" draw:text-style-name="P170" svg:x1="6.6539in" svg:y1="2.572in" svg:x2="7.2469in" svg:y2="2.572in"><text:p/></draw:line><draw:line draw:style-name="gr3" draw:text-style-name="P170" svg:x1="3.1083in" svg:y1="2.374in" svg:x2="3.7173in" svg:y2="2.374in"><text:p/></draw:line><draw:line draw:style-name="gr4" draw:text-style-name="P170" svg:x1="3.4008in" svg:y1="2.374in" svg:x2="3.3961in" svg:y2="2.0028in"><text:p text:style-name="P170">2</text:p><text:p text:style-name="P170"/></draw:line><draw:line draw:style-name="gr3" draw:text-style-name="P170" svg:x1="3.3961in" svg:y1="2.0028in" svg:x2="4.3339in" svg:y2="2.0028in"><text:p/></draw:line><draw:line draw:style-name="gr4" draw:text-style-name="P170" svg:x1="6.9244in" svg:y1="2.572in" svg:x2="6.9295in" svg:y2="1.6606in"><text:p text:style-name="P170">1</text:p><text:p text:style-name="P170"/></draw:line><draw:line draw:style-name="gr3" draw:text-style-name="P170" svg:x1="6.9299in" svg:y1="1.6606in" svg:x2="6.0835in" svg:y2="1.6606in"><text:p/></draw:line><draw:line draw:style-name="gr4" draw:text-style-name="P170" svg:x1="6.5091in" svg:y1="1.661in" svg:x2="6.5091in" svg:y2="1.2646in"><text:p text:style-name="P170">2</text:p><text:p text:style-name="P170"/></draw:line><draw:line draw:style-name="gr3" draw:text-style-name="P170" svg:x1="6.5091in" svg:y1="1.2646in" svg:x2="5.4795in" svg:y2="1.2744in"><text:p/></draw:line><draw:line draw:style-name="gr3" draw:text-style-name="P170" svg:x1="5.9724in" svg:y1="0.9224in" svg:x2="4.9378in" svg:y2="0.9224in"><text:p/></draw:line><draw:line draw:style-name="gr4" draw:text-style-name="P170" svg:x1="5.9728in" svg:y1="1.2744in" svg:x2="5.9728in" svg:y2="0.9224in"><text:p text:style-name="P170">4</text:p><text:p text:style-name="P170"/></draw:line></draw:g><draw:line draw:style-name="gr4" draw:text-style-name="P170" svg:x1="3.8646in" svg:y1="2.0028in" svg:x2="3.8697in" svg:y2="0.5173in"><text:p text:style-name="P170">2</text:p><text:p text:style-name="P170"/></draw:line><draw:line draw:style-name="gr4" draw:text-style-name="P170" svg:x1="5.4264in" svg:y1="0.9224in" svg:x2="5.4264in" svg:y2="0.5181in"><text:p text:style-name="P170">6</text:p><text:p text:style-name="P170"/></draw:line><draw:line draw:style-name="gr4" draw:text-style-name="P170" svg:x1="3.8646in" svg:y1="0.5173in" svg:x2="5.426in" svg:y2="0.5177in"><text:p text:style-name="P170">10</text:p><text:p text:style-name="P170"/></draw:line></draw:g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3"/>
          </table:table-cell>
          <table:table-cell table:style-name="Table5.A1" office:value-type="string">
            <text:p text:style-name="P153"><text:span text:style-name="T11">6/8/</text:span>10</text:p>
          </table:table-cell>
          <table:table-cell table:style-name="Table5.C1" office:value-type="string">
            <text:p text:style-name="P153">30/32/<text:span text:style-name="T10">33/26</text:span>/20</text:p>
          </table:table-cell>
        </table:table-row>
        <table:table-row>
          <table:table-cell table:style-name="Table5.A2" office:value-type="string">
            <text:p text:style-name="P153">6/<text:span text:style-name="T11">8/10</text:span></text:p>
          </table:table-cell>
          <table:table-cell table:style-name="Table5.A2" office:value-type="string">
            <text:p text:style-name="P153">-</text:p>
          </table:table-cell>
          <table:table-cell table:style-name="Table5.C2" office:value-type="string">
            <text:p text:style-name="P86">1<text:span text:style-name="T11">0</text:span></text:p>
          </table:table-cell>
        </table:table-row>
        <table:table-row>
          <table:table-cell table:style-name="Table5.A2" office:value-type="string">
            <text:p text:style-name="P153">30/32/33​/<text:span text:style-name="T11">26/</text:span>20</text:p>
          </table:table-cell>
          <table:table-cell table:style-name="Table5.A2" office:value-type="string">
            <text:p text:style-name="P86">10</text:p>
          </table:table-cell>
          <table:table-cell table:style-name="Table5.C2" office:value-type="string">
            <text:p text:style-name="P153">-</text:p>
          </table:table-cell>
        </table:table-row>
      </table:table>
      <text:p text:style-name="P43"/>
      <text:list xml:id="list161619262485952" text:continue-numbering="true" text:style-name="L85">
        <text:list-header>
          <text:p text:style-name="P4"><text:span text:style-name="T1"><text:s/>b) Complete linkage </text:span></text:p>
        </text:list-header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"/>
            <table:table table:name="Table10" table:style-name="Table10">
              <table:table-column table:style-name="Table10.A" table:number-columns-repeated="8"/>
              <table:table-column table:style-name="Table10.I"/>
              <table:table-row>
                <table:table-cell table:style-name="Table10.A1" office:value-type="string">
                  <text:p text:style-name="P122"/>
                </table:table-cell>
                <table:table-cell table:style-name="Table10.A1" office:value-type="string">
                  <text:p text:style-name="P95">6</text:p>
                </table:table-cell>
                <table:table-cell table:style-name="Table10.A1" office:value-type="string">
                  <text:p text:style-name="P95">8</text:p>
                </table:table-cell>
                <table:table-cell table:style-name="Table10.A1" office:value-type="string">
                  <text:p text:style-name="P95">10</text:p>
                </table:table-cell>
                <table:table-cell table:style-name="Table10.A1" office:value-type="string">
                  <text:p text:style-name="P95">20</text:p>
                </table:table-cell>
                <table:table-cell table:style-name="Table10.A1" office:value-type="string">
                  <text:p text:style-name="P105">26</text:p>
                </table:table-cell>
                <table:table-cell table:style-name="Table10.A1" office:value-type="string">
                  <text:p text:style-name="P95">30</text:p>
                </table:table-cell>
                <table:table-cell table:style-name="Table10.A1" office:value-type="string">
                  <text:p text:style-name="P95">32</text:p>
                </table:table-cell>
                <table:table-cell table:style-name="Table10.I1" office:value-type="string">
                  <text:p text:style-name="P95">33</text:p>
                </table:table-cell>
              </table:table-row>
              <table:table-row>
                <table:table-cell table:style-name="Table10.A2" office:value-type="string">
                  <text:p text:style-name="P95">6</text:p>
                </table:table-cell>
                <table:table-cell table:style-name="Table10.A2" office:value-type="string">
                  <text:p text:style-name="P122">-</text:p>
                </table:table-cell>
                <table:table-cell table:style-name="Table10.A2" office:value-type="string">
                  <text:p text:style-name="P62">2</text:p>
                </table:table-cell>
                <table:table-cell table:style-name="Table10.A2" office:value-type="string">
                  <text:p text:style-name="P62">4</text:p>
                </table:table-cell>
                <table:table-cell table:style-name="Table10.A2" office:value-type="string">
                  <text:p text:style-name="P62">14</text:p>
                </table:table-cell>
                <table:table-cell table:style-name="Table10.A2" office:value-type="string">
                  <text:p text:style-name="P150">20</text:p>
                </table:table-cell>
                <table:table-cell table:style-name="Table10.A2" office:value-type="string">
                  <text:p text:style-name="P62">24</text:p>
                </table:table-cell>
                <table:table-cell table:style-name="Table10.A2" office:value-type="string">
                  <text:p text:style-name="P62">26</text:p>
                </table:table-cell>
                <table:table-cell table:style-name="Table10.I2" office:value-type="string">
                  <text:p text:style-name="P62">27</text:p>
                </table:table-cell>
              </table:table-row>
              <table:table-row>
                <table:table-cell table:style-name="Table10.A2" office:value-type="string">
                  <text:p text:style-name="P95">8</text:p>
                </table:table-cell>
                <table:table-cell table:style-name="Table10.A2" office:value-type="string">
                  <text:p text:style-name="P62">2</text:p>
                </table:table-cell>
                <table:table-cell table:style-name="Table10.A2" office:value-type="string">
                  <text:p text:style-name="P122">-</text:p>
                </table:table-cell>
                <table:table-cell table:style-name="Table10.A2" office:value-type="string">
                  <text:p text:style-name="P62">2</text:p>
                </table:table-cell>
                <table:table-cell table:style-name="Table10.A2" office:value-type="string">
                  <text:p text:style-name="P62">12</text:p>
                </table:table-cell>
                <table:table-cell table:style-name="Table10.A2" office:value-type="string">
                  <text:p text:style-name="P150">18</text:p>
                </table:table-cell>
                <table:table-cell table:style-name="Table10.A2" office:value-type="string">
                  <text:p text:style-name="P62">22</text:p>
                </table:table-cell>
                <table:table-cell table:style-name="Table10.A2" office:value-type="string">
                  <text:p text:style-name="P62">23</text:p>
                </table:table-cell>
                <table:table-cell table:style-name="Table10.I2" office:value-type="string">
                  <text:p text:style-name="P62">24 <text:s text:c="10"/></text:p>
                </table:table-cell>
              </table:table-row>
              <table:table-row>
                <table:table-cell table:style-name="Table10.A2" office:value-type="string">
                  <text:p text:style-name="P95">10</text:p>
                </table:table-cell>
                <table:table-cell table:style-name="Table10.A2" office:value-type="string">
                  <text:p text:style-name="P62">4</text:p>
                </table:table-cell>
                <table:table-cell table:style-name="Table10.A2" office:value-type="string">
                  <text:p text:style-name="P62">2</text:p>
                </table:table-cell>
                <table:table-cell table:style-name="Table10.A2" office:value-type="string">
                  <text:p text:style-name="P122">-</text:p>
                </table:table-cell>
                <table:table-cell table:style-name="Table10.A2" office:value-type="string">
                  <text:p text:style-name="P62">10</text:p>
                </table:table-cell>
                <table:table-cell table:style-name="Table10.A2" office:value-type="string">
                  <text:p text:style-name="P150">16</text:p>
                </table:table-cell>
                <table:table-cell table:style-name="Table10.A2" office:value-type="string">
                  <text:p text:style-name="P62">20</text:p>
                </table:table-cell>
                <table:table-cell table:style-name="Table10.A2" office:value-type="string">
                  <text:p text:style-name="P62">22</text:p>
                </table:table-cell>
                <table:table-cell table:style-name="Table10.I2" office:value-type="string">
                  <text:p text:style-name="P62">21 <text:s text:c="4"/></text:p>
                </table:table-cell>
              </table:table-row>
              <table:table-row>
                <table:table-cell table:style-name="Table10.A2" office:value-type="string">
                  <text:p text:style-name="P95">20</text:p>
                </table:table-cell>
                <table:table-cell table:style-name="Table10.A2" office:value-type="string">
                  <text:p text:style-name="P62">14</text:p>
                </table:table-cell>
                <table:table-cell table:style-name="Table10.A2" office:value-type="string">
                  <text:p text:style-name="P62">12</text:p>
                </table:table-cell>
                <table:table-cell table:style-name="Table10.A2" office:value-type="string">
                  <text:p text:style-name="P62">10</text:p>
                </table:table-cell>
                <table:table-cell table:style-name="Table10.A2" office:value-type="string">
                  <text:p text:style-name="P122">-</text:p>
                </table:table-cell>
                <table:table-cell table:style-name="Table10.A2" office:value-type="string">
                  <text:p text:style-name="P150">6</text:p>
                </table:table-cell>
                <table:table-cell table:style-name="Table10.A2" office:value-type="string">
                  <text:p text:style-name="P62">10</text:p>
                </table:table-cell>
                <table:table-cell table:style-name="Table10.A2" office:value-type="string">
                  <text:p text:style-name="P69">12</text:p>
                </table:table-cell>
                <table:table-cell table:style-name="Table10.I2" office:value-type="string">
                  <text:p text:style-name="P69">13</text:p>
                </table:table-cell>
              </table:table-row>
              <table:table-row>
                <table:table-cell table:style-name="Table10.A2" office:value-type="string">
                  <text:p text:style-name="P109">26</text:p>
                </table:table-cell>
                <table:table-cell table:style-name="Table10.A2" office:value-type="string">
                  <text:p text:style-name="P150">20</text:p>
                </table:table-cell>
                <table:table-cell table:style-name="Table10.A2" office:value-type="string">
                  <text:p text:style-name="P150">18</text:p>
                </table:table-cell>
                <table:table-cell table:style-name="Table10.A2" office:value-type="string">
                  <text:p text:style-name="P150">16</text:p>
                </table:table-cell>
                <table:table-cell table:style-name="Table10.A2" office:value-type="string">
                  <text:p text:style-name="P150">6</text:p>
                </table:table-cell>
                <table:table-cell table:style-name="Table10.A2" office:value-type="string">
                  <text:p text:style-name="P150">-</text:p>
                </table:table-cell>
                <table:table-cell table:style-name="Table10.A2" office:value-type="string">
                  <text:p text:style-name="P150">4</text:p>
                </table:table-cell>
                <table:table-cell table:style-name="Table10.A2" office:value-type="string">
                  <text:p text:style-name="P150">6</text:p>
                </table:table-cell>
                <table:table-cell table:style-name="Table10.I2" office:value-type="string">
                  <text:p text:style-name="P150">7</text:p>
                </table:table-cell>
              </table:table-row>
              <table:table-row>
                <table:table-cell table:style-name="Table10.A2" office:value-type="string">
                  <text:p text:style-name="P95">30</text:p>
                </table:table-cell>
                <table:table-cell table:style-name="Table10.A2" office:value-type="string">
                  <text:p text:style-name="P69">24</text:p>
                </table:table-cell>
                <table:table-cell table:style-name="Table10.A2" office:value-type="string">
                  <text:p text:style-name="P69">22</text:p>
                </table:table-cell>
                <table:table-cell table:style-name="Table10.A2" office:value-type="string">
                  <text:p text:style-name="P69">20</text:p>
                </table:table-cell>
                <table:table-cell table:style-name="Table10.A2" office:value-type="string">
                  <text:p text:style-name="P69">10</text:p>
                </table:table-cell>
                <table:table-cell table:style-name="Table10.A2" office:value-type="string">
                  <text:p text:style-name="P150">4</text:p>
                </table:table-cell>
                <table:table-cell table:style-name="Table10.A2" office:value-type="string">
                  <text:p text:style-name="P122">-</text:p>
                </table:table-cell>
                <table:table-cell table:style-name="Table10.A2" office:value-type="string">
                  <text:p text:style-name="P69">2</text:p>
                </table:table-cell>
                <table:table-cell table:style-name="Table10.I2" office:value-type="string">
                  <text:p text:style-name="P69">3</text:p>
                </table:table-cell>
              </table:table-row>
              <table:table-row>
                <table:table-cell table:style-name="Table10.A2" office:value-type="string">
                  <text:p text:style-name="P95">32</text:p>
                </table:table-cell>
                <table:table-cell table:style-name="Table10.A2" office:value-type="string">
                  <text:p text:style-name="P69">26</text:p>
                </table:table-cell>
                <table:table-cell table:style-name="Table10.A2" office:value-type="string">
                  <text:p text:style-name="P69">24</text:p>
                </table:table-cell>
                <table:table-cell table:style-name="Table10.A2" office:value-type="string">
                  <text:p text:style-name="P69">22</text:p>
                </table:table-cell>
                <table:table-cell table:style-name="Table10.A2" office:value-type="string">
                  <text:p text:style-name="P69">12</text:p>
                </table:table-cell>
                <table:table-cell table:style-name="Table10.A2" office:value-type="string">
                  <text:p text:style-name="P150">6</text:p>
                </table:table-cell>
                <table:table-cell table:style-name="Table10.A2" office:value-type="string">
                  <text:p text:style-name="P69">2</text:p>
                </table:table-cell>
                <table:table-cell table:style-name="Table10.A2" office:value-type="string">
                  <text:p text:style-name="P122">-</text:p>
                </table:table-cell>
                <table:table-cell table:style-name="Table10.I2" office:value-type="string">
                  <text:p text:style-name="P75">1</text:p>
                </table:table-cell>
              </table:table-row>
              <table:table-row>
                <table:table-cell table:style-name="Table10.A2" office:value-type="string">
                  <text:p text:style-name="P95">33</text:p>
                </table:table-cell>
                <table:table-cell table:style-name="Table10.A2" office:value-type="string">
                  <text:p text:style-name="P69">27</text:p>
                </table:table-cell>
                <table:table-cell table:style-name="Table10.A2" office:value-type="string">
                  <text:p text:style-name="P69">25</text:p>
                </table:table-cell>
                <table:table-cell table:style-name="Table10.A2" office:value-type="string">
                  <text:p text:style-name="P69">23</text:p>
                </table:table-cell>
                <table:table-cell table:style-name="Table10.A2" office:value-type="string">
                  <text:p text:style-name="P69">13</text:p>
                </table:table-cell>
                <table:table-cell table:style-name="Table10.A2" office:value-type="string">
                  <text:p text:style-name="P150">7</text:p>
                </table:table-cell>
                <table:table-cell table:style-name="Table10.A2" office:value-type="string">
                  <text:p text:style-name="P69">3</text:p>
                </table:table-cell>
                <table:table-cell table:style-name="Table10.A2" office:value-type="string">
                  <text:p text:style-name="P75">1</text:p>
                </table:table-cell>
                <table:table-cell table:style-name="Table10.I2" office:value-type="string">
                  <text:p text:style-name="P122">-</text:p>
                </table:table-cell>
              </table:table-row>
            </table:table>
            <text:p text:style-name="P56"/>
          </table:table-cell>
          <table:table-cell table:style-name="Table8.B1" office:value-type="string">
            <text:p text:style-name="P53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C" table:number-columns-repeated="2"/>
              <table:table-column table:style-name="Table11.B"/>
              <table:table-column table:style-name="Table11.H"/>
              <table:table-row table:style-name="Table11.1">
                <table:table-cell table:style-name="Table11.A1" office:value-type="string">
                  <text:p text:style-name="P167"/>
                </table:table-cell>
                <table:table-cell table:style-name="Table11.A1" office:value-type="string">
                  <text:p text:style-name="P95">6</text:p>
                </table:table-cell>
                <table:table-cell table:style-name="Table11.A1" office:value-type="string">
                  <text:p text:style-name="P95">8</text:p>
                </table:table-cell>
                <table:table-cell table:style-name="Table11.A1" office:value-type="string">
                  <text:p text:style-name="P95">10</text:p>
                </table:table-cell>
                <table:table-cell table:style-name="Table11.A1" office:value-type="string">
                  <text:p text:style-name="P95">20</text:p>
                </table:table-cell>
                <table:table-cell table:style-name="Table11.A1" office:value-type="string">
                  <text:p text:style-name="P105">26</text:p>
                </table:table-cell>
                <table:table-cell table:style-name="Table11.A1" office:value-type="string">
                  <text:p text:style-name="P95">30</text:p>
                </table:table-cell>
                <table:table-cell table:style-name="Table11.H1" office:value-type="string">
                  <text:p text:style-name="P95">32/<text:span text:style-name="T10">33</text:span></text:p>
                </table:table-cell>
              </table:table-row>
              <table:table-row>
                <table:table-cell table:style-name="Table11.A2" office:value-type="string">
                  <text:p text:style-name="P95">6</text:p>
                </table:table-cell>
                <table:table-cell table:style-name="Table11.A2" office:value-type="string">
                  <text:p text:style-name="P122">-</text:p>
                </table:table-cell>
                <table:table-cell table:style-name="Table11.A2" office:value-type="string">
                  <text:p text:style-name="P78">2</text:p>
                </table:table-cell>
                <table:table-cell table:style-name="Table11.A2" office:value-type="string">
                  <text:p text:style-name="P62">4</text:p>
                </table:table-cell>
                <table:table-cell table:style-name="Table11.A2" office:value-type="string">
                  <text:p text:style-name="P62">14</text:p>
                </table:table-cell>
                <table:table-cell table:style-name="Table11.A2" office:value-type="string">
                  <text:p text:style-name="P150">20</text:p>
                </table:table-cell>
                <table:table-cell table:style-name="Table11.A2" office:value-type="string">
                  <text:p text:style-name="P62">24</text:p>
                </table:table-cell>
                <table:table-cell table:style-name="Table11.H2" office:value-type="string">
                  <text:p text:style-name="P62">2<text:span text:style-name="T12">7</text:span></text:p>
                </table:table-cell>
              </table:table-row>
              <table:table-row>
                <table:table-cell table:style-name="Table11.A2" office:value-type="string">
                  <text:p text:style-name="P95">8</text:p>
                </table:table-cell>
                <table:table-cell table:style-name="Table11.A2" office:value-type="string">
                  <text:p text:style-name="P78">2</text:p>
                </table:table-cell>
                <table:table-cell table:style-name="Table11.A2" office:value-type="string">
                  <text:p text:style-name="P122">-</text:p>
                </table:table-cell>
                <table:table-cell table:style-name="Table11.A2" office:value-type="string">
                  <text:p text:style-name="P78">2</text:p>
                </table:table-cell>
                <table:table-cell table:style-name="Table11.A2" office:value-type="string">
                  <text:p text:style-name="P62">12</text:p>
                </table:table-cell>
                <table:table-cell table:style-name="Table11.A2" office:value-type="string">
                  <text:p text:style-name="P150">18</text:p>
                </table:table-cell>
                <table:table-cell table:style-name="Table11.A2" office:value-type="string">
                  <text:p text:style-name="P62">22</text:p>
                </table:table-cell>
                <table:table-cell table:style-name="Table11.H2" office:value-type="string">
                  <text:p text:style-name="P62">2<text:span text:style-name="T12">4</text:span></text:p>
                </table:table-cell>
              </table:table-row>
              <table:table-row>
                <table:table-cell table:style-name="Table11.A2" office:value-type="string">
                  <text:p text:style-name="P95">10</text:p>
                </table:table-cell>
                <table:table-cell table:style-name="Table11.A2" office:value-type="string">
                  <text:p text:style-name="P62">4</text:p>
                </table:table-cell>
                <table:table-cell table:style-name="Table11.A2" office:value-type="string">
                  <text:p text:style-name="P78">2</text:p>
                </table:table-cell>
                <table:table-cell table:style-name="Table11.A2" office:value-type="string">
                  <text:p text:style-name="P122">-</text:p>
                </table:table-cell>
                <table:table-cell table:style-name="Table11.A2" office:value-type="string">
                  <text:p text:style-name="P62">10</text:p>
                </table:table-cell>
                <table:table-cell table:style-name="Table11.A2" office:value-type="string">
                  <text:p text:style-name="P150">16</text:p>
                </table:table-cell>
                <table:table-cell table:style-name="Table11.A2" office:value-type="string">
                  <text:p text:style-name="P62">20</text:p>
                </table:table-cell>
                <table:table-cell table:style-name="Table11.H2" office:value-type="string">
                  <text:p text:style-name="P62">2<text:span text:style-name="T12">3</text:span></text:p>
                </table:table-cell>
              </table:table-row>
              <table:table-row>
                <table:table-cell table:style-name="Table11.A2" office:value-type="string">
                  <text:p text:style-name="P95">20</text:p>
                </table:table-cell>
                <table:table-cell table:style-name="Table11.A2" office:value-type="string">
                  <text:p text:style-name="P62">14</text:p>
                </table:table-cell>
                <table:table-cell table:style-name="Table11.A2" office:value-type="string">
                  <text:p text:style-name="P62">12</text:p>
                </table:table-cell>
                <table:table-cell table:style-name="Table11.A2" office:value-type="string">
                  <text:p text:style-name="P62">10</text:p>
                </table:table-cell>
                <table:table-cell table:style-name="Table11.A2" office:value-type="string">
                  <text:p text:style-name="P122">-</text:p>
                </table:table-cell>
                <table:table-cell table:style-name="Table11.A2" office:value-type="string">
                  <text:p text:style-name="P150">6</text:p>
                </table:table-cell>
                <table:table-cell table:style-name="Table11.A2" office:value-type="string">
                  <text:p text:style-name="P62">10</text:p>
                </table:table-cell>
                <table:table-cell table:style-name="Table11.H2" office:value-type="string">
                  <text:p text:style-name="P69">1<text:span text:style-name="T12">3</text:span></text:p>
                </table:table-cell>
              </table:table-row>
              <table:table-row>
                <table:table-cell table:style-name="Table11.A2" office:value-type="string">
                  <text:p text:style-name="P109">26</text:p>
                </table:table-cell>
                <table:table-cell table:style-name="Table11.A2" office:value-type="string">
                  <text:p text:style-name="P150">20</text:p>
                </table:table-cell>
                <table:table-cell table:style-name="Table11.A2" office:value-type="string">
                  <text:p text:style-name="P150">18</text:p>
                </table:table-cell>
                <table:table-cell table:style-name="Table11.A2" office:value-type="string">
                  <text:p text:style-name="P150">16</text:p>
                </table:table-cell>
                <table:table-cell table:style-name="Table11.A2" office:value-type="string">
                  <text:p text:style-name="P150">6</text:p>
                </table:table-cell>
                <table:table-cell table:style-name="Table11.A2" office:value-type="string">
                  <text:p text:style-name="P150">-</text:p>
                </table:table-cell>
                <table:table-cell table:style-name="Table11.A2" office:value-type="string">
                  <text:p text:style-name="P150">4</text:p>
                </table:table-cell>
                <table:table-cell table:style-name="Table11.H2" office:value-type="string">
                  <text:p text:style-name="P154">7</text:p>
                </table:table-cell>
              </table:table-row>
              <table:table-row>
                <table:table-cell table:style-name="Table11.A2" office:value-type="string">
                  <text:p text:style-name="P95">30</text:p>
                </table:table-cell>
                <table:table-cell table:style-name="Table11.A2" office:value-type="string">
                  <text:p text:style-name="P69">24</text:p>
                </table:table-cell>
                <table:table-cell table:style-name="Table11.A2" office:value-type="string">
                  <text:p text:style-name="P69">22</text:p>
                </table:table-cell>
                <table:table-cell table:style-name="Table11.A2" office:value-type="string">
                  <text:p text:style-name="P69">20</text:p>
                </table:table-cell>
                <table:table-cell table:style-name="Table11.A2" office:value-type="string">
                  <text:p text:style-name="P69">10</text:p>
                </table:table-cell>
                <table:table-cell table:style-name="Table11.A2" office:value-type="string">
                  <text:p text:style-name="P150">4</text:p>
                </table:table-cell>
                <table:table-cell table:style-name="Table11.A2" office:value-type="string">
                  <text:p text:style-name="P122">-</text:p>
                </table:table-cell>
                <table:table-cell table:style-name="Table11.H2" office:value-type="string">
                  <text:p text:style-name="P87">3</text:p>
                </table:table-cell>
              </table:table-row>
              <table:table-row table:style-name="Table11.8">
                <table:table-cell table:style-name="Table11.A2" office:value-type="string">
                  <text:p text:style-name="P95">32/<text:span text:style-name="T10">33</text:span></text:p>
                </table:table-cell>
                <table:table-cell table:style-name="Table11.A2" office:value-type="string">
                  <text:p text:style-name="P69">26</text:p>
                </table:table-cell>
                <table:table-cell table:style-name="Table11.A2" office:value-type="string">
                  <text:p text:style-name="P69">24</text:p>
                </table:table-cell>
                <table:table-cell table:style-name="Table11.A2" office:value-type="string">
                  <text:p text:style-name="P69">22</text:p>
                </table:table-cell>
                <table:table-cell table:style-name="Table11.A2" office:value-type="string">
                  <text:p text:style-name="P69">12</text:p>
                </table:table-cell>
                <table:table-cell table:style-name="Table11.A2" office:value-type="string">
                  <text:p text:style-name="P141">6</text:p>
                </table:table-cell>
                <table:table-cell table:style-name="Table11.A2" office:value-type="string">
                  <text:p text:style-name="P87">3</text:p>
                </table:table-cell>
                <table:table-cell table:style-name="Table11.H2" office:value-type="string">
                  <text:p text:style-name="P122">-</text:p>
                </table:table-cell>
              </table:table-row>
            </table:table>
            <text:p text:style-name="P47"/>
          </table:table-cell>
        </table:table-row>
      </table:table>
      <text:p text:style-name="P1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/>
            <table:table table:name="Table14" table:style-name="Table14">
              <table:table-column table:style-name="Table14.A"/>
              <table:table-column table:style-name="Table14.B"/>
              <table:table-column table:style-name="Table14.C" table:number-columns-repeated="4"/>
              <table:table-column table:style-name="Table14.A"/>
              <table:table-row>
                <table:table-cell table:style-name="Table14.A1" office:value-type="string">
                  <text:p text:style-name="P122"/>
                </table:table-cell>
                <table:table-cell table:style-name="Table14.A1" office:value-type="string">
                  <text:p text:style-name="P95"><text:span text:style-name="T11">6/8</text:span></text:p>
                </table:table-cell>
                <table:table-cell table:style-name="Table14.A1" office:value-type="string">
                  <text:p text:style-name="P111">10</text:p>
                </table:table-cell>
                <table:table-cell table:style-name="Table14.A1" office:value-type="string">
                  <text:p text:style-name="P95">20</text:p>
                </table:table-cell>
                <table:table-cell table:style-name="Table14.A1" office:value-type="string">
                  <text:p text:style-name="P105">26</text:p>
                </table:table-cell>
                <table:table-cell table:style-name="Table14.A1" office:value-type="string">
                  <text:p text:style-name="P111">30</text:p>
                </table:table-cell>
                <table:table-cell table:style-name="Table14.G1" office:value-type="string">
                  <text:p text:style-name="P95">32/<text:span text:style-name="T10">33</text:span></text:p>
                </table:table-cell>
              </table:table-row>
              <table:table-row>
                <table:table-cell table:style-name="Table14.A2" office:value-type="string">
                  <text:p text:style-name="P95">6/<text:span text:style-name="T11">8</text:span></text:p>
                </table:table-cell>
                <table:table-cell table:style-name="Table14.A2" office:value-type="string">
                  <text:p text:style-name="P62">-</text:p>
                </table:table-cell>
                <table:table-cell table:style-name="Table14.A2" office:value-type="string">
                  <text:p text:style-name="P73">4</text:p>
                </table:table-cell>
                <table:table-cell table:style-name="Table14.A2" office:value-type="string">
                  <text:p text:style-name="P154">14</text:p>
                </table:table-cell>
                <table:table-cell table:style-name="Table14.A2" office:value-type="string">
                  <text:p text:style-name="P154">20</text:p>
                </table:table-cell>
                <table:table-cell table:style-name="Table14.A2" office:value-type="string">
                  <text:p text:style-name="P154">24</text:p>
                </table:table-cell>
                <table:table-cell table:style-name="Table14.G2" office:value-type="string">
                  <text:p text:style-name="P154">27</text:p>
                </table:table-cell>
              </table:table-row>
              <table:table-row>
                <table:table-cell table:style-name="Table14.A2" office:value-type="string">
                  <text:p text:style-name="P111">10</text:p>
                </table:table-cell>
                <table:table-cell table:style-name="Table14.A2" office:value-type="string">
                  <text:p text:style-name="P73">4</text:p>
                </table:table-cell>
                <table:table-cell table:style-name="Table14.A2" office:value-type="string">
                  <text:p text:style-name="P122">-</text:p>
                </table:table-cell>
                <table:table-cell table:style-name="Table14.A2" office:value-type="string">
                  <text:p text:style-name="P154">10</text:p>
                </table:table-cell>
                <table:table-cell table:style-name="Table14.A2" office:value-type="string">
                  <text:p text:style-name="P154">16</text:p>
                </table:table-cell>
                <table:table-cell table:style-name="Table14.A2" office:value-type="string">
                  <text:p text:style-name="P154">20</text:p>
                </table:table-cell>
                <table:table-cell table:style-name="Table14.G2" office:value-type="string">
                  <text:p text:style-name="P154">23</text:p>
                </table:table-cell>
              </table:table-row>
              <table:table-row>
                <table:table-cell table:style-name="Table14.A2" office:value-type="string">
                  <text:p text:style-name="P95">20</text:p>
                </table:table-cell>
                <table:table-cell table:style-name="Table14.A2" office:value-type="string">
                  <text:p text:style-name="P154">14</text:p>
                </table:table-cell>
                <table:table-cell table:style-name="Table14.A2" office:value-type="string">
                  <text:p text:style-name="P154">10</text:p>
                </table:table-cell>
                <table:table-cell table:style-name="Table14.A2" office:value-type="string">
                  <text:p text:style-name="P122">-</text:p>
                </table:table-cell>
                <table:table-cell table:style-name="Table14.A2" office:value-type="string">
                  <text:p text:style-name="P130">6</text:p>
                </table:table-cell>
                <table:table-cell table:style-name="Table14.A2" office:value-type="string">
                  <text:p text:style-name="P154">10</text:p>
                </table:table-cell>
                <table:table-cell table:style-name="Table14.G2" office:value-type="string">
                  <text:p text:style-name="P62">1<text:span text:style-name="T12">3</text:span></text:p>
                </table:table-cell>
              </table:table-row>
              <table:table-row>
                <table:table-cell table:style-name="Table14.A2" office:value-type="string">
                  <text:p text:style-name="P105">26</text:p>
                </table:table-cell>
                <table:table-cell table:style-name="Table14.A2" office:value-type="string">
                  <text:p text:style-name="P154">20</text:p>
                </table:table-cell>
                <table:table-cell table:style-name="Table14.A2" office:value-type="string">
                  <text:p text:style-name="P154">16</text:p>
                </table:table-cell>
                <table:table-cell table:style-name="Table14.A2" office:value-type="string">
                  <text:p text:style-name="P130">6</text:p>
                </table:table-cell>
                <table:table-cell table:style-name="Table14.A2" office:value-type="string">
                  <text:p text:style-name="P122">-</text:p>
                </table:table-cell>
                <table:table-cell table:style-name="Table14.A2" office:value-type="string">
                  <text:p text:style-name="P87">4</text:p>
                </table:table-cell>
                <table:table-cell table:style-name="Table14.G2" office:value-type="string">
                  <text:p text:style-name="P142">7</text:p>
                </table:table-cell>
              </table:table-row>
              <table:table-row>
                <table:table-cell table:style-name="Table14.A2" office:value-type="string">
                  <text:p text:style-name="P111">30</text:p>
                </table:table-cell>
                <table:table-cell table:style-name="Table14.A2" office:value-type="string">
                  <text:p text:style-name="P154">24</text:p>
                </table:table-cell>
                <table:table-cell table:style-name="Table14.A2" office:value-type="string">
                  <text:p text:style-name="P154">20</text:p>
                </table:table-cell>
                <table:table-cell table:style-name="Table14.A2" office:value-type="string">
                  <text:p text:style-name="P154">10</text:p>
                </table:table-cell>
                <table:table-cell table:style-name="Table14.A2" office:value-type="string">
                  <text:p text:style-name="P87">4</text:p>
                </table:table-cell>
                <table:table-cell table:style-name="Table14.A2" office:value-type="string">
                  <text:p text:style-name="P122">-</text:p>
                </table:table-cell>
                <table:table-cell table:style-name="Table14.G2" office:value-type="string">
                  <text:p text:style-name="P87">3</text:p>
                </table:table-cell>
              </table:table-row>
              <table:table-row>
                <table:table-cell table:style-name="Table14.A2" office:value-type="string">
                  <text:p text:style-name="P95">32/<text:span text:style-name="T10">33</text:span></text:p>
                </table:table-cell>
                <table:table-cell table:style-name="Table14.A2" office:value-type="string">
                  <text:p text:style-name="P69">2<text:span text:style-name="T12">7</text:span></text:p>
                </table:table-cell>
                <table:table-cell table:style-name="Table14.A2" office:value-type="string">
                  <text:p text:style-name="P154">23</text:p>
                </table:table-cell>
                <table:table-cell table:style-name="Table14.A2" office:value-type="string">
                  <text:p text:style-name="P69">1<text:span text:style-name="T12">3</text:span></text:p>
                </table:table-cell>
                <table:table-cell table:style-name="Table14.A2" office:value-type="string">
                  <text:p text:style-name="P142">7</text:p>
                </table:table-cell>
                <table:table-cell table:style-name="Table14.A2" office:value-type="string">
                  <text:p text:style-name="P87">3</text:p>
                </table:table-cell>
                <table:table-cell table:style-name="Table14.G2" office:value-type="string">
                  <text:p text:style-name="P122">-</text:p>
                </table:table-cell>
              </table:table-row>
            </table:table>
            <text:p text:style-name="P39"/>
          </table:table-cell>
          <table:table-cell table:style-name="Table12.B1" office:value-type="string">
            <text:p text:style-name="P59"/>
            <table:table table:name="Table13" table:style-name="Table13">
              <table:table-column table:style-name="Table13.A"/>
              <table:table-column table:style-name="Table13.B"/>
              <table:table-column table:style-name="Table13.C" table:number-columns-repeated="3"/>
              <table:table-column table:style-name="Table13.A"/>
              <table:table-row>
                <table:table-cell table:style-name="Table13.A1" office:value-type="string">
                  <text:p text:style-name="P122"/>
                </table:table-cell>
                <table:table-cell table:style-name="Table13.A1" office:value-type="string">
                  <text:p text:style-name="P95"><text:span text:style-name="T11">6/8</text:span></text:p>
                </table:table-cell>
                <table:table-cell table:style-name="Table13.A1" office:value-type="string">
                  <text:p text:style-name="P112">10</text:p>
                </table:table-cell>
                <table:table-cell table:style-name="Table13.A1" office:value-type="string">
                  <text:p text:style-name="P95">20</text:p>
                </table:table-cell>
                <table:table-cell table:style-name="Table13.A1" office:value-type="string">
                  <text:p text:style-name="P112">26</text:p>
                </table:table-cell>
                <table:table-cell table:style-name="Table13.F1" office:value-type="string">
                  <text:p text:style-name="P95">30/32/<text:span text:style-name="T10">33</text:span></text:p>
                </table:table-cell>
              </table:table-row>
              <table:table-row>
                <table:table-cell table:style-name="Table13.A2" office:value-type="string">
                  <text:p text:style-name="P95">6/<text:span text:style-name="T11">8</text:span></text:p>
                </table:table-cell>
                <table:table-cell table:style-name="Table13.A2" office:value-type="string">
                  <text:p text:style-name="P62">-</text:p>
                </table:table-cell>
                <table:table-cell table:style-name="Table13.A2" office:value-type="string">
                  <text:p text:style-name="P88">4</text:p>
                </table:table-cell>
                <table:table-cell table:style-name="Table13.A2" office:value-type="string">
                  <text:p text:style-name="P155">14</text:p>
                </table:table-cell>
                <table:table-cell table:style-name="Table13.A2" office:value-type="string">
                  <text:p text:style-name="P155">20</text:p>
                </table:table-cell>
                <table:table-cell table:style-name="Table13.F2" office:value-type="string">
                  <text:p text:style-name="P155">27</text:p>
                </table:table-cell>
              </table:table-row>
              <table:table-row>
                <table:table-cell table:style-name="Table13.A2" office:value-type="string">
                  <text:p text:style-name="P112">10</text:p>
                </table:table-cell>
                <table:table-cell table:style-name="Table13.A2" office:value-type="string">
                  <text:p text:style-name="P88">4</text:p>
                </table:table-cell>
                <table:table-cell table:style-name="Table13.A2" office:value-type="string">
                  <text:p text:style-name="P122">-</text:p>
                </table:table-cell>
                <table:table-cell table:style-name="Table13.A2" office:value-type="string">
                  <text:p text:style-name="P155">10</text:p>
                </table:table-cell>
                <table:table-cell table:style-name="Table13.A2" office:value-type="string">
                  <text:p text:style-name="P143">16</text:p>
                </table:table-cell>
                <table:table-cell table:style-name="Table13.F2" office:value-type="string">
                  <text:p text:style-name="P143">23</text:p>
                </table:table-cell>
              </table:table-row>
              <table:table-row>
                <table:table-cell table:style-name="Table13.A2" office:value-type="string">
                  <text:p text:style-name="P95">20</text:p>
                </table:table-cell>
                <table:table-cell table:style-name="Table13.A2" office:value-type="string">
                  <text:p text:style-name="P62">1<text:span text:style-name="T13">4</text:span></text:p>
                </table:table-cell>
                <table:table-cell table:style-name="Table13.A2" office:value-type="string">
                  <text:p text:style-name="P155">10</text:p>
                </table:table-cell>
                <table:table-cell table:style-name="Table13.A2" office:value-type="string">
                  <text:p text:style-name="P122">-</text:p>
                </table:table-cell>
                <table:table-cell table:style-name="Table13.A2" office:value-type="string">
                  <text:p text:style-name="P88">6</text:p>
                </table:table-cell>
                <table:table-cell table:style-name="Table13.F2" office:value-type="string">
                  <text:p text:style-name="P143">13</text:p>
                </table:table-cell>
              </table:table-row>
              <table:table-row>
                <table:table-cell table:style-name="Table13.A2" office:value-type="string">
                  <text:p text:style-name="P112">26</text:p>
                </table:table-cell>
                <table:table-cell table:style-name="Table13.A2" office:value-type="string">
                  <text:p text:style-name="P155">20</text:p>
                </table:table-cell>
                <table:table-cell table:style-name="Table13.A2" office:value-type="string">
                  <text:p text:style-name="P143">16</text:p>
                </table:table-cell>
                <table:table-cell table:style-name="Table13.A2" office:value-type="string">
                  <text:p text:style-name="P88">6</text:p>
                </table:table-cell>
                <table:table-cell table:style-name="Table13.A2" office:value-type="string">
                  <text:p text:style-name="P135">-</text:p>
                </table:table-cell>
                <table:table-cell table:style-name="Table13.F2" office:value-type="string">
                  <text:p text:style-name="P143">7</text:p>
                </table:table-cell>
              </table:table-row>
              <table:table-row>
                <table:table-cell table:style-name="Table13.A2" office:value-type="string">
                  <text:p text:style-name="P105"><text:span text:style-name="T9">30/32/33​</text:span></text:p>
                </table:table-cell>
                <table:table-cell table:style-name="Table13.A2" office:value-type="string">
                  <text:p text:style-name="P155">27</text:p>
                </table:table-cell>
                <table:table-cell table:style-name="Table13.A2" office:value-type="string">
                  <text:p text:style-name="P143">23</text:p>
                </table:table-cell>
                <table:table-cell table:style-name="Table13.A2" office:value-type="string">
                  <text:p text:style-name="P135"><text:span text:style-name="T13">13</text:span></text:p>
                </table:table-cell>
                <table:table-cell table:style-name="Table13.A2" office:value-type="string">
                  <text:p text:style-name="P143">7</text:p>
                </table:table-cell>
                <table:table-cell table:style-name="Table13.F2" office:value-type="string">
                  <text:p text:style-name="P135">-</text:p>
                </table:table-cell>
              </table:table-row>
            </table:table>
            <text:p text:style-name="P45"/>
          </table:table-cell>
        </table:table-row>
      </table:table>
      <text:p text:style-name="P32"/>
      <text:p text:style-name="P32"/>
      <text:p text:style-name="P32"/>
      <text:p text:style-name="P3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96"><text:span text:style-name="T11">6/8/10</text:span></text:p>
          </table:table-cell>
          <table:table-cell table:style-name="Table15.A1" office:value-type="string">
            <text:p text:style-name="P96">20</text:p>
          </table:table-cell>
          <table:table-cell table:style-name="Table15.A1" office:value-type="string">
            <text:p text:style-name="P113">26</text:p>
          </table:table-cell>
          <table:table-cell table:style-name="Table15.E1" office:value-type="string">
            <text:p text:style-name="P96">30/32/<text:span text:style-name="T10">33</text:span></text:p>
          </table:table-cell>
        </table:table-row>
        <table:table-row>
          <table:table-cell table:style-name="Table15.A2" office:value-type="string">
            <text:p text:style-name="P96">6/<text:span text:style-name="T11">8</text:span></text:p>
          </table:table-cell>
          <table:table-cell table:style-name="Table15.A2" office:value-type="string">
            <text:p text:style-name="P63">-</text:p>
          </table:table-cell>
          <table:table-cell table:style-name="Table15.A2" office:value-type="string">
            <text:p text:style-name="P156">14</text:p>
          </table:table-cell>
          <table:table-cell table:style-name="Table15.A2" office:value-type="string">
            <text:p text:style-name="P156">20</text:p>
          </table:table-cell>
          <table:table-cell table:style-name="Table15.E2" office:value-type="string">
            <text:p text:style-name="P156"><draw:g text:anchor-type="paragraph" draw:z-index="0" draw:style-name="gr1"><draw:ellipse draw:style-name="gr2" draw:text-style-name="P170" svg:width="0.2748in" svg:height="0.2331in" svg:x="0.9965in" svg:y="2.1559in"><text:p text:style-name="P170">8</text:p></draw:ellipse><draw:ellipse draw:style-name="gr2" draw:text-style-name="P170" svg:width="0.2748in" svg:height="0.2323in" svg:x="0.4327in" svg:y="2.1657in"><text:p text:style-name="P170">6</text:p></draw:ellipse><draw:ellipse draw:style-name="gr2" draw:text-style-name="P170" svg:width="0.2748in" svg:height="0.2323in" svg:x="4.3465in" svg:y="2.2075in"><text:p text:style-name="P170">33</text:p></draw:ellipse><draw:ellipse draw:style-name="gr2" draw:text-style-name="P170" svg:width="0.2748in" svg:height="0.2331in" svg:x="1.602in" svg:y="2.1701in"><text:p text:style-name="P170">10</text:p></draw:ellipse><draw:ellipse draw:style-name="gr2" draw:text-style-name="P170" svg:width="0.274in" svg:height="0.2323in" svg:x="3.8252in" svg:y="2.2075in"><text:p text:style-name="P170">32</text:p></draw:ellipse><draw:ellipse draw:style-name="gr2" draw:text-style-name="P170" svg:width="0.2748in" svg:height="0.2331in" svg:x="3.2693in" svg:y="2.2028in"><text:p text:style-name="P170">30</text:p></draw:ellipse><draw:ellipse draw:style-name="gr2" draw:text-style-name="P170" svg:width="0.2752in" svg:height="0.2315in" svg:x="2.6791in" svg:y="2.1976in"><text:p text:style-name="P170">26</text:p></draw:ellipse><draw:ellipse draw:style-name="gr2" draw:text-style-name="P170" svg:width="0.2748in" svg:height="0.2331in" svg:x="2.1516in" svg:y="2.1791in"><text:p text:style-name="P170">20</text:p></draw:ellipse><draw:line draw:style-name="gr3" draw:text-style-name="P170" svg:x1="4.502in" svg:y1="2.2075in" svg:x2="4.5075in" svg:y2="1.8783in"><text:p/></draw:line><draw:line draw:style-name="gr3" draw:text-style-name="P170" svg:x1="0.572in" svg:y1="2.1661in" svg:x2="0.5669in" svg:y2="1.7063in"><text:p/></draw:line><draw:line draw:style-name="gr3" draw:text-style-name="P170" svg:x1="1.1516in" svg:y1="2.1559in" svg:x2="1.1516in" svg:y2="1.7063in"><text:p/></draw:line><draw:line draw:style-name="gr3" draw:text-style-name="P170" svg:x1="1.7315in" svg:y1="2.1709in" svg:x2="1.7287in" svg:y2="1.3047in"><text:p/></draw:line><draw:line draw:style-name="gr3" draw:text-style-name="P170" svg:x1="2.2909in" svg:y1="2.1791in" svg:x2="2.3075in" svg:y2="1.052in"><text:p/></draw:line><draw:line draw:style-name="gr3" draw:text-style-name="P170" svg:x1="2.8189in" svg:y1="2.1976in" svg:x2="2.8189in" svg:y2="1.052in"><text:p/></draw:line><draw:line draw:style-name="gr3" draw:text-style-name="P170" svg:x1="3.4043in" svg:y1="2.2031in" svg:x2="3.4043in" svg:y2="1.5346in"><text:p/></draw:line><draw:line draw:style-name="gr3" draw:text-style-name="P170" svg:x1="3.9378in" svg:y1="2.2075in" svg:x2="3.9433in" svg:y2="1.8783in"><text:p/></draw:line><draw:line draw:style-name="gr3" draw:text-style-name="P170" svg:x1="3.9433in" svg:y1="1.8783in" svg:x2="4.5079in" svg:y2="1.8783in"><text:p/></draw:line><draw:line draw:style-name="gr3" draw:text-style-name="P170" svg:x1="0.5669in" svg:y1="1.7063in" svg:x2="1.1469in" svg:y2="1.7063in"><text:p/></draw:line><draw:line draw:style-name="gr4" draw:text-style-name="P170" svg:x1="0.8453in" svg:y1="1.7071in" svg:x2="0.8358in" svg:y2="1.3047in"><text:p text:style-name="P170">2</text:p><text:p text:style-name="P170"/></draw:line><draw:line draw:style-name="gr3" draw:text-style-name="P170" svg:x1="0.8354in" svg:y1="1.3047in" svg:x2="1.7283in" svg:y2="1.3047in"><text:p/></draw:line><draw:line draw:style-name="gr4" draw:text-style-name="P170" svg:x1="4.2008in" svg:y1="1.8783in" svg:x2="4.2055in" svg:y2="1.5346in"><text:p text:style-name="P170">1</text:p><text:p text:style-name="P170"/></draw:line><draw:line draw:style-name="gr3" draw:text-style-name="P170" svg:x1="4.2055in" svg:y1="1.5346in" svg:x2="3.3996in" svg:y2="1.5346in"><text:p/></draw:line><draw:line draw:style-name="gr4" draw:text-style-name="P170" svg:x1="3.8051in" svg:y1="1.5343in" svg:x2="3.8004in" svg:y2="0.711in"><text:p text:style-name="P170">3</text:p><text:p text:style-name="P170"/></draw:line><draw:line draw:style-name="gr4" draw:text-style-name="P171" svg:x1="1.2819in" svg:y1="1.3043in" svg:x2="1.2819in" svg:y2="0.0957in"><text:p text:style-name="P171">4</text:p><text:p text:style-name="P171"/></draw:line><draw:line draw:style-name="gr4" draw:text-style-name="P170" svg:x1="3.172in" svg:y1="0.7157in" svg:x2="3.1579in" svg:y2="0.0965in"><text:p text:style-name="P170">13</text:p><text:p text:style-name="P170"/></draw:line><draw:line draw:style-name="gr4" draw:text-style-name="P170" svg:x1="1.2819in" svg:y1="0.0961in" svg:x2="3.1575in" svg:y2="0.0957in"><text:p text:style-name="P170">27</text:p><text:p text:style-name="P170"/></draw:line><draw:line draw:style-name="gr3" draw:text-style-name="P170" svg:x1="2.8236in" svg:y1="1.052in" svg:x2="2.3079in" svg:y2="1.052in"><text:p/></draw:line><draw:line draw:style-name="gr4" draw:text-style-name="P170" svg:x1="2.548in" svg:y1="1.052in" svg:x2="2.548in" svg:y2="0.7154in"><text:p text:style-name="P170">6</text:p><text:p text:style-name="P170"/></draw:line><draw:line draw:style-name="gr3" draw:text-style-name="P170" svg:x1="2.548in" svg:y1="0.7154in" svg:x2="3.8004in" svg:y2="0.711in"><text:p/></draw:line></draw:g>27</text:p>
          </table:table-cell>
        </table:table-row>
        <table:table-row>
          <table:table-cell table:style-name="Table15.A2" office:value-type="string">
            <text:p text:style-name="P96">20</text:p>
          </table:table-cell>
          <table:table-cell table:style-name="Table15.A2" office:value-type="string">
            <text:p text:style-name="P63">1<text:span text:style-name="T13">4</text:span></text:p>
          </table:table-cell>
          <table:table-cell table:style-name="Table15.A2" office:value-type="string">
            <text:p text:style-name="P123">-</text:p>
          </table:table-cell>
          <table:table-cell table:style-name="Table15.A2" office:value-type="string">
            <text:p text:style-name="P89">6</text:p>
          </table:table-cell>
          <table:table-cell table:style-name="Table15.E2" office:value-type="string">
            <text:p text:style-name="P144">13</text:p>
          </table:table-cell>
        </table:table-row>
        <table:table-row>
          <table:table-cell table:style-name="Table15.A2" office:value-type="string">
            <text:p text:style-name="P113">26</text:p>
          </table:table-cell>
          <table:table-cell table:style-name="Table15.A2" office:value-type="string">
            <text:p text:style-name="P156">20</text:p>
          </table:table-cell>
          <table:table-cell table:style-name="Table15.A2" office:value-type="string">
            <text:p text:style-name="P89">6</text:p>
          </table:table-cell>
          <table:table-cell table:style-name="Table15.A2" office:value-type="string">
            <text:p text:style-name="P136">-</text:p>
          </table:table-cell>
          <table:table-cell table:style-name="Table15.E2" office:value-type="string">
            <text:p text:style-name="P144">7</text:p>
          </table:table-cell>
        </table:table-row>
        <table:table-row>
          <table:table-cell table:style-name="Table15.A2" office:value-type="string">
            <text:p text:style-name="P106"><text:span text:style-name="T9">30/32/33​</text:span></text:p>
          </table:table-cell>
          <table:table-cell table:style-name="Table15.A2" office:value-type="string">
            <text:p text:style-name="P156">27</text:p>
          </table:table-cell>
          <table:table-cell table:style-name="Table15.A2" office:value-type="string">
            <text:p text:style-name="P136"><text:span text:style-name="T13">13</text:span></text:p>
          </table:table-cell>
          <table:table-cell table:style-name="Table15.A2" office:value-type="string">
            <text:p text:style-name="P144">7</text:p>
          </table:table-cell>
          <table:table-cell table:style-name="Table15.E2" office:value-type="string">
            <text:p text:style-name="P136">-</text:p>
          </table:table-cell>
        </table:table-row>
      </table:table>
      <text:p text:style-name="P33"/>
      <text:p text:style-name="P3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24"/>
          </table:table-cell>
          <table:table-cell table:style-name="Table16.A1" office:value-type="string">
            <text:p text:style-name="P97"><text:span text:style-name="T11">6/8/10</text:span></text:p>
          </table:table-cell>
          <table:table-cell table:style-name="Table16.A1" office:value-type="string">
            <text:p text:style-name="P97">20/<text:span text:style-name="T14">26</text:span></text:p>
          </table:table-cell>
          <table:table-cell table:style-name="Table16.D1" office:value-type="string">
            <text:p text:style-name="P97">30/32/<text:span text:style-name="T10">33</text:span></text:p>
          </table:table-cell>
        </table:table-row>
        <table:table-row>
          <table:table-cell table:style-name="Table16.A2" office:value-type="string">
            <text:p text:style-name="P97">6/<text:span text:style-name="T11">8</text:span></text:p>
          </table:table-cell>
          <table:table-cell table:style-name="Table16.A2" office:value-type="string">
            <text:p text:style-name="P64">-</text:p>
          </table:table-cell>
          <table:table-cell table:style-name="Table16.A2" office:value-type="string">
            <text:p text:style-name="P158">20</text:p>
          </table:table-cell>
          <table:table-cell table:style-name="Table16.D2" office:value-type="string">
            <text:p text:style-name="P157">27</text:p>
          </table:table-cell>
        </table:table-row>
        <table:table-row>
          <table:table-cell table:style-name="Table16.A2" office:value-type="string">
            <text:p text:style-name="P97">20/<text:span text:style-name="T14">26</text:span></text:p>
          </table:table-cell>
          <table:table-cell table:style-name="Table16.A2" office:value-type="string">
            <text:p text:style-name="P158">20</text:p>
          </table:table-cell>
          <table:table-cell table:style-name="Table16.A2" office:value-type="string">
            <text:p text:style-name="P124">-</text:p>
          </table:table-cell>
          <table:table-cell table:style-name="Table16.D2" office:value-type="string">
            <text:p text:style-name="P90">13</text:p>
          </table:table-cell>
        </table:table-row>
        <table:table-row>
          <table:table-cell table:style-name="Table16.A2" office:value-type="string">
            <text:p text:style-name="P107"><text:span text:style-name="T9">30/32/33​</text:span></text:p>
          </table:table-cell>
          <table:table-cell table:style-name="Table16.A2" office:value-type="string">
            <text:p text:style-name="P157">27</text:p>
          </table:table-cell>
          <table:table-cell table:style-name="Table16.A2" office:value-type="string">
            <text:p text:style-name="P83"><text:span text:style-name="T13">13</text:span></text:p>
          </table:table-cell>
          <table:table-cell table:style-name="Table16.D2" office:value-type="string">
            <text:p text:style-name="P137">-</text:p>
          </table:table-cell>
        </table:table-row>
      </table:table>
      <text:p text:style-name="P34"><text:tab/></text:p>
      <text:p text:style-name="P30"/>
      <text:p text:style-name="P30"/>
      <text:p text:style-name="P36"><text:soft-page-break/></text:p>
      <text:list xml:id="list161618780461913" text:continue-numbering="true" text:style-name="L85">
        <text:list-header>
          <text:p text:style-name="P3"><text:span text:style-name="T4">c) Average linkage</text:span></text:p>
        </text:list-header>
      </text:list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7"/>
            <table:table table:name="Table18" table:style-name="Table18">
              <table:table-column table:style-name="Table18.A"/>
              <table:table-column table:style-name="Table18.B"/>
              <table:table-column table:style-name="Table18.A"/>
              <table:table-column table:style-name="Table18.B"/>
              <table:table-column table:style-name="Table18.A"/>
              <table:table-column table:style-name="Table18.B"/>
              <table:table-column table:style-name="Table18.A"/>
              <table:table-column table:style-name="Table18.B"/>
              <table:table-column table:style-name="Table18.I"/>
              <table:table-row>
                <table:table-cell table:style-name="Table18.A1" office:value-type="string">
                  <text:p text:style-name="P124"/>
                </table:table-cell>
                <table:table-cell table:style-name="Table18.A1" office:value-type="string">
                  <text:p text:style-name="P97">6</text:p>
                </table:table-cell>
                <table:table-cell table:style-name="Table18.A1" office:value-type="string">
                  <text:p text:style-name="P97">8</text:p>
                </table:table-cell>
                <table:table-cell table:style-name="Table18.A1" office:value-type="string">
                  <text:p text:style-name="P97">10</text:p>
                </table:table-cell>
                <table:table-cell table:style-name="Table18.A1" office:value-type="string">
                  <text:p text:style-name="P97">20</text:p>
                </table:table-cell>
                <table:table-cell table:style-name="Table18.A1" office:value-type="string">
                  <text:p text:style-name="P107">26</text:p>
                </table:table-cell>
                <table:table-cell table:style-name="Table18.A1" office:value-type="string">
                  <text:p text:style-name="P97">30</text:p>
                </table:table-cell>
                <table:table-cell table:style-name="Table18.A1" office:value-type="string">
                  <text:p text:style-name="P97">32</text:p>
                </table:table-cell>
                <table:table-cell table:style-name="Table18.I1" office:value-type="string">
                  <text:p text:style-name="P97">33</text:p>
                </table:table-cell>
              </table:table-row>
              <table:table-row>
                <table:table-cell table:style-name="Table18.A2" office:value-type="string">
                  <text:p text:style-name="P97">6</text:p>
                </table:table-cell>
                <table:table-cell table:style-name="Table18.A2" office:value-type="string">
                  <text:p text:style-name="P124">-</text:p>
                </table:table-cell>
                <table:table-cell table:style-name="Table18.A2" office:value-type="string">
                  <text:p text:style-name="P64">2</text:p>
                </table:table-cell>
                <table:table-cell table:style-name="Table18.A2" office:value-type="string">
                  <text:p text:style-name="P64">4</text:p>
                </table:table-cell>
                <table:table-cell table:style-name="Table18.A2" office:value-type="string">
                  <text:p text:style-name="P64">14</text:p>
                </table:table-cell>
                <table:table-cell table:style-name="Table18.A2" office:value-type="string">
                  <text:p text:style-name="P151">20</text:p>
                </table:table-cell>
                <table:table-cell table:style-name="Table18.A2" office:value-type="string">
                  <text:p text:style-name="P64">24</text:p>
                </table:table-cell>
                <table:table-cell table:style-name="Table18.A2" office:value-type="string">
                  <text:p text:style-name="P64">26</text:p>
                </table:table-cell>
                <table:table-cell table:style-name="Table18.I2" office:value-type="string">
                  <text:p text:style-name="P64">27</text:p>
                </table:table-cell>
              </table:table-row>
              <table:table-row>
                <table:table-cell table:style-name="Table18.A2" office:value-type="string">
                  <text:p text:style-name="P97">8</text:p>
                </table:table-cell>
                <table:table-cell table:style-name="Table18.A2" office:value-type="string">
                  <text:p text:style-name="P64">2</text:p>
                </table:table-cell>
                <table:table-cell table:style-name="Table18.A2" office:value-type="string">
                  <text:p text:style-name="P124">-</text:p>
                </table:table-cell>
                <table:table-cell table:style-name="Table18.A2" office:value-type="string">
                  <text:p text:style-name="P64">2</text:p>
                </table:table-cell>
                <table:table-cell table:style-name="Table18.A2" office:value-type="string">
                  <text:p text:style-name="P64">12</text:p>
                </table:table-cell>
                <table:table-cell table:style-name="Table18.A2" office:value-type="string">
                  <text:p text:style-name="P151">18</text:p>
                </table:table-cell>
                <table:table-cell table:style-name="Table18.A2" office:value-type="string">
                  <text:p text:style-name="P64">22</text:p>
                </table:table-cell>
                <table:table-cell table:style-name="Table18.A2" office:value-type="string">
                  <text:p text:style-name="P64">23</text:p>
                </table:table-cell>
                <table:table-cell table:style-name="Table18.I2" office:value-type="string">
                  <text:p text:style-name="P64">24 <text:s text:c="10"/></text:p>
                </table:table-cell>
              </table:table-row>
              <table:table-row>
                <table:table-cell table:style-name="Table18.A2" office:value-type="string">
                  <text:p text:style-name="P97">10</text:p>
                </table:table-cell>
                <table:table-cell table:style-name="Table18.A2" office:value-type="string">
                  <text:p text:style-name="P64">4</text:p>
                </table:table-cell>
                <table:table-cell table:style-name="Table18.A2" office:value-type="string">
                  <text:p text:style-name="P64">2</text:p>
                </table:table-cell>
                <table:table-cell table:style-name="Table18.A2" office:value-type="string">
                  <text:p text:style-name="P124">-</text:p>
                </table:table-cell>
                <table:table-cell table:style-name="Table18.A2" office:value-type="string">
                  <text:p text:style-name="P64">10</text:p>
                </table:table-cell>
                <table:table-cell table:style-name="Table18.A2" office:value-type="string">
                  <text:p text:style-name="P151">16</text:p>
                </table:table-cell>
                <table:table-cell table:style-name="Table18.A2" office:value-type="string">
                  <text:p text:style-name="P64">20</text:p>
                </table:table-cell>
                <table:table-cell table:style-name="Table18.A2" office:value-type="string">
                  <text:p text:style-name="P64">22</text:p>
                </table:table-cell>
                <table:table-cell table:style-name="Table18.I2" office:value-type="string">
                  <text:p text:style-name="P64">21 <text:s text:c="4"/></text:p>
                </table:table-cell>
              </table:table-row>
              <table:table-row>
                <table:table-cell table:style-name="Table18.A2" office:value-type="string">
                  <text:p text:style-name="P97">20</text:p>
                </table:table-cell>
                <table:table-cell table:style-name="Table18.A2" office:value-type="string">
                  <text:p text:style-name="P64">14</text:p>
                </table:table-cell>
                <table:table-cell table:style-name="Table18.A2" office:value-type="string">
                  <text:p text:style-name="P64">12</text:p>
                </table:table-cell>
                <table:table-cell table:style-name="Table18.A2" office:value-type="string">
                  <text:p text:style-name="P64">10</text:p>
                </table:table-cell>
                <table:table-cell table:style-name="Table18.A2" office:value-type="string">
                  <text:p text:style-name="P124">-</text:p>
                </table:table-cell>
                <table:table-cell table:style-name="Table18.A2" office:value-type="string">
                  <text:p text:style-name="P151">6</text:p>
                </table:table-cell>
                <table:table-cell table:style-name="Table18.A2" office:value-type="string">
                  <text:p text:style-name="P64">10</text:p>
                </table:table-cell>
                <table:table-cell table:style-name="Table18.A2" office:value-type="string">
                  <text:p text:style-name="P70">12</text:p>
                </table:table-cell>
                <table:table-cell table:style-name="Table18.I2" office:value-type="string">
                  <text:p text:style-name="P70">13</text:p>
                </table:table-cell>
              </table:table-row>
              <table:table-row>
                <table:table-cell table:style-name="Table18.A2" office:value-type="string">
                  <text:p text:style-name="P110">26</text:p>
                </table:table-cell>
                <table:table-cell table:style-name="Table18.A2" office:value-type="string">
                  <text:p text:style-name="P151">20</text:p>
                </table:table-cell>
                <table:table-cell table:style-name="Table18.A2" office:value-type="string">
                  <text:p text:style-name="P151">18</text:p>
                </table:table-cell>
                <table:table-cell table:style-name="Table18.A2" office:value-type="string">
                  <text:p text:style-name="P151">16</text:p>
                </table:table-cell>
                <table:table-cell table:style-name="Table18.A2" office:value-type="string">
                  <text:p text:style-name="P151">6</text:p>
                </table:table-cell>
                <table:table-cell table:style-name="Table18.A2" office:value-type="string">
                  <text:p text:style-name="P151">-</text:p>
                </table:table-cell>
                <table:table-cell table:style-name="Table18.A2" office:value-type="string">
                  <text:p text:style-name="P151">4</text:p>
                </table:table-cell>
                <table:table-cell table:style-name="Table18.A2" office:value-type="string">
                  <text:p text:style-name="P151">6</text:p>
                </table:table-cell>
                <table:table-cell table:style-name="Table18.I2" office:value-type="string">
                  <text:p text:style-name="P151">7</text:p>
                </table:table-cell>
              </table:table-row>
              <table:table-row>
                <table:table-cell table:style-name="Table18.A2" office:value-type="string">
                  <text:p text:style-name="P97">30</text:p>
                </table:table-cell>
                <table:table-cell table:style-name="Table18.A2" office:value-type="string">
                  <text:p text:style-name="P70">24</text:p>
                </table:table-cell>
                <table:table-cell table:style-name="Table18.A2" office:value-type="string">
                  <text:p text:style-name="P70">22</text:p>
                </table:table-cell>
                <table:table-cell table:style-name="Table18.A2" office:value-type="string">
                  <text:p text:style-name="P70">20</text:p>
                </table:table-cell>
                <table:table-cell table:style-name="Table18.A2" office:value-type="string">
                  <text:p text:style-name="P70">10</text:p>
                </table:table-cell>
                <table:table-cell table:style-name="Table18.A2" office:value-type="string">
                  <text:p text:style-name="P151">4</text:p>
                </table:table-cell>
                <table:table-cell table:style-name="Table18.A2" office:value-type="string">
                  <text:p text:style-name="P124">-</text:p>
                </table:table-cell>
                <table:table-cell table:style-name="Table18.A2" office:value-type="string">
                  <text:p text:style-name="P70">2</text:p>
                </table:table-cell>
                <table:table-cell table:style-name="Table18.I2" office:value-type="string">
                  <text:p text:style-name="P70">3</text:p>
                </table:table-cell>
              </table:table-row>
              <table:table-row>
                <table:table-cell table:style-name="Table18.A2" office:value-type="string">
                  <text:p text:style-name="P97">32</text:p>
                </table:table-cell>
                <table:table-cell table:style-name="Table18.A2" office:value-type="string">
                  <text:p text:style-name="P70">26</text:p>
                </table:table-cell>
                <table:table-cell table:style-name="Table18.A2" office:value-type="string">
                  <text:p text:style-name="P70">24</text:p>
                </table:table-cell>
                <table:table-cell table:style-name="Table18.A2" office:value-type="string">
                  <text:p text:style-name="P70">22</text:p>
                </table:table-cell>
                <table:table-cell table:style-name="Table18.A2" office:value-type="string">
                  <text:p text:style-name="P70">12</text:p>
                </table:table-cell>
                <table:table-cell table:style-name="Table18.A2" office:value-type="string">
                  <text:p text:style-name="P151">6</text:p>
                </table:table-cell>
                <table:table-cell table:style-name="Table18.A2" office:value-type="string">
                  <text:p text:style-name="P70">2</text:p>
                </table:table-cell>
                <table:table-cell table:style-name="Table18.A2" office:value-type="string">
                  <text:p text:style-name="P124">-</text:p>
                </table:table-cell>
                <table:table-cell table:style-name="Table18.I2" office:value-type="string">
                  <text:p text:style-name="P76">1</text:p>
                </table:table-cell>
              </table:table-row>
              <table:table-row>
                <table:table-cell table:style-name="Table18.A2" office:value-type="string">
                  <text:p text:style-name="P97">33</text:p>
                </table:table-cell>
                <table:table-cell table:style-name="Table18.A2" office:value-type="string">
                  <text:p text:style-name="P70">27</text:p>
                </table:table-cell>
                <table:table-cell table:style-name="Table18.A2" office:value-type="string">
                  <text:p text:style-name="P70">25</text:p>
                </table:table-cell>
                <table:table-cell table:style-name="Table18.A2" office:value-type="string">
                  <text:p text:style-name="P70">23</text:p>
                </table:table-cell>
                <table:table-cell table:style-name="Table18.A2" office:value-type="string">
                  <text:p text:style-name="P70">13</text:p>
                </table:table-cell>
                <table:table-cell table:style-name="Table18.A2" office:value-type="string">
                  <text:p text:style-name="P151">7</text:p>
                </table:table-cell>
                <table:table-cell table:style-name="Table18.A2" office:value-type="string">
                  <text:p text:style-name="P70">3</text:p>
                </table:table-cell>
                <table:table-cell table:style-name="Table18.A2" office:value-type="string">
                  <text:p text:style-name="P76">1</text:p>
                </table:table-cell>
                <table:table-cell table:style-name="Table18.I2" office:value-type="string">
                  <text:p text:style-name="P124">-</text:p>
                </table:table-cell>
              </table:table-row>
            </table:table>
            <text:p text:style-name="P57"/>
          </table:table-cell>
          <table:table-cell table:style-name="Table17.B1" office:value-type="string">
            <text:p text:style-name="P54"/>
            <table:table table:name="Table19" table:style-name="Table19">
              <table:table-column table:style-name="Table19.A"/>
              <table:table-column table:style-name="Table19.B" table:number-columns-repeated="4"/>
              <table:table-column table:style-name="Table19.F"/>
              <table:table-column table:style-name="Table19.G"/>
              <table:table-column table:style-name="Table19.B"/>
              <table:table-row table:style-name="Table19.1">
                <table:table-cell table:style-name="Table19.A1" office:value-type="string">
                  <text:p text:style-name="P168"/>
                </table:table-cell>
                <table:table-cell table:style-name="Table19.A1" office:value-type="string">
                  <text:p text:style-name="P97">6</text:p>
                </table:table-cell>
                <table:table-cell table:style-name="Table19.A1" office:value-type="string">
                  <text:p text:style-name="P97">8</text:p>
                </table:table-cell>
                <table:table-cell table:style-name="Table19.A1" office:value-type="string">
                  <text:p text:style-name="P97">10</text:p>
                </table:table-cell>
                <table:table-cell table:style-name="Table19.A1" office:value-type="string">
                  <text:p text:style-name="P97">20</text:p>
                </table:table-cell>
                <table:table-cell table:style-name="Table19.A1" office:value-type="string">
                  <text:p text:style-name="P107">26</text:p>
                </table:table-cell>
                <table:table-cell table:style-name="Table19.A1" office:value-type="string">
                  <text:p text:style-name="P97">30</text:p>
                </table:table-cell>
                <table:table-cell table:style-name="Table19.H1" office:value-type="string">
                  <text:p text:style-name="P114">3<text:span text:style-name="T15">2</text:span>.5</text:p>
                </table:table-cell>
              </table:table-row>
              <table:table-row>
                <table:table-cell table:style-name="Table19.A2" office:value-type="string">
                  <text:p text:style-name="P97">6</text:p>
                </table:table-cell>
                <table:table-cell table:style-name="Table19.A2" office:value-type="string">
                  <text:p text:style-name="P124">-</text:p>
                </table:table-cell>
                <table:table-cell table:style-name="Table19.A2" office:value-type="string">
                  <text:p text:style-name="P79">2</text:p>
                </table:table-cell>
                <table:table-cell table:style-name="Table19.A2" office:value-type="string">
                  <text:p text:style-name="P64">4</text:p>
                </table:table-cell>
                <table:table-cell table:style-name="Table19.A2" office:value-type="string">
                  <text:p text:style-name="P64">14</text:p>
                </table:table-cell>
                <table:table-cell table:style-name="Table19.A2" office:value-type="string">
                  <text:p text:style-name="P151">20</text:p>
                </table:table-cell>
                <table:table-cell table:style-name="Table19.A2" office:value-type="string">
                  <text:p text:style-name="P64">24</text:p>
                </table:table-cell>
                <table:table-cell table:style-name="Table19.H2" office:value-type="string">
                  <text:p text:style-name="P158">2<text:span text:style-name="T15">6</text:span>.5</text:p>
                </table:table-cell>
              </table:table-row>
              <table:table-row>
                <table:table-cell table:style-name="Table19.A2" office:value-type="string">
                  <text:p text:style-name="P97">8</text:p>
                </table:table-cell>
                <table:table-cell table:style-name="Table19.A2" office:value-type="string">
                  <text:p text:style-name="P79">2</text:p>
                </table:table-cell>
                <table:table-cell table:style-name="Table19.A2" office:value-type="string">
                  <text:p text:style-name="P124">-</text:p>
                </table:table-cell>
                <table:table-cell table:style-name="Table19.A2" office:value-type="string">
                  <text:p text:style-name="P91">2</text:p>
                </table:table-cell>
                <table:table-cell table:style-name="Table19.A2" office:value-type="string">
                  <text:p text:style-name="P64">12</text:p>
                </table:table-cell>
                <table:table-cell table:style-name="Table19.A2" office:value-type="string">
                  <text:p text:style-name="P151">18</text:p>
                </table:table-cell>
                <table:table-cell table:style-name="Table19.A2" office:value-type="string">
                  <text:p text:style-name="P64">22</text:p>
                </table:table-cell>
                <table:table-cell table:style-name="Table19.H2" office:value-type="string">
                  <text:p text:style-name="P64">2<text:span text:style-name="T15">4</text:span>.<text:span text:style-name="T14">5</text:span></text:p>
                </table:table-cell>
              </table:table-row>
              <table:table-row>
                <table:table-cell table:style-name="Table19.A2" office:value-type="string">
                  <text:p text:style-name="P97">10</text:p>
                </table:table-cell>
                <table:table-cell table:style-name="Table19.A2" office:value-type="string">
                  <text:p text:style-name="P64">4</text:p>
                </table:table-cell>
                <table:table-cell table:style-name="Table19.A2" office:value-type="string">
                  <text:p text:style-name="P79">2</text:p>
                </table:table-cell>
                <table:table-cell table:style-name="Table19.A2" office:value-type="string">
                  <text:p text:style-name="P124">-</text:p>
                </table:table-cell>
                <table:table-cell table:style-name="Table19.A2" office:value-type="string">
                  <text:p text:style-name="P64">10</text:p>
                </table:table-cell>
                <table:table-cell table:style-name="Table19.A2" office:value-type="string">
                  <text:p text:style-name="P151">16</text:p>
                </table:table-cell>
                <table:table-cell table:style-name="Table19.A2" office:value-type="string">
                  <text:p text:style-name="P64">20</text:p>
                </table:table-cell>
                <table:table-cell table:style-name="Table19.H2" office:value-type="string">
                  <text:p text:style-name="P64">2<text:span text:style-name="T15">2.5</text:span></text:p>
                </table:table-cell>
              </table:table-row>
              <table:table-row>
                <table:table-cell table:style-name="Table19.A2" office:value-type="string">
                  <text:p text:style-name="P97">20</text:p>
                </table:table-cell>
                <table:table-cell table:style-name="Table19.A2" office:value-type="string">
                  <text:p text:style-name="P64">14</text:p>
                </table:table-cell>
                <table:table-cell table:style-name="Table19.A2" office:value-type="string">
                  <text:p text:style-name="P64">12</text:p>
                </table:table-cell>
                <table:table-cell table:style-name="Table19.A2" office:value-type="string">
                  <text:p text:style-name="P64">10</text:p>
                </table:table-cell>
                <table:table-cell table:style-name="Table19.A2" office:value-type="string">
                  <text:p text:style-name="P124">-</text:p>
                </table:table-cell>
                <table:table-cell table:style-name="Table19.A2" office:value-type="string">
                  <text:p text:style-name="P151">6</text:p>
                </table:table-cell>
                <table:table-cell table:style-name="Table19.A2" office:value-type="string">
                  <text:p text:style-name="P64">10</text:p>
                </table:table-cell>
                <table:table-cell table:style-name="Table19.H2" office:value-type="string">
                  <text:p text:style-name="P70">1<text:span text:style-name="T15">2.5</text:span></text:p>
                </table:table-cell>
              </table:table-row>
              <table:table-row>
                <table:table-cell table:style-name="Table19.A2" office:value-type="string">
                  <text:p text:style-name="P110">26</text:p>
                </table:table-cell>
                <table:table-cell table:style-name="Table19.A2" office:value-type="string">
                  <text:p text:style-name="P151">20</text:p>
                </table:table-cell>
                <table:table-cell table:style-name="Table19.A2" office:value-type="string">
                  <text:p text:style-name="P151">18</text:p>
                </table:table-cell>
                <table:table-cell table:style-name="Table19.A2" office:value-type="string">
                  <text:p text:style-name="P151">16</text:p>
                </table:table-cell>
                <table:table-cell table:style-name="Table19.A2" office:value-type="string">
                  <text:p text:style-name="P151">6</text:p>
                </table:table-cell>
                <table:table-cell table:style-name="Table19.A2" office:value-type="string">
                  <text:p text:style-name="P151">-</text:p>
                </table:table-cell>
                <table:table-cell table:style-name="Table19.A2" office:value-type="string">
                  <text:p text:style-name="P151">4</text:p>
                </table:table-cell>
                <table:table-cell table:style-name="Table19.H2" office:value-type="string">
                  <text:p text:style-name="P158"><text:span text:style-name="T15">6</text:span>.5</text:p>
                </table:table-cell>
              </table:table-row>
              <table:table-row>
                <table:table-cell table:style-name="Table19.A2" office:value-type="string">
                  <text:p text:style-name="P97">30</text:p>
                </table:table-cell>
                <table:table-cell table:style-name="Table19.A2" office:value-type="string">
                  <text:p text:style-name="P70">24</text:p>
                </table:table-cell>
                <table:table-cell table:style-name="Table19.A2" office:value-type="string">
                  <text:p text:style-name="P70">22</text:p>
                </table:table-cell>
                <table:table-cell table:style-name="Table19.A2" office:value-type="string">
                  <text:p text:style-name="P70">20</text:p>
                </table:table-cell>
                <table:table-cell table:style-name="Table19.A2" office:value-type="string">
                  <text:p text:style-name="P70">10</text:p>
                </table:table-cell>
                <table:table-cell table:style-name="Table19.A2" office:value-type="string">
                  <text:p text:style-name="P151">4</text:p>
                </table:table-cell>
                <table:table-cell table:style-name="Table19.A2" office:value-type="string">
                  <text:p text:style-name="P124">-</text:p>
                </table:table-cell>
                <table:table-cell table:style-name="Table19.H2" office:value-type="string">
                  <text:p text:style-name="P91"><text:span text:style-name="T15">2</text:span>.5</text:p>
                </table:table-cell>
              </table:table-row>
              <table:table-row table:style-name="Table19.8">
                <table:table-cell table:style-name="Table19.A2" office:value-type="string">
                  <text:p text:style-name="P97">3<text:span text:style-name="T15">2.5</text:span></text:p>
                </table:table-cell>
                <table:table-cell table:style-name="Table19.A2" office:value-type="string">
                  <text:p text:style-name="P159">2<text:span text:style-name="T15">6</text:span>.5</text:p>
                </table:table-cell>
                <table:table-cell table:style-name="Table19.A2" office:value-type="string">
                  <text:p text:style-name="P65">2<text:span text:style-name="T15">4</text:span>.<text:span text:style-name="T14">5</text:span></text:p>
                </table:table-cell>
                <table:table-cell table:style-name="Table19.A2" office:value-type="string">
                  <text:p text:style-name="P65">2<text:span text:style-name="T15">2.5</text:span></text:p>
                </table:table-cell>
                <table:table-cell table:style-name="Table19.A2" office:value-type="string">
                  <text:p text:style-name="P71">1<text:span text:style-name="T15">2.5</text:span></text:p>
                </table:table-cell>
                <table:table-cell table:style-name="Table19.A2" office:value-type="string">
                  <text:p text:style-name="P146"><text:span text:style-name="T15">6</text:span>.5</text:p>
                </table:table-cell>
                <table:table-cell table:style-name="Table19.A2" office:value-type="string">
                  <text:p text:style-name="P91"><text:span text:style-name="T15">2</text:span>.5</text:p>
                </table:table-cell>
                <table:table-cell table:style-name="Table19.H2" office:value-type="string">
                  <text:p text:style-name="P124">-</text:p>
                </table:table-cell>
              </table:table-row>
            </table:table>
            <text:p text:style-name="P48"/>
          </table:table-cell>
        </table:table-row>
      </table:table>
      <text:p text:style-name="P4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7"/>
            <table:table table:name="Table22" table:style-name="Table22">
              <table:table-column table:style-name="Table22.A"/>
              <table:table-column table:style-name="Table22.B"/>
              <table:table-column table:style-name="Table22.A"/>
              <table:table-column table:style-name="Table22.D"/>
              <table:table-column table:style-name="Table22.E"/>
              <table:table-column table:style-name="Table22.B"/>
              <table:table-row>
                <table:table-cell table:style-name="Table22.A1" office:value-type="string">
                  <text:p text:style-name="P124"/>
                </table:table-cell>
                <table:table-cell table:style-name="Table22.A1" office:value-type="string">
                  <text:p text:style-name="P117">7</text:p>
                </table:table-cell>
                <table:table-cell table:style-name="Table22.A1" office:value-type="string">
                  <text:p text:style-name="P97">10</text:p>
                </table:table-cell>
                <table:table-cell table:style-name="Table22.A1" office:value-type="string">
                  <text:p text:style-name="P97">20</text:p>
                </table:table-cell>
                <table:table-cell table:style-name="Table22.A1" office:value-type="string">
                  <text:p text:style-name="P107">26</text:p>
                </table:table-cell>
                <table:table-cell table:style-name="Table22.F1" office:value-type="string">
                  <text:p text:style-name="P97">3<text:span text:style-name="T15">1.25</text:span></text:p>
                </table:table-cell>
              </table:table-row>
              <table:table-row>
                <table:table-cell table:style-name="Table22.A2" office:value-type="string">
                  <text:p text:style-name="P117">7</text:p>
                </table:table-cell>
                <table:table-cell table:style-name="Table22.A2" office:value-type="string">
                  <text:p text:style-name="P124">-</text:p>
                </table:table-cell>
                <table:table-cell table:style-name="Table22.A2" office:value-type="string">
                  <text:p text:style-name="P92">3</text:p>
                </table:table-cell>
                <table:table-cell table:style-name="Table22.A2" office:value-type="string">
                  <text:p text:style-name="P64">1<text:span text:style-name="T16">3</text:span></text:p>
                </table:table-cell>
                <table:table-cell table:style-name="Table22.A2" office:value-type="string">
                  <text:p text:style-name="P151">1<text:span text:style-name="T16">9</text:span></text:p>
                </table:table-cell>
                <table:table-cell table:style-name="Table22.F2" office:value-type="string">
                  <text:p text:style-name="P64">2<text:span text:style-name="T16">4.25</text:span></text:p>
                </table:table-cell>
              </table:table-row>
              <table:table-row>
                <table:table-cell table:style-name="Table22.A2" office:value-type="string">
                  <text:p text:style-name="P97">10</text:p>
                </table:table-cell>
                <table:table-cell table:style-name="Table22.A2" office:value-type="string">
                  <text:p text:style-name="P92">3</text:p>
                </table:table-cell>
                <table:table-cell table:style-name="Table22.A2" office:value-type="string">
                  <text:p text:style-name="P124">-</text:p>
                </table:table-cell>
                <table:table-cell table:style-name="Table22.A2" office:value-type="string">
                  <text:p text:style-name="P64">10</text:p>
                </table:table-cell>
                <table:table-cell table:style-name="Table22.A2" office:value-type="string">
                  <text:p text:style-name="P151">16</text:p>
                </table:table-cell>
                <table:table-cell table:style-name="Table22.F2" office:value-type="string">
                  <text:p text:style-name="P160">21.25</text:p>
                </table:table-cell>
              </table:table-row>
              <table:table-row>
                <table:table-cell table:style-name="Table22.A2" office:value-type="string">
                  <text:p text:style-name="P97">20</text:p>
                </table:table-cell>
                <table:table-cell table:style-name="Table22.A2" office:value-type="string">
                  <text:p text:style-name="P64">1<text:span text:style-name="T16">3</text:span></text:p>
                </table:table-cell>
                <table:table-cell table:style-name="Table22.A2" office:value-type="string">
                  <text:p text:style-name="P64">10</text:p>
                </table:table-cell>
                <table:table-cell table:style-name="Table22.A2" office:value-type="string">
                  <text:p text:style-name="P124">-</text:p>
                </table:table-cell>
                <table:table-cell table:style-name="Table22.A2" office:value-type="string">
                  <text:p text:style-name="P151">6</text:p>
                </table:table-cell>
                <table:table-cell table:style-name="Table22.F2" office:value-type="string">
                  <text:p text:style-name="P64">1<text:span text:style-name="T15">1.25</text:span></text:p>
                </table:table-cell>
              </table:table-row>
              <table:table-row>
                <table:table-cell table:style-name="Table22.A2" office:value-type="string">
                  <text:p text:style-name="P110">26</text:p>
                </table:table-cell>
                <table:table-cell table:style-name="Table22.A2" office:value-type="string">
                  <text:p text:style-name="P151">1<text:span text:style-name="T16">9</text:span></text:p>
                </table:table-cell>
                <table:table-cell table:style-name="Table22.A2" office:value-type="string">
                  <text:p text:style-name="P151">16</text:p>
                </table:table-cell>
                <table:table-cell table:style-name="Table22.A2" office:value-type="string">
                  <text:p text:style-name="P151">6</text:p>
                </table:table-cell>
                <table:table-cell table:style-name="Table22.A2" office:value-type="string">
                  <text:p text:style-name="P151">-</text:p>
                </table:table-cell>
                <table:table-cell table:style-name="Table22.F2" office:value-type="string">
                  <text:p text:style-name="P160">5.25</text:p>
                </table:table-cell>
              </table:table-row>
              <table:table-row>
                <table:table-cell table:style-name="Table22.A2" office:value-type="string">
                  <text:p text:style-name="P98">3<text:span text:style-name="T15">1.25</text:span></text:p>
                </table:table-cell>
                <table:table-cell table:style-name="Table22.A2" office:value-type="string">
                  <text:p text:style-name="P66">2<text:span text:style-name="T16">4.25</text:span></text:p>
                </table:table-cell>
                <table:table-cell table:style-name="Table22.A2" office:value-type="string">
                  <text:p text:style-name="P161">21.25</text:p>
                </table:table-cell>
                <table:table-cell table:style-name="Table22.A2" office:value-type="string">
                  <text:p text:style-name="P66">1<text:span text:style-name="T15">1.25</text:span></text:p>
                </table:table-cell>
                <table:table-cell table:style-name="Table22.A2" office:value-type="string">
                  <text:p text:style-name="P161">5.25</text:p>
                </table:table-cell>
                <table:table-cell table:style-name="Table22.F2" office:value-type="string">
                  <text:p text:style-name="P124">-</text:p>
                </table:table-cell>
              </table:table-row>
            </table:table>
            <text:p text:style-name="P57"/>
          </table:table-cell>
          <table:table-cell table:style-name="Table20.B1" office:value-type="string">
            <text:p text:style-name="P54"/>
            <table:table table:name="Table21" table:style-name="Table21">
              <table:table-column table:style-name="Table21.A" table:number-columns-repeated="2"/>
              <table:table-column table:style-name="Table21.C"/>
              <table:table-column table:style-name="Table21.D"/>
              <table:table-column table:style-name="Table21.C"/>
              <table:table-row table:style-name="Table21.1">
                <table:table-cell table:style-name="Table21.A1" office:value-type="string">
                  <text:p text:style-name="P168"/>
                </table:table-cell>
                <table:table-cell table:style-name="Table21.A1" office:value-type="string">
                  <text:p text:style-name="P115">8.<text:span text:style-name="T16">5</text:span></text:p>
                </table:table-cell>
                <table:table-cell table:style-name="Table21.A1" office:value-type="string">
                  <text:p text:style-name="P97">20</text:p>
                </table:table-cell>
                <table:table-cell table:style-name="Table21.A1" office:value-type="string">
                  <text:p text:style-name="P107">26</text:p>
                </table:table-cell>
                <table:table-cell table:style-name="Table21.E1" office:value-type="string">
                  <text:p text:style-name="P99">3<text:span text:style-name="T15">1.25</text:span></text:p>
                </table:table-cell>
              </table:table-row>
              <table:table-row>
                <table:table-cell table:style-name="Table21.A2" office:value-type="string">
                  <text:p text:style-name="P97">8.<text:span text:style-name="T16">5</text:span></text:p>
                </table:table-cell>
                <table:table-cell table:style-name="Table21.A2" office:value-type="string">
                  <text:p text:style-name="P145">-</text:p>
                </table:table-cell>
                <table:table-cell table:style-name="Table21.A2" office:value-type="string">
                  <text:p text:style-name="P66">1<text:span text:style-name="T16">1.5</text:span></text:p>
                </table:table-cell>
                <table:table-cell table:style-name="Table21.A2" office:value-type="string">
                  <text:p text:style-name="P152">1<text:span text:style-name="T16">7.5</text:span></text:p>
                </table:table-cell>
                <table:table-cell table:style-name="Table21.E2" office:value-type="string">
                  <text:p text:style-name="P65">22.<text:span text:style-name="T15">75</text:span></text:p>
                </table:table-cell>
              </table:table-row>
              <table:table-row>
                <table:table-cell table:style-name="Table21.A2" office:value-type="string">
                  <text:p text:style-name="P97">20</text:p>
                </table:table-cell>
                <table:table-cell table:style-name="Table21.A2" office:value-type="string">
                  <text:p text:style-name="P64">1<text:span text:style-name="T16">1.5</text:span></text:p>
                </table:table-cell>
                <table:table-cell table:style-name="Table21.A2" office:value-type="string">
                  <text:p text:style-name="P124">-</text:p>
                </table:table-cell>
                <table:table-cell table:style-name="Table21.A2" office:value-type="string">
                  <text:p text:style-name="P151">6</text:p>
                </table:table-cell>
                <table:table-cell table:style-name="Table21.E2" office:value-type="string">
                  <text:p text:style-name="P70">1<text:span text:style-name="T16">1.25</text:span></text:p>
                </table:table-cell>
              </table:table-row>
              <table:table-row>
                <table:table-cell table:style-name="Table21.A2" office:value-type="string">
                  <text:p text:style-name="P110">26</text:p>
                </table:table-cell>
                <table:table-cell table:style-name="Table21.A2" office:value-type="string">
                  <text:p text:style-name="P151">1<text:span text:style-name="T16">7.5</text:span></text:p>
                </table:table-cell>
                <table:table-cell table:style-name="Table21.A2" office:value-type="string">
                  <text:p text:style-name="P151">6</text:p>
                </table:table-cell>
                <table:table-cell table:style-name="Table21.A2" office:value-type="string">
                  <text:p text:style-name="P151">-</text:p>
                </table:table-cell>
                <table:table-cell table:style-name="Table21.E2" office:value-type="string">
                  <text:p text:style-name="P92">5.25</text:p>
                </table:table-cell>
              </table:table-row>
              <table:table-row table:style-name="Table21.5">
                <table:table-cell table:style-name="Table21.A2" office:value-type="string">
                  <text:p text:style-name="P99">3<text:span text:style-name="T15">1.25</text:span></text:p>
                </table:table-cell>
                <table:table-cell table:style-name="Table21.A2" office:value-type="string">
                  <text:p text:style-name="P66">22.<text:span text:style-name="T15">75</text:span></text:p>
                </table:table-cell>
                <table:table-cell table:style-name="Table21.A2" office:value-type="string">
                  <text:p text:style-name="P72">1<text:span text:style-name="T16">1.25</text:span></text:p>
                </table:table-cell>
                <table:table-cell table:style-name="Table21.A2" office:value-type="string">
                  <text:p text:style-name="P92">5.25</text:p>
                </table:table-cell>
                <table:table-cell table:style-name="Table21.E2" office:value-type="string">
                  <text:p text:style-name="P124">-</text:p>
                </table:table-cell>
              </table:table-row>
            </table:table>
            <text:p text:style-name="P48"/>
          </table:table-cell>
        </table:table-row>
      </table:table>
      <text:p text:style-name="P34"/>
      <table:table table:name="Table23" table:style-name="Table23">
        <table:table-column table:style-name="Table23.A" table:number-columns-repeated="2"/>
        <table:table-column table:style-name="Table23.C"/>
        <table:table-column table:style-name="Table23.A"/>
        <table:table-row table:style-name="Table23.1">
          <table:table-cell table:style-name="Table23.A1" office:value-type="string">
            <text:p text:style-name="P169"/>
          </table:table-cell>
          <table:table-cell table:style-name="Table23.A1" office:value-type="string">
            <text:p text:style-name="P116">8.<text:span text:style-name="T16">5</text:span></text:p>
          </table:table-cell>
          <table:table-cell table:style-name="Table23.A1" office:value-type="string">
            <text:p text:style-name="P99">20</text:p>
          </table:table-cell>
          <table:table-cell table:style-name="Table23.D1" office:value-type="string">
            <text:p text:style-name="P117">28.625</text:p>
          </table:table-cell>
        </table:table-row>
        <table:table-row>
          <table:table-cell table:style-name="Table23.A2" office:value-type="string">
            <text:p text:style-name="P99">8.<text:span text:style-name="T16">5</text:span></text:p>
          </table:table-cell>
          <table:table-cell table:style-name="Table23.A2" office:value-type="string">
            <text:p text:style-name="P147">-</text:p>
          </table:table-cell>
          <table:table-cell table:style-name="Table23.A2" office:value-type="string">
            <text:p text:style-name="P66">1<text:span text:style-name="T16">1.5</text:span></text:p>
          </table:table-cell>
          <table:table-cell table:style-name="Table23.D2" office:value-type="string">
            <text:p text:style-name="P162">20.125</text:p>
          </table:table-cell>
        </table:table-row>
        <table:table-row>
          <table:table-cell table:style-name="Table23.A2" office:value-type="string">
            <text:p text:style-name="P99">20</text:p>
          </table:table-cell>
          <table:table-cell table:style-name="Table23.A2" office:value-type="string">
            <text:p text:style-name="P66">1<text:span text:style-name="T16">1.5</text:span></text:p>
          </table:table-cell>
          <table:table-cell table:style-name="Table23.A2" office:value-type="string">
            <text:p text:style-name="P125">-</text:p>
          </table:table-cell>
          <table:table-cell table:style-name="Table23.D2" office:value-type="string">
            <text:p text:style-name="P92">8.625</text:p>
          </table:table-cell>
        </table:table-row>
        <table:table-row>
          <table:table-cell table:style-name="Table23.A2" office:value-type="string">
            <text:p text:style-name="P117">28.625</text:p>
          </table:table-cell>
          <table:table-cell table:style-name="Table23.A2" office:value-type="string">
            <text:p text:style-name="P162">20.125</text:p>
          </table:table-cell>
          <table:table-cell table:style-name="Table23.A2" office:value-type="string">
            <text:p text:style-name="P92">8.625</text:p>
          </table:table-cell>
          <table:table-cell table:style-name="Table23.D2" office:value-type="string">
            <text:p text:style-name="P152">-</text:p>
          </table:table-cell>
        </table:table-row>
      </table:table>
      <text:p text:style-name="P35"/>
      <text:p text:style-name="P31"/>
      <text:p text:style-name="P31"><draw:g text:anchor-type="paragraph" draw:z-index="1" draw:style-name="gr1"><draw:ellipse draw:style-name="gr2" draw:text-style-name="P170" svg:width="0.2996in" svg:height="0.2657in" svg:x="3.4209in" svg:y="2.4094in"><text:p text:style-name="P170">8</text:p></draw:ellipse><draw:ellipse draw:style-name="gr2" draw:text-style-name="P170" svg:width="0.2996in" svg:height="0.265in" svg:x="2.8071in" svg:y="2.4209in"><text:p text:style-name="P170">6</text:p></draw:ellipse><draw:ellipse draw:style-name="gr2" draw:text-style-name="P170" svg:width="0.2996in" svg:height="0.2657in" svg:x="7.0669in" svg:y="2.4673in"><text:p text:style-name="P170">33</text:p></draw:ellipse><draw:ellipse draw:style-name="gr2" draw:text-style-name="P170" svg:width="0.2988in" svg:height="0.2657in" svg:x="4.0799in" svg:y="2.4256in"><text:p text:style-name="P170">10</text:p></draw:ellipse><draw:ellipse draw:style-name="gr2" draw:text-style-name="P170" svg:width="0.298in" svg:height="0.2657in" svg:x="6.4996in" svg:y="2.4673in"><text:p text:style-name="P170">32</text:p></draw:ellipse><draw:ellipse draw:style-name="gr2" draw:text-style-name="P170" svg:width="0.2988in" svg:height="0.2657in" svg:x="5.8953in" svg:y="2.4622in"><text:p text:style-name="P170">30</text:p></draw:ellipse><draw:ellipse draw:style-name="gr2" draw:text-style-name="P170" svg:width="0.2988in" svg:height="0.2642in" svg:x="5.2528in" svg:y="2.4567in"><text:p text:style-name="P170">26</text:p></draw:ellipse><draw:ellipse draw:style-name="gr2" draw:text-style-name="P170" svg:width="0.2996in" svg:height="0.2657in" svg:x="4.678in" svg:y="2.4354in"><text:p text:style-name="P170">20</text:p></draw:ellipse><draw:line draw:style-name="gr3" draw:text-style-name="P170" svg:x1="7.237in" svg:y1="2.4673in" svg:x2="7.2429in" svg:y2="2.0917in"><text:p/></draw:line><draw:line draw:style-name="gr3" draw:text-style-name="P170" svg:x1="2.9587in" svg:y1="2.4213in" svg:x2="2.9531in" svg:y2="1.8965in"><text:p/></draw:line><draw:line draw:style-name="gr3" draw:text-style-name="P170" svg:x1="3.5898in" svg:y1="2.4098in" svg:x2="3.5898in" svg:y2="1.8965in"><text:p/></draw:line><draw:line draw:style-name="gr3" draw:text-style-name="P170" svg:x1="4.2209in" svg:y1="2.4256in" svg:x2="4.2236in" svg:y2="1.1638in"><text:p/></draw:line><draw:line draw:style-name="gr3" draw:text-style-name="P170" svg:x1="4.8299in" svg:y1="2.4358in" svg:x2="4.8492in" svg:y2="0.4587in"><text:p/></draw:line><draw:line draw:style-name="gr3" draw:text-style-name="P170" svg:x1="5.4051in" svg:y1="2.4563in" svg:x2="5.411in" svg:y2="0.8067in"><text:p/></draw:line><draw:line draw:style-name="gr3" draw:text-style-name="P170" svg:x1="6.0421in" svg:y1="2.4622in" svg:x2="6.037in" svg:y2="1.5539in"><text:p/></draw:line><draw:line draw:style-name="gr3" draw:text-style-name="P170" svg:x1="6.6228in" svg:y1="2.4673in" svg:x2="6.6287in" svg:y2="2.0917in"><text:p/></draw:line><draw:line draw:style-name="gr3" draw:text-style-name="P170" svg:x1="6.6287in" svg:y1="2.0917in" svg:x2="7.2433in" svg:y2="2.0917in"><text:p/></draw:line><draw:line draw:style-name="gr3" draw:text-style-name="P170" svg:x1="2.9531in" svg:y1="1.8965in" svg:x2="3.5843in" svg:y2="1.8965in"><text:p/></draw:line><draw:line draw:style-name="gr4" draw:text-style-name="P170" svg:x1="3.2559in" svg:y1="1.8965in" svg:x2="3.2516in" svg:y2="1.1638in"><text:p text:style-name="P170">2</text:p><text:p text:style-name="P170"/></draw:line><draw:line draw:style-name="gr3" draw:text-style-name="P170" svg:x1="3.2512in" svg:y1="1.1642in" svg:x2="4.2232in" svg:y2="1.1642in"><text:p/></draw:line><draw:line draw:style-name="gr4" draw:text-style-name="P170" svg:x1="6.9091in" svg:y1="2.0917in" svg:x2="6.9091in" svg:y2="1.5539in"><text:p text:style-name="P170">1</text:p><text:p text:style-name="P170"/></draw:line><draw:line draw:style-name="gr3" draw:text-style-name="P170" svg:x1="6.9142in" svg:y1="1.5547in" svg:x2="6.037in" svg:y2="1.5547in"><text:p/></draw:line><draw:line draw:style-name="gr4" draw:text-style-name="P170" svg:x1="6.4732in" svg:y1="1.5543in" svg:x2="6.4783in" svg:y2="0.7972in"><text:p text:style-name="P170">2.5</text:p><text:p text:style-name="P170"/></draw:line><draw:line draw:style-name="gr3" draw:text-style-name="P170" svg:x1="6.4783in" svg:y1="0.7972in" svg:x2="5.411in" svg:y2="0.8067in"><text:p/></draw:line><draw:line draw:style-name="gr3" draw:text-style-name="P170" svg:x1="5.922in" svg:y1="0.4587in" svg:x2="4.8496in" svg:y2="0.4587in"><text:p/></draw:line><draw:line draw:style-name="gr4" draw:text-style-name="P170" svg:x1="5.9217in" svg:y1="0.8071in" svg:x2="5.9217in" svg:y2="0.4587in"><text:p text:style-name="P170">5.25</text:p><text:p text:style-name="P170"/></draw:line><draw:line draw:style-name="gr4" draw:text-style-name="P170" svg:x1="3.7378in" svg:y1="1.1638in" svg:x2="3.7429in" svg:y2="0.0575in"><text:p text:style-name="P170">3</text:p><text:p text:style-name="P170"/></draw:line><draw:line draw:style-name="gr4" draw:text-style-name="P170" svg:x1="5.3555in" svg:y1="0.4587in" svg:x2="5.3555in" svg:y2="0.0583in"><text:p text:style-name="P170">8.625</text:p><text:p text:style-name="P170"/></draw:line><draw:line draw:style-name="gr4" draw:text-style-name="P170" svg:x1="3.7374in" svg:y1="0.0575in" svg:x2="5.3559in" svg:y2="0.0579in"><text:p text:style-name="P170">15.8125</text:p><text:p text:style-name="P170"/></draw:line></draw:g></text:p>
      <text:p text:style-name="P35"/>
      <table:table table:name="Table24" table:style-name="Table24">
        <table:table-column table:style-name="Table24.A" table:number-columns-repeated="3"/>
        <table:table-row table:style-name="Table24.1">
          <table:table-cell table:style-name="Table24.A1" office:value-type="string">
            <text:p text:style-name="P169"/>
          </table:table-cell>
          <table:table-cell table:style-name="Table24.A1" office:value-type="string">
            <text:p text:style-name="P116">8.<text:span text:style-name="T16">5</text:span></text:p>
          </table:table-cell>
          <table:table-cell table:style-name="Table24.C1" office:value-type="string">
            <text:p text:style-name="P99">2<text:span text:style-name="T17">4.3125</text:span></text:p>
          </table:table-cell>
        </table:table-row>
        <table:table-row>
          <table:table-cell table:style-name="Table24.A2" office:value-type="string">
            <text:p text:style-name="P99">8.<text:span text:style-name="T16">5</text:span></text:p>
          </table:table-cell>
          <table:table-cell table:style-name="Table24.A2" office:value-type="string">
            <text:p text:style-name="P147">-</text:p>
          </table:table-cell>
          <table:table-cell table:style-name="Table24.C2" office:value-type="string">
            <text:p text:style-name="P163">15.8125</text:p>
          </table:table-cell>
        </table:table-row>
        <table:table-row>
          <table:table-cell table:style-name="Table24.A2" office:value-type="string">
            <text:p text:style-name="P100">2<text:span text:style-name="T17">4.3125</text:span></text:p>
          </table:table-cell>
          <table:table-cell table:style-name="Table24.A2" office:value-type="string">
            <text:p text:style-name="P163">15.8125</text:p>
          </table:table-cell>
          <table:table-cell table:style-name="Table24.C2" office:value-type="string">
            <text:p text:style-name="P125">-</text:p>
          </table:table-cell>
        </table:table-row>
      </table:table>
      <text:p text:style-name="P3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61619081388930" text:continue-numbering="true" text:style-name="L85">
        <text:list-header>
          <text:p text:style-name="P3"><text:soft-page-break/><text:span text:style-name="T4">2)</text:span></text:p>
        </text:list-header>
      </text:list>
      <text:list xml:id="list5192470492317732006" text:style-name="L81">
        <text:list-header>
          <text:p text:style-name="P1"><text:span text:style-name="T5">a)</text:span><text:span text:style-name="T7"> Clustering with Complete linkage in general is a little tricky to visualize or solve without a pencil and a paper, <text:s/>so It wouldn't be easy to follow and remember the distances between the clusters, and it </text:span><text:span text:style-name="T8">is</text:span><text:span text:style-name="T7"> highly unlikely to be the same after actually computing and applying the clustering algorithm </text:span><text:span text:style-name="T8">as follow </text:span></text:p>
        </text:list-header>
      </text:list>
      <text:p text:style-name="P6"/>
      <text:p text:style-name="P6"><draw:g text:anchor-type="paragraph" draw:z-index="2" draw:style-name="gr1"><draw:ellipse draw:style-name="gr5" draw:text-style-name="P170" svg:width="0.3886in" svg:height="0.3795in" svg:x="3.1244in" svg:y="1.6406in"><text:p text:style-name="P170">1.2</text:p></draw:ellipse><draw:g draw:style-name="gr6"><draw:ellipse draw:style-name="gr7" draw:text-style-name="P170" svg:width="0.3886in" svg:height="0.3795in" svg:x="3.9118in" svg:y="1.6406in"><text:p text:style-name="P170">4</text:p></draw:ellipse><draw:ellipse draw:style-name="gr7" draw:text-style-name="P170" svg:width="0.3886in" svg:height="0.3795in" svg:x="4.6996in" svg:y="1.6406in"><text:p text:style-name="P170">5.2</text:p></draw:ellipse><draw:ellipse draw:style-name="gr7" draw:text-style-name="P170" svg:width="0.3886in" svg:height="0.3795in" svg:x="5.487in" svg:y="1.6406in"><text:p text:style-name="P170">6</text:p></draw:ellipse><draw:ellipse draw:style-name="gr7" draw:text-style-name="P170" svg:width="0.3886in" svg:height="0.3795in" svg:x="6.2744in" svg:y="1.6406in"><text:p text:style-name="P170">6.9</text:p></draw:ellipse><draw:ellipse draw:style-name="gr7" draw:text-style-name="P170" svg:width="0.3886in" svg:height="0.3795in" svg:x="7.0618in" svg:y="1.6406in"><text:p text:style-name="P170">7.5</text:p></draw:ellipse><draw:line draw:style-name="gr3" draw:text-style-name="P170" svg:x1="7.2516in" svg:y1="1.6406in" svg:x2="7.2516in" svg:y2="1.1886in"><text:p/></draw:line><draw:line draw:style-name="gr3" draw:text-style-name="P170" svg:x1="6.4642in" svg:y1="1.6406in" svg:x2="6.4642in" svg:y2="1.1886in"><text:p/></draw:line><draw:line draw:style-name="gr3" draw:text-style-name="P170" svg:x1="6.4642in" svg:y1="1.1886in" svg:x2="7.2516in" svg:y2="1.1886in"><text:p/></draw:line><draw:line draw:style-name="gr3" draw:text-style-name="P170" svg:x1="5.689in" svg:y1="1.6402in" svg:x2="5.689in" svg:y2="1.0181in"><text:p/></draw:line><draw:line draw:style-name="gr3" draw:text-style-name="P170" svg:x1="4.9016in" svg:y1="1.6402in" svg:x2="4.9016in" svg:y2="1.0181in"><text:p/></draw:line><draw:line draw:style-name="gr3" draw:text-style-name="P170" svg:x1="5.689in" svg:y1="1.0181in" svg:x2="4.9016in" svg:y2="1.0181in"><text:p/></draw:line><draw:line draw:style-name="gr4" draw:text-style-name="P170" svg:x1="4.098in" svg:y1="1.6402in" svg:x2="4.098in" svg:y2="0.6299in"><text:p text:style-name="P170">2</text:p><text:p text:style-name="P170"/></draw:line><draw:line draw:style-name="gr4" draw:text-style-name="P170" svg:x1="5.2724in" svg:y1="1.0181in" svg:x2="5.2634in" svg:y2="0.6299in"><text:p text:style-name="P170">0.8</text:p><text:p text:style-name="P170"/></draw:line><draw:line draw:style-name="gr3" draw:text-style-name="P170" svg:x1="4.098in" svg:y1="0.6299in" svg:x2="5.2634in" svg:y2="0.6299in"><text:p/></draw:line><draw:line draw:style-name="gr4" draw:text-style-name="P170" svg:x1="4.6189in" svg:y1="0.2252in" svg:x2="4.6189in" svg:y2="0.6299in"><text:p text:style-name="P170"/></draw:line><draw:line draw:style-name="gr4" draw:text-style-name="P170" svg:x1="6.7972in" svg:y1="1.1886in" svg:x2="6.7972in" svg:y2="0.2252in"><text:p text:style-name="P170">0.6</text:p><text:p text:style-name="P170"/></draw:line><draw:line draw:style-name="gr4" draw:text-style-name="P170" svg:x1="6.7972in" svg:y1="0.235in" svg:x2="4.6189in" svg:y2="0.235in"><text:p text:style-name="P170"/></draw:line></draw:g></draw:g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20"/>
          </table:table-cell>
          <table:table-cell table:style-name="Table3.A1" office:value-type="string">
            <text:p text:style-name="P101">1.2</text:p>
          </table:table-cell>
          <table:table-cell table:style-name="Table3.A1" office:value-type="string">
            <text:p text:style-name="P101">4</text:p>
          </table:table-cell>
          <table:table-cell table:style-name="Table3.A1" office:value-type="string">
            <text:p text:style-name="P101">5.2</text:p>
          </table:table-cell>
          <table:table-cell table:style-name="Table3.A1" office:value-type="string">
            <text:p text:style-name="P101">6</text:p>
          </table:table-cell>
          <table:table-cell table:style-name="Table3.A1" office:value-type="string">
            <text:p text:style-name="P101">6.9</text:p>
          </table:table-cell>
          <table:table-cell table:style-name="Table3.G1" office:value-type="string">
            <text:p text:style-name="P101">7.5</text:p>
          </table:table-cell>
        </table:table-row>
        <table:table-row>
          <table:table-cell table:style-name="Table3.A2" office:value-type="string">
            <text:p text:style-name="P101">1.2</text:p>
          </table:table-cell>
          <table:table-cell table:style-name="Table3.A2" office:value-type="string">
            <text:p text:style-name="P120">-</text:p>
          </table:table-cell>
          <table:table-cell table:style-name="Table3.A2" office:value-type="string">
            <text:p text:style-name="P133"><text:span text:style-name="T18">2</text:span>.8</text:p>
          </table:table-cell>
          <table:table-cell table:style-name="Table3.A2" office:value-type="string">
            <text:p text:style-name="P128">4</text:p>
          </table:table-cell>
          <table:table-cell table:style-name="Table3.A2" office:value-type="string">
            <text:p text:style-name="P128"><text:span text:style-name="T18">4</text:span>.8</text:p>
          </table:table-cell>
          <table:table-cell table:style-name="Table3.A2" office:value-type="string">
            <text:p text:style-name="P128">5.7</text:p>
          </table:table-cell>
          <table:table-cell table:style-name="Table3.G2" office:value-type="string">
            <text:p text:style-name="P128">6.3</text:p>
          </table:table-cell>
        </table:table-row>
        <table:table-row>
          <table:table-cell table:style-name="Table3.A2" office:value-type="string">
            <text:p text:style-name="P101">4</text:p>
          </table:table-cell>
          <table:table-cell table:style-name="Table3.A2" office:value-type="string">
            <text:p text:style-name="P133"><text:span text:style-name="T18">2.</text:span>8</text:p>
          </table:table-cell>
          <table:table-cell table:style-name="Table3.A2" office:value-type="string">
            <text:p text:style-name="P120">-</text:p>
          </table:table-cell>
          <table:table-cell table:style-name="Table3.A2" office:value-type="string">
            <text:p text:style-name="P133">1.2</text:p>
          </table:table-cell>
          <table:table-cell table:style-name="Table3.A2" office:value-type="string">
            <text:p text:style-name="P128">2</text:p>
          </table:table-cell>
          <table:table-cell table:style-name="Table3.A2" office:value-type="string">
            <text:p text:style-name="P128">2.9</text:p>
          </table:table-cell>
          <table:table-cell table:style-name="Table3.G2" office:value-type="string">
            <text:p text:style-name="P128">3.5</text:p>
          </table:table-cell>
        </table:table-row>
        <table:table-row>
          <table:table-cell table:style-name="Table3.A2" office:value-type="string">
            <text:p text:style-name="P101">5.2</text:p>
          </table:table-cell>
          <table:table-cell table:style-name="Table3.A2" office:value-type="string">
            <text:p text:style-name="P128">4</text:p>
          </table:table-cell>
          <table:table-cell table:style-name="Table3.A2" office:value-type="string">
            <text:p text:style-name="P133">1.2</text:p>
          </table:table-cell>
          <table:table-cell table:style-name="Table3.A2" office:value-type="string">
            <text:p text:style-name="P120">-</text:p>
          </table:table-cell>
          <table:table-cell table:style-name="Table3.A2" office:value-type="string">
            <text:p text:style-name="P60"><text:span text:style-name="T11">0</text:span>.<text:span text:style-name="T11">8</text:span></text:p>
          </table:table-cell>
          <table:table-cell table:style-name="Table3.A2" office:value-type="string">
            <text:p text:style-name="P128">1.7</text:p>
          </table:table-cell>
          <table:table-cell table:style-name="Table3.G2" office:value-type="string">
            <text:p text:style-name="P128">2.3</text:p>
          </table:table-cell>
        </table:table-row>
        <table:table-row>
          <table:table-cell table:style-name="Table3.A2" office:value-type="string">
            <text:p text:style-name="P101">6</text:p>
          </table:table-cell>
          <table:table-cell table:style-name="Table3.A2" office:value-type="string">
            <text:p text:style-name="P128"><text:span text:style-name="T18">4</text:span>.8</text:p>
          </table:table-cell>
          <table:table-cell table:style-name="Table3.A2" office:value-type="string">
            <text:p text:style-name="P128">2</text:p>
          </table:table-cell>
          <table:table-cell table:style-name="Table3.A2" office:value-type="string">
            <text:p text:style-name="P128">0.8</text:p>
          </table:table-cell>
          <table:table-cell table:style-name="Table3.A2" office:value-type="string">
            <text:p text:style-name="P120">-</text:p>
          </table:table-cell>
          <table:table-cell table:style-name="Table3.A2" office:value-type="string">
            <text:p text:style-name="P128">0.9</text:p>
          </table:table-cell>
          <table:table-cell table:style-name="Table3.G2" office:value-type="string">
            <text:p text:style-name="P128">1.5</text:p>
          </table:table-cell>
        </table:table-row>
        <table:table-row>
          <table:table-cell table:style-name="Table3.A2" office:value-type="string">
            <text:p text:style-name="P101">6.9</text:p>
          </table:table-cell>
          <table:table-cell table:style-name="Table3.A2" office:value-type="string">
            <text:p text:style-name="P128">5.7</text:p>
          </table:table-cell>
          <table:table-cell table:style-name="Table3.A2" office:value-type="string">
            <text:p text:style-name="P128">2.9</text:p>
          </table:table-cell>
          <table:table-cell table:style-name="Table3.A2" office:value-type="string">
            <text:p text:style-name="P128">1.7</text:p>
          </table:table-cell>
          <table:table-cell table:style-name="Table3.A2" office:value-type="string">
            <text:p text:style-name="P128">0.9</text:p>
          </table:table-cell>
          <table:table-cell table:style-name="Table3.A2" office:value-type="string">
            <text:p text:style-name="P120">-</text:p>
          </table:table-cell>
          <table:table-cell table:style-name="Table3.G2" office:value-type="string">
            <text:p text:style-name="P81">0.6</text:p>
          </table:table-cell>
        </table:table-row>
        <table:table-row table:style-name="Table3.7">
          <table:table-cell table:style-name="Table3.A2" office:value-type="string">
            <text:p text:style-name="P101">7.5</text:p>
          </table:table-cell>
          <table:table-cell table:style-name="Table3.A2" office:value-type="string">
            <text:p text:style-name="P128">6.3</text:p>
          </table:table-cell>
          <table:table-cell table:style-name="Table3.A2" office:value-type="string">
            <text:p text:style-name="P128">3.5</text:p>
          </table:table-cell>
          <table:table-cell table:style-name="Table3.A2" office:value-type="string">
            <text:p text:style-name="P128">2.3</text:p>
          </table:table-cell>
          <table:table-cell table:style-name="Table3.A2" office:value-type="string">
            <text:p text:style-name="P128">1.5</text:p>
          </table:table-cell>
          <table:table-cell table:style-name="Table3.A2" office:value-type="string">
            <text:p text:style-name="P81">0.6</text:p>
          </table:table-cell>
          <table:table-cell table:style-name="Table3.G2" office:value-type="string">
            <text:p text:style-name="P120">-</text:p>
          </table:table-cell>
        </table:table-row>
      </table:table>
      <text:p text:style-name="P8"><text:span text:style-name="T9"><text:tab/> <text:s text:c="3"/></text:span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8"/>
            <text:p text:style-name="P11"/>
            <table:table table:name="Table28" table:style-name="Table28">
              <table:table-column table:style-name="Table28.A"/>
              <table:table-column table:style-name="Table28.B" table:number-columns-repeated="4"/>
              <table:table-column table:style-name="Table28.A"/>
              <table:table-row>
                <table:table-cell table:style-name="Table28.A1" office:value-type="string">
                  <text:p text:style-name="P126"/>
                </table:table-cell>
                <table:table-cell table:style-name="Table28.A1" office:value-type="string">
                  <text:p text:style-name="P102">1.2</text:p>
                </table:table-cell>
                <table:table-cell table:style-name="Table28.A1" office:value-type="string">
                  <text:p text:style-name="P102">4</text:p>
                </table:table-cell>
                <table:table-cell table:style-name="Table28.A1" office:value-type="string">
                  <text:p text:style-name="P102">5.2</text:p>
                </table:table-cell>
                <table:table-cell table:style-name="Table28.A1" office:value-type="string">
                  <text:p text:style-name="P102">6</text:p>
                </table:table-cell>
                <table:table-cell table:style-name="Table28.F1" office:value-type="string">
                  <text:p text:style-name="P118">6.9|7.5</text:p>
                </table:table-cell>
              </table:table-row>
              <table:table-row>
                <table:table-cell table:style-name="Table28.A2" office:value-type="string">
                  <text:p text:style-name="P102">1.2</text:p>
                </table:table-cell>
                <table:table-cell table:style-name="Table28.A2" office:value-type="string">
                  <text:p text:style-name="P126">-</text:p>
                </table:table-cell>
                <table:table-cell table:style-name="Table28.A2" office:value-type="string">
                  <text:p text:style-name="P138"><text:span text:style-name="T18">2</text:span>.8</text:p>
                </table:table-cell>
                <table:table-cell table:style-name="Table28.A2" office:value-type="string">
                  <text:p text:style-name="P131">4</text:p>
                </table:table-cell>
                <table:table-cell table:style-name="Table28.A2" office:value-type="string">
                  <text:p text:style-name="P131"><text:span text:style-name="T18">4.</text:span>8</text:p>
                </table:table-cell>
                <table:table-cell table:style-name="Table28.F2" office:value-type="string">
                  <text:p text:style-name="P164">6.3</text:p>
                </table:table-cell>
              </table:table-row>
              <table:table-row>
                <table:table-cell table:style-name="Table28.A2" office:value-type="string">
                  <text:p text:style-name="P102">4</text:p>
                </table:table-cell>
                <table:table-cell table:style-name="Table28.A2" office:value-type="string">
                  <text:p text:style-name="P138"><text:span text:style-name="T18">2</text:span>.8</text:p>
                </table:table-cell>
                <table:table-cell table:style-name="Table28.A2" office:value-type="string">
                  <text:p text:style-name="P126">-</text:p>
                </table:table-cell>
                <table:table-cell table:style-name="Table28.A2" office:value-type="string">
                  <text:p text:style-name="P138">1.2</text:p>
                </table:table-cell>
                <table:table-cell table:style-name="Table28.A2" office:value-type="string">
                  <text:p text:style-name="P131">2</text:p>
                </table:table-cell>
                <table:table-cell table:style-name="Table28.F2" office:value-type="string">
                  <text:p text:style-name="P164">3.5</text:p>
                </table:table-cell>
              </table:table-row>
              <table:table-row>
                <table:table-cell table:style-name="Table28.A2" office:value-type="string">
                  <text:p text:style-name="P102">5.2</text:p>
                </table:table-cell>
                <table:table-cell table:style-name="Table28.A2" office:value-type="string">
                  <text:p text:style-name="P131">4</text:p>
                </table:table-cell>
                <table:table-cell table:style-name="Table28.A2" office:value-type="string">
                  <text:p text:style-name="P138">1.2</text:p>
                </table:table-cell>
                <table:table-cell table:style-name="Table28.A2" office:value-type="string">
                  <text:p text:style-name="P126">-</text:p>
                </table:table-cell>
                <table:table-cell table:style-name="Table28.A2" office:value-type="string">
                  <text:p text:style-name="P80"><text:span text:style-name="T11">0</text:span>.<text:span text:style-name="T11">8</text:span></text:p>
                </table:table-cell>
                <table:table-cell table:style-name="Table28.F2" office:value-type="string">
                  <text:p text:style-name="P164">2.3</text:p>
                </table:table-cell>
              </table:table-row>
              <table:table-row>
                <table:table-cell table:style-name="Table28.A2" office:value-type="string">
                  <text:p text:style-name="P102">6</text:p>
                </table:table-cell>
                <table:table-cell table:style-name="Table28.A2" office:value-type="string">
                  <text:p text:style-name="P131"><text:span text:style-name="T18">4.</text:span>8</text:p>
                </table:table-cell>
                <table:table-cell table:style-name="Table28.A2" office:value-type="string">
                  <text:p text:style-name="P131">2</text:p>
                </table:table-cell>
                <table:table-cell table:style-name="Table28.A2" office:value-type="string">
                  <text:p text:style-name="P84">0.8</text:p>
                </table:table-cell>
                <table:table-cell table:style-name="Table28.A2" office:value-type="string">
                  <text:p text:style-name="P126">-</text:p>
                </table:table-cell>
                <table:table-cell table:style-name="Table28.F2" office:value-type="string">
                  <text:p text:style-name="P164">1.5</text:p>
                </table:table-cell>
              </table:table-row>
              <table:table-row>
                <table:table-cell table:style-name="Table28.A2" office:value-type="string">
                  <text:p text:style-name="P118">6.9|7.5</text:p>
                </table:table-cell>
                <table:table-cell table:style-name="Table28.A2" office:value-type="string">
                  <text:p text:style-name="P164">6.3</text:p>
                </table:table-cell>
                <table:table-cell table:style-name="Table28.A2" office:value-type="string">
                  <text:p text:style-name="P164">3.5</text:p>
                </table:table-cell>
                <table:table-cell table:style-name="Table28.A2" office:value-type="string">
                  <text:p text:style-name="P164">2.3</text:p>
                </table:table-cell>
                <table:table-cell table:style-name="Table28.A2" office:value-type="string">
                  <text:p text:style-name="P164">1.5</text:p>
                </table:table-cell>
                <table:table-cell table:style-name="Table28.F2" office:value-type="string">
                  <text:p text:style-name="P126">-</text:p>
                </table:table-cell>
              </table:table-row>
            </table:table>
            <text:p text:style-name="P9"/>
          </table:table-cell>
          <table:table-cell table:style-name="Table27.B1" office:value-type="string">
            <text:p text:style-name="P9"><text:span text:style-name="T9"><text:tab/> <text:s text:c="4"/></text:span></text:p>
            <table:table table:name="Table25" table:style-name="Table25">
              <table:table-column table:style-name="Table25.A"/>
              <table:table-column table:style-name="Table25.B" table:number-columns-repeated="3"/>
              <table:table-column table:style-name="Table25.A"/>
              <table:table-row>
                <table:table-cell table:style-name="Table25.A1" office:value-type="string">
                  <text:p text:style-name="P126"/>
                </table:table-cell>
                <table:table-cell table:style-name="Table25.A1" office:value-type="string">
                  <text:p text:style-name="P102">1.2</text:p>
                </table:table-cell>
                <table:table-cell table:style-name="Table25.A1" office:value-type="string">
                  <text:p text:style-name="P102">4</text:p>
                </table:table-cell>
                <table:table-cell table:style-name="Table25.A1" office:value-type="string">
                  <text:p text:style-name="P102">5.2<text:span text:style-name="T18">|6</text:span></text:p>
                </table:table-cell>
                <table:table-cell table:style-name="Table25.E1" office:value-type="string">
                  <text:p text:style-name="P102"><text:span text:style-name="T17">6.9|7.5</text:span></text:p>
                </table:table-cell>
              </table:table-row>
              <table:table-row>
                <table:table-cell table:style-name="Table25.A2" office:value-type="string">
                  <text:p text:style-name="P102">1.2</text:p>
                </table:table-cell>
                <table:table-cell table:style-name="Table25.A2" office:value-type="string">
                  <text:p text:style-name="P126">-</text:p>
                </table:table-cell>
                <table:table-cell table:style-name="Table25.A2" office:value-type="string">
                  <text:p text:style-name="P138"><text:span text:style-name="T18">2</text:span>.8</text:p>
                </table:table-cell>
                <table:table-cell table:style-name="Table25.A2" office:value-type="string">
                  <text:p text:style-name="P131"><text:span text:style-name="T18">4</text:span>.8</text:p>
                </table:table-cell>
                <table:table-cell table:style-name="Table25.E2" office:value-type="string">
                  <text:p text:style-name="P164">6.3</text:p>
                </table:table-cell>
              </table:table-row>
              <table:table-row>
                <table:table-cell table:style-name="Table25.A2" office:value-type="string">
                  <text:p text:style-name="P102">4</text:p>
                </table:table-cell>
                <table:table-cell table:style-name="Table25.A2" office:value-type="string">
                  <text:p text:style-name="P138"><text:span text:style-name="T18">2</text:span>.8</text:p>
                </table:table-cell>
                <table:table-cell table:style-name="Table25.A2" office:value-type="string">
                  <text:p text:style-name="P126">-</text:p>
                </table:table-cell>
                <table:table-cell table:style-name="Table25.A2" office:value-type="string">
                  <text:p text:style-name="P93">2</text:p>
                </table:table-cell>
                <table:table-cell table:style-name="Table25.E2" office:value-type="string">
                  <text:p text:style-name="P164">3.5</text:p>
                </table:table-cell>
              </table:table-row>
              <table:table-row table:style-name="Table25.4">
                <table:table-cell table:style-name="Table25.A2" office:value-type="string">
                  <text:p text:style-name="P102">5.2<text:span text:style-name="T18">|6</text:span></text:p>
                </table:table-cell>
                <table:table-cell table:style-name="Table25.A2" office:value-type="string">
                  <text:p text:style-name="P131"><text:span text:style-name="T18">4</text:span>.8</text:p>
                </table:table-cell>
                <table:table-cell table:style-name="Table25.A2" office:value-type="string">
                  <text:p text:style-name="P93">2</text:p>
                </table:table-cell>
                <table:table-cell table:style-name="Table25.A2" office:value-type="string">
                  <text:p text:style-name="P126">-</text:p>
                </table:table-cell>
                <table:table-cell table:style-name="Table25.E2" office:value-type="string">
                  <text:p text:style-name="P148">2.3</text:p>
                </table:table-cell>
              </table:table-row>
              <table:table-row>
                <table:table-cell table:style-name="Table25.A2" office:value-type="string">
                  <text:p text:style-name="P102"><text:span text:style-name="T17">6.9|7.5</text:span></text:p>
                </table:table-cell>
                <table:table-cell table:style-name="Table25.A2" office:value-type="string">
                  <text:p text:style-name="P164">6.3</text:p>
                </table:table-cell>
                <table:table-cell table:style-name="Table25.A2" office:value-type="string">
                  <text:p text:style-name="P164">3.5</text:p>
                </table:table-cell>
                <table:table-cell table:style-name="Table25.A2" office:value-type="string">
                  <text:p text:style-name="P148">2.3</text:p>
                </table:table-cell>
                <table:table-cell table:style-name="Table25.E2" office:value-type="string">
                  <text:p text:style-name="P126">-</text:p>
                </table:table-cell>
              </table:table-row>
            </table:table>
            <text:p text:style-name="P50"/>
          </table:table-cell>
        </table:table-row>
      </table:table>
      <text:p text:style-name="P9"><text:span text:style-name="T5"><text:tab/></text:span></text:p>
      <text:p text:style-name="P9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8"/>
            <text:p text:style-name="P11"/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column table:style-name="Table30.D"/>
              <table:table-row>
                <table:table-cell table:style-name="Table30.A1" office:value-type="string">
                  <text:p text:style-name="P126"/>
                </table:table-cell>
                <table:table-cell table:style-name="Table30.A1" office:value-type="string">
                  <text:p text:style-name="P102">1.2</text:p>
                </table:table-cell>
                <table:table-cell table:style-name="Table30.A1" office:value-type="string">
                  <text:p text:style-name="P102"><text:span text:style-name="T18">4|</text:span>5.2</text:p>
                </table:table-cell>
                <table:table-cell table:style-name="Table30.D1" office:value-type="string">
                  <text:p text:style-name="P103"><text:span text:style-name="T17">6.9|7.5</text:span></text:p>
                </table:table-cell>
              </table:table-row>
              <table:table-row>
                <table:table-cell table:style-name="Table30.A2" office:value-type="string">
                  <text:p text:style-name="P102">1.2</text:p>
                </table:table-cell>
                <table:table-cell table:style-name="Table30.A2" office:value-type="string">
                  <text:p text:style-name="P126">-</text:p>
                </table:table-cell>
                <table:table-cell table:style-name="Table30.A2" office:value-type="string">
                  <text:p text:style-name="P131">4</text:p>
                </table:table-cell>
                <table:table-cell table:style-name="Table30.D2" office:value-type="string">
                  <text:p text:style-name="P164">6.3</text:p>
                </table:table-cell>
              </table:table-row>
              <table:table-row>
                <table:table-cell table:style-name="Table30.A2" office:value-type="string">
                  <text:p text:style-name="P102">5.2<text:span text:style-name="T18">|4</text:span></text:p>
                </table:table-cell>
                <table:table-cell table:style-name="Table30.A2" office:value-type="string">
                  <text:p text:style-name="P131">4</text:p>
                </table:table-cell>
                <table:table-cell table:style-name="Table30.A2" office:value-type="string">
                  <text:p text:style-name="P126">-</text:p>
                </table:table-cell>
                <table:table-cell table:style-name="Table30.D2" office:value-type="string">
                  <text:p text:style-name="P93">3.5</text:p>
                </table:table-cell>
              </table:table-row>
              <table:table-row>
                <table:table-cell table:style-name="Table30.A2" office:value-type="string">
                  <text:p text:style-name="P102"><text:span text:style-name="T17">6.9|7.5</text:span></text:p>
                </table:table-cell>
                <table:table-cell table:style-name="Table30.A2" office:value-type="string">
                  <text:p text:style-name="P164">6.3</text:p>
                </table:table-cell>
                <table:table-cell table:style-name="Table30.A2" office:value-type="string">
                  <text:p text:style-name="P93">3.5</text:p>
                </table:table-cell>
                <table:table-cell table:style-name="Table30.D2" office:value-type="string">
                  <text:p text:style-name="P102">-</text:p>
                </table:table-cell>
              </table:table-row>
            </table:table>
            <text:p text:style-name="P9"/>
          </table:table-cell>
          <table:table-cell table:style-name="Table26.B1" office:value-type="string">
            <text:p text:style-name="P9"><text:span text:style-name="T9"><text:tab/> <text:s text:c="4"/></text:span></text:p>
            <text:p text:style-name="P51"/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row>
                <table:table-cell table:style-name="Table29.A1" office:value-type="string">
                  <text:p text:style-name="P127"/>
                </table:table-cell>
                <table:table-cell table:style-name="Table29.A1" office:value-type="string">
                  <text:p text:style-name="P103"><text:span text:style-name="T19">1</text:span>.2</text:p>
                </table:table-cell>
                <table:table-cell table:style-name="Table29.C1" office:value-type="string">
                  <text:p text:style-name="P103"><text:span text:style-name="T18">4|</text:span>5.2<text:span text:style-name="T19">|6.9|7.5</text:span></text:p>
                </table:table-cell>
              </table:table-row>
              <table:table-row>
                <table:table-cell table:style-name="Table29.A2" office:value-type="string">
                  <text:p text:style-name="P103">1.2</text:p>
                </table:table-cell>
                <table:table-cell table:style-name="Table29.A2" office:value-type="string">
                  <text:p text:style-name="P132">-</text:p>
                </table:table-cell>
                <table:table-cell table:style-name="Table29.C2" office:value-type="string">
                  <text:p text:style-name="P164">6.3</text:p>
                </table:table-cell>
              </table:table-row>
              <table:table-row table:style-name="Table29.3">
                <table:table-cell table:style-name="Table29.A2" office:value-type="string">
                  <text:p text:style-name="P103"><text:span text:style-name="T18">4|</text:span>5.2<text:span text:style-name="T19">|6.9|7.5</text:span></text:p>
                </table:table-cell>
                <table:table-cell table:style-name="Table29.A2" office:value-type="string">
                  <text:p text:style-name="P165">6.3</text:p>
                </table:table-cell>
                <table:table-cell table:style-name="Table29.C2" office:value-type="string">
                  <text:p text:style-name="P93">-</text:p>
                </table:table-cell>
              </table:table-row>
            </table:table>
            <text:p text:style-name="P49"/>
          </table:table-cell>
        </table:table-row>
      </table:table>
      <text:p text:style-name="P9"><text:span text:style-name="T5"><text:tab/> <text:s text:c="12"/></text:span></text:p>
      <text:p text:style-name="P7"><text:s text:c="13"/><text:span text:style-name="T9">b)</text:span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3882in" fo:margin-right="0.3799in" fo:border="0.06pt solid #000000" fo:padding="0.0201in" style:shadow="none" fo:background-color="#ffffcc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Endnote" style:page-layout-name="Mpm7"/>
    <style:master-page style:name="Landscape" style:page-layout-name="Mpm8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9:35:30.426825156</meta:creation-date>
    <dc:date>2016-05-13T16:16:17.210057131</dc:date>
    <meta:editing-duration>PT20H25M30S</meta:editing-duration>
    <meta:editing-cycles>9</meta:editing-cycles>
    <meta:generator>LibreOffice/4.2.8.2$Linux_x86 LibreOffice_project/420m0$Build-2</meta:generator>
    <meta:document-statistic meta:table-count="30" meta:image-count="0" meta:object-count="0" meta:page-count="5" meta:paragraph-count="829" meta:word-count="895" meta:character-count="2364" meta:non-whitespace-character-count="2170"/>
  </office:meta>
</office:document-meta>
</file>